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37.02mm" svg:y="6.05mm">
            <draw:object draw:notify-on-update-of-ranges="Sheet1.C2:Sheet1.C226 Sheet1.D2:Sheet1.D2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4.48mm" svg:y="104.59mm">
            <draw:object draw:notify-on-update-of-ranges="Sheet1.G24:Sheet1.G248 Sheet1.H24:Sheet1.H2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52.73mm" svg:y="4.97mm">
            <draw:object draw:notify-on-update-of-ranges="Sheet1.R2:Sheet1.R226 Sheet1.S2:Sheet1.S2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542.76mm" svg:y="100.07mm">
            <draw:object draw:notify-on-update-of-ranges="Sheet1.V24:Sheet1.V248 Sheet1.W24:Sheet1.W2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835.84mm" svg:y="8.97mm">
            <draw:object draw:notify-on-update-of-ranges="Sheet1.AH3:Sheet1.AH227 Sheet1.AI3:Sheet1.AI2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915.13mm" svg:y="104.05mm">
            <draw:object draw:notify-on-update-of-ranges="Sheet1.AL24:Sheet1.AL248 Sheet1.AM24:Sheet1.AM24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196.81mm" svg:y="15.07mm">
            <draw:object draw:notify-on-update-of-ranges="Sheet1.AX4:Sheet1.AX228 Sheet1.AY4:Sheet1.AY22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column table:style-name="co1" table:default-cell-style-name="ce2"/>
        <table:table-column table:style-name="co1" table:number-columns-repeated="15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Default"/>
          <table:table-cell table:number-columns-repeated="14"/>
          <table:table-cell table:style-name="Default"/>
          <table:table-cell table:number-columns-repeated="1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24896" calcext:value-type="float">
            <text:p>-24896</text:p>
          </table:table-cell>
          <table:table-cell office:value-type="float" office:value="-39" calcext:value-type="float">
            <text:p>-39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23807" calcext:value-type="float">
            <text:p>-23807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1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24644" calcext:value-type="float">
            <text:p>-24644</text:p>
          </table:table-cell>
          <table:table-cell office:value-type="float" office:value="-39" calcext:value-type="float">
            <text:p>-39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23837" calcext:value-type="float">
            <text:p>-23837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8963" calcext:value-type="float">
            <text:p>-18963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24234" calcext:value-type="float">
            <text:p>-24234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23643" calcext:value-type="float">
            <text:p>-23643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18709" calcext:value-type="float">
            <text:p>-18709</text:p>
          </table:table-cell>
          <table:table-cell office:value-type="float" office:value="-29" calcext:value-type="float">
            <text:p>-29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28731" calcext:value-type="float">
            <text:p>-28731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23986" calcext:value-type="float">
            <text:p>-23986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23170" calcext:value-type="float">
            <text:p>-23170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8500" calcext:value-type="float">
            <text:p>-18500</text:p>
          </table:table-cell>
          <table:table-cell office:value-type="float" office:value="-29" calcext:value-type="float">
            <text:p>-29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28479" calcext:value-type="float">
            <text:p>-28479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24129" calcext:value-type="float">
            <text:p>-24129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23314" calcext:value-type="float">
            <text:p>-23314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18240" calcext:value-type="float">
            <text:p>-18240</text:p>
          </table:table-cell>
          <table:table-cell office:value-type="float" office:value="-29" calcext:value-type="float">
            <text:p>-29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28287" calcext:value-type="float">
            <text:p>-28287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23900" calcext:value-type="float">
            <text:p>-23900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23092" calcext:value-type="float">
            <text:p>-23092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17859" calcext:value-type="float">
            <text:p>-17859</text:p>
          </table:table-cell>
          <table:table-cell office:value-type="float" office:value="-28" calcext:value-type="float">
            <text:p>-28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27836" calcext:value-type="float">
            <text:p>-27836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-23450" calcext:value-type="float">
            <text:p>-23450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-22895" calcext:value-type="float">
            <text:p>-22895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17585" calcext:value-type="float">
            <text:p>-17585</text:p>
          </table:table-cell>
          <table:table-cell office:value-type="float" office:value="-28" calcext:value-type="float">
            <text:p>-28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27947" calcext:value-type="float">
            <text:p>-27947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23207" calcext:value-type="float">
            <text:p>-23207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22403" calcext:value-type="float">
            <text:p>-22403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-17385" calcext:value-type="float">
            <text:p>-17385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27728" calcext:value-type="float">
            <text:p>-27728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23204" calcext:value-type="float">
            <text:p>-23204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22648" calcext:value-type="float">
            <text:p>-22648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17067" calcext:value-type="float">
            <text:p>-17067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-27288" calcext:value-type="float">
            <text:p>-27288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22988" calcext:value-type="float">
            <text:p>-22988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22162" calcext:value-type="float">
            <text:p>-22162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17062" calcext:value-type="float">
            <text:p>-17062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27038" calcext:value-type="float">
            <text:p>-27038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/>
          <table:table-cell office:value-type="string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-23051" calcext:value-type="float">
            <text:p>-23051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-21966" calcext:value-type="float">
            <text:p>-21966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16790" calcext:value-type="float">
            <text:p>-16790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27028" calcext:value-type="float">
            <text:p>-27028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/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office:value-type="float" office:value="-22811" calcext:value-type="float">
            <text:p>-22811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office:value-type="float" office:value="-21718" calcext:value-type="float">
            <text:p>-21718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-16603" calcext:value-type="float">
            <text:p>-16603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26808" calcext:value-type="float">
            <text:p>-26808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/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float" office:value="-22439" calcext:value-type="float">
            <text:p>-22439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float" office:value="-21875" calcext:value-type="float">
            <text:p>-21875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office:value-type="float" office:value="-16310" calcext:value-type="float">
            <text:p>-16310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-26894" calcext:value-type="float">
            <text:p>-26894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office:value-type="float" office:value="-22179" calcext:value-type="float">
            <text:p>-22179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office:value-type="float" office:value="-21630" calcext:value-type="float">
            <text:p>-21630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float" office:value="-16413" calcext:value-type="float">
            <text:p>-16413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office:value-type="float" office:value="-26654" calcext:value-type="float">
            <text:p>-26654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float" office:value="-21966" calcext:value-type="float">
            <text:p>-21966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float" office:value="-21159" calcext:value-type="float">
            <text:p>-21159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office:value-type="float" office:value="-16134" calcext:value-type="float">
            <text:p>-16134</text:p>
          </table:table-cell>
          <table:table-cell office:value-type="float" office:value="-25" calcext:value-type="float">
            <text:p>-25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float" office:value="-26287" calcext:value-type="float">
            <text:p>-26287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/>
          <table:table-cell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office:value-type="float" office:value="-21736" calcext:value-type="float">
            <text:p>-21736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office:value-type="float" office:value="-20905" calcext:value-type="float">
            <text:p>-20905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float" office:value="-15901" calcext:value-type="float">
            <text:p>-15901</text:p>
          </table:table-cell>
          <table:table-cell office:value-type="float" office:value="-25" calcext:value-type="float">
            <text:p>-25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office:value-type="float" office:value="-26037" calcext:value-type="float">
            <text:p>-26037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21876" calcext:value-type="float">
            <text:p>-21876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21034" calcext:value-type="float">
            <text:p>-21034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office:value-type="float" office:value="-15340" calcext:value-type="float">
            <text:p>-15340</text:p>
          </table:table-cell>
          <table:table-cell office:value-type="float" office:value="-24" calcext:value-type="float">
            <text:p>-24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float" office:value="-26133" calcext:value-type="float">
            <text:p>-26133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-21605" calcext:value-type="float">
            <text:p>-21605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-20786" calcext:value-type="float">
            <text:p>-20786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15474" calcext:value-type="float">
            <text:p>-15474</text:p>
          </table:table-cell>
          <table:table-cell office:value-type="float" office:value="-24" calcext:value-type="float">
            <text:p>-24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office:value-type="float" office:value="-25873" calcext:value-type="float">
            <text:p>-25873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-21154" calcext:value-type="float">
            <text:p>-21154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-20584" calcext:value-type="float">
            <text:p>-20584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-15146" calcext:value-type="float">
            <text:p>-15146</text:p>
          </table:table-cell>
          <table:table-cell office:value-type="float" office:value="-24" calcext:value-type="float">
            <text:p>-24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25525" calcext:value-type="float">
            <text:p>-25525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-20897" calcext:value-type="float">
            <text:p>-20897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-20311" calcext:value-type="float">
            <text:p>-20311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-14920" calcext:value-type="float">
            <text:p>-14920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-25322" calcext:value-type="float">
            <text:p>-25322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21025" calcext:value-type="float">
            <text:p>-21025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9954" calcext:value-type="float">
            <text:p>-19954</text:p>
          </table:table-cell>
          <table:table-cell office:value-type="float" office:value="-31" calcext:value-type="float">
            <text:p>-31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-14604" calcext:value-type="float">
            <text:p>-14604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-25374" calcext:value-type="float">
            <text:p>-25374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-20745" calcext:value-type="float">
            <text:p>-20745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-19671" calcext:value-type="float">
            <text:p>-19671</text:p>
          </table:table-cell>
          <table:table-cell office:value-type="float" office:value="-31" calcext:value-type="float">
            <text:p>-31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4458" calcext:value-type="float">
            <text:p>-14458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-25135" calcext:value-type="float">
            <text:p>-25135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20536" calcext:value-type="float">
            <text:p>-20536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1351" calcext:value-type="float">
            <text:p>-21351</text:p>
          </table:table-cell>
          <table:table-cell office:value-type="percentage" office:value="-0.34" calcext:value-type="percentage">
            <text:p>-34.00%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19429" calcext:value-type="float">
            <text:p>-19429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5077" calcext:value-type="float">
            <text:p>-15077</text:p>
          </table:table-cell>
          <table:table-cell office:value-type="percentage" office:value="-0.24" calcext:value-type="percentage">
            <text:p>-24.00%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-14134" calcext:value-type="float">
            <text:p>-14134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6886" calcext:value-type="float">
            <text:p>-26886</text:p>
          </table:table-cell>
          <table:table-cell office:value-type="percentage" office:value="-0.43" calcext:value-type="percentage">
            <text:p>-43.00%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24709" calcext:value-type="float">
            <text:p>-24709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-20266" calcext:value-type="float">
            <text:p>-20266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21098" calcext:value-type="float">
            <text:p>-21098</text:p>
          </table:table-cell>
          <table:table-cell office:value-type="percentage" office:value="-0.33" calcext:value-type="percentage">
            <text:p>-33.00%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-19158" calcext:value-type="float">
            <text:p>-1915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14802" calcext:value-type="float">
            <text:p>-14802</text:p>
          </table:table-cell>
          <table:table-cell office:value-type="percentage" office:value="-0.23" calcext:value-type="percentage">
            <text:p>-23.00%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13854" calcext:value-type="float">
            <text:p>-13854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27009" calcext:value-type="float">
            <text:p>-27009</text:p>
          </table:table-cell>
          <table:table-cell office:value-type="percentage" office:value="-0.43" calcext:value-type="percentage">
            <text:p>-43.00%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-24487" calcext:value-type="float">
            <text:p>-24487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-20272" calcext:value-type="float">
            <text:p>-20272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20923" calcext:value-type="float">
            <text:p>-20923</text:p>
          </table:table-cell>
          <table:table-cell office:value-type="percentage" office:value="-0.33" calcext:value-type="percentage">
            <text:p>-33.00%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-19136" calcext:value-type="float">
            <text:p>-19136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14560" calcext:value-type="float">
            <text:p>-14560</text:p>
          </table:table-cell>
          <table:table-cell office:value-type="percentage" office:value="-0.23" calcext:value-type="percentage">
            <text:p>-23.00%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-13312" calcext:value-type="float">
            <text:p>-13312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26913" calcext:value-type="float">
            <text:p>-26913</text:p>
          </table:table-cell>
          <table:table-cell office:value-type="percentage" office:value="-0.43" calcext:value-type="percentage">
            <text:p>-43.00%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24299" calcext:value-type="float">
            <text:p>-24299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-19982" calcext:value-type="float">
            <text:p>-19982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20691" calcext:value-type="float">
            <text:p>-20691</text:p>
          </table:table-cell>
          <table:table-cell office:value-type="percentage" office:value="-0.33" calcext:value-type="percentage">
            <text:p>-33.00%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-18848" calcext:value-type="float">
            <text:p>-1884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14296" calcext:value-type="float">
            <text:p>-14296</text:p>
          </table:table-cell>
          <table:table-cell office:value-type="percentage" office:value="-0.22" calcext:value-type="percentage">
            <text:p>-22.00%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-13291" calcext:value-type="float">
            <text:p>-13291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26655" calcext:value-type="float">
            <text:p>-26655</text:p>
          </table:table-cell>
          <table:table-cell office:value-type="percentage" office:value="-0.42" calcext:value-type="percentage">
            <text:p>-42.00%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-24038" calcext:value-type="float">
            <text:p>-24038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/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office:value-type="float" office:value="-19718" calcext:value-type="float">
            <text:p>-19718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20593" calcext:value-type="float">
            <text:p>-20593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office:value-type="float" office:value="-18609" calcext:value-type="float">
            <text:p>-18609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14175" calcext:value-type="float">
            <text:p>-14175</text:p>
          </table:table-cell>
          <table:table-cell office:value-type="percentage" office:value="-0.22" calcext:value-type="percentage">
            <text:p>-22.00%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-12972" calcext:value-type="float">
            <text:p>-12972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26568" calcext:value-type="float">
            <text:p>-26568</text:p>
          </table:table-cell>
          <table:table-cell office:value-type="percentage" office:value="-0.42" calcext:value-type="percentage">
            <text:p>-42.00%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-24327" calcext:value-type="float">
            <text:p>-24327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/>
          <table:table-cell office:value-type="string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float" office:value="-19480" calcext:value-type="float">
            <text:p>-19480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20343" calcext:value-type="float">
            <text:p>-20343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float" office:value="-18544" calcext:value-type="float">
            <text:p>-18544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13874" calcext:value-type="float">
            <text:p>-13874</text:p>
          </table:table-cell>
          <table:table-cell office:value-type="percentage" office:value="-0.22" calcext:value-type="percentage">
            <text:p>-22.00%</text:p>
          </table:table-cell>
          <table:table-cell table:number-columns-repeated="8"/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office:value-type="float" office:value="-12711" calcext:value-type="float">
            <text:p>-12711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26356" calcext:value-type="float">
            <text:p>-26356</text:p>
          </table:table-cell>
          <table:table-cell office:value-type="percentage" office:value="-0.42" calcext:value-type="percentage">
            <text:p>-42.00%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-23805" calcext:value-type="float">
            <text:p>-23805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/>
          <table:table-cell office:value-type="string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office:value-type="float" office:value="-19086" calcext:value-type="float">
            <text:p>-19086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20153" calcext:value-type="float">
            <text:p>-20153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office:value-type="float" office:value="-18176" calcext:value-type="float">
            <text:p>-18176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13644" calcext:value-type="float">
            <text:p>-13644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string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float" office:value="-12621" calcext:value-type="float">
            <text:p>-12621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26170" calcext:value-type="float">
            <text:p>-26170</text:p>
          </table:table-cell>
          <table:table-cell office:value-type="percentage" office:value="-0.41" calcext:value-type="percentage">
            <text:p>-41.00%</text:p>
          </table:table-cell>
          <table:table-cell table:number-columns-repeated="8"/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office:value-type="float" office:value="-23850" calcext:value-type="float">
            <text:p>-23850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office:value-type="float" office:value="-19035" calcext:value-type="float">
            <text:p>-19035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0058" calcext:value-type="float">
            <text:p>-20058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office:value-type="float" office:value="-17885" calcext:value-type="float">
            <text:p>-17885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13350" calcext:value-type="float">
            <text:p>-13350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string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office:value-type="float" office:value="-12191" calcext:value-type="float">
            <text:p>-12191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5932" calcext:value-type="float">
            <text:p>-25932</text:p>
          </table:table-cell>
          <table:table-cell office:value-type="percentage" office:value="-0.41" calcext:value-type="percentage">
            <text:p>-41.00%</text:p>
          </table:table-cell>
          <table:table-cell table:number-columns-repeated="8"/>
          <table:table-cell office:value-type="string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float" office:value="-23592" calcext:value-type="float">
            <text:p>-2359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/>
          <table:table-cell office:value-type="string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office:value-type="float" office:value="-18798" calcext:value-type="float">
            <text:p>-1879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0091" calcext:value-type="float">
            <text:p>-20091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office:value-type="float" office:value="-17598" calcext:value-type="float">
            <text:p>-17598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3370" calcext:value-type="float">
            <text:p>-13370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string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office:value-type="float" office:value="-12089" calcext:value-type="float">
            <text:p>-12089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5930" calcext:value-type="float">
            <text:p>-25930</text:p>
          </table:table-cell>
          <table:table-cell office:value-type="percentage" office:value="-0.41" calcext:value-type="percentage">
            <text:p>-41.00%</text:p>
          </table:table-cell>
          <table:table-cell table:number-columns-repeated="8"/>
          <table:table-cell office:value-type="string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office:value-type="float" office:value="-23190" calcext:value-type="float">
            <text:p>-23190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/>
          <table:table-cell office:value-type="string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float" office:value="-18498" calcext:value-type="float">
            <text:p>-18498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9702" calcext:value-type="float">
            <text:p>-19702</text:p>
          </table:table-cell>
          <table:table-cell office:value-type="percentage" office:value="-0.31" calcext:value-type="percentage">
            <text:p>-31.00%</text:p>
          </table:table-cell>
          <table:table-cell table:number-columns-repeated="7"/>
          <table:table-cell office:value-type="string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float" office:value="-17301" calcext:value-type="float">
            <text:p>-17301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3077" calcext:value-type="float">
            <text:p>-13077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string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office:value-type="float" office:value="-11821" calcext:value-type="float">
            <text:p>-11821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25700" calcext:value-type="float">
            <text:p>-25700</text:p>
          </table:table-cell>
          <table:table-cell office:value-type="percentage" office:value="-0.41" calcext:value-type="percentage">
            <text:p>-41.00%</text:p>
          </table:table-cell>
          <table:table-cell table:number-columns-repeated="8"/>
          <table:table-cell office:value-type="string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office:value-type="float" office:value="-22921" calcext:value-type="float">
            <text:p>-22921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18105" calcext:value-type="float">
            <text:p>-18105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9485" calcext:value-type="float">
            <text:p>-19485</text:p>
          </table:table-cell>
          <table:table-cell office:value-type="percentage" office:value="-0.31" calcext:value-type="percentage">
            <text:p>-31.00%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17112" calcext:value-type="float">
            <text:p>-17112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2827" calcext:value-type="float">
            <text:p>-12827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string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float" office:value="-11186" calcext:value-type="float">
            <text:p>-11186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25524" calcext:value-type="float">
            <text:p>-25524</text:p>
          </table:table-cell>
          <table:table-cell office:value-type="percentage" office:value="-0.4" calcext:value-type="percentage">
            <text:p>-40.00%</text:p>
          </table:table-cell>
          <table:table-cell table:number-columns-repeated="8"/>
          <table:table-cell office:value-type="string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office:value-type="float" office:value="-22694" calcext:value-type="float">
            <text:p>-22694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-17838" calcext:value-type="float">
            <text:p>-17838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19228" calcext:value-type="float">
            <text:p>-19228</text:p>
          </table:table-cell>
          <table:table-cell office:value-type="percentage" office:value="-0.3" calcext:value-type="percentage">
            <text:p>-30.00%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-16797" calcext:value-type="float">
            <text:p>-16797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12538" calcext:value-type="float">
            <text:p>-12538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11268" calcext:value-type="float">
            <text:p>-11268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25282" calcext:value-type="float">
            <text:p>-25282</text:p>
          </table:table-cell>
          <table:table-cell office:value-type="percentage" office:value="-0.4" calcext:value-type="percentage">
            <text:p>-40.00%</text:p>
          </table:table-cell>
          <table:table-cell table:number-columns-repeated="8"/>
          <table:table-cell office:value-type="string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float" office:value="-22431" calcext:value-type="float">
            <text:p>-22431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17593" calcext:value-type="float">
            <text:p>-17593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9109" calcext:value-type="float">
            <text:p>-19109</text:p>
          </table:table-cell>
          <table:table-cell office:value-type="percentage" office:value="-0.3" calcext:value-type="percentage">
            <text:p>-30.00%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16536" calcext:value-type="float">
            <text:p>-16536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2425" calcext:value-type="float">
            <text:p>-12425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-10634" calcext:value-type="float">
            <text:p>-10634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25205" calcext:value-type="float">
            <text:p>-25205</text:p>
          </table:table-cell>
          <table:table-cell office:value-type="percentage" office:value="-0.4" calcext:value-type="percentage">
            <text:p>-40.00%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22555" calcext:value-type="float">
            <text:p>-22555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-17531" calcext:value-type="float">
            <text:p>-17531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8870" calcext:value-type="float">
            <text:p>-18870</text:p>
          </table:table-cell>
          <table:table-cell office:value-type="percentage" office:value="-0.3" calcext:value-type="percentage">
            <text:p>-30.00%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-16483" calcext:value-type="float">
            <text:p>-16483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2112" calcext:value-type="float">
            <text:p>-12112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10612" calcext:value-type="float">
            <text:p>-10612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24975" calcext:value-type="float">
            <text:p>-24975</text:p>
          </table:table-cell>
          <table:table-cell office:value-type="percentage" office:value="-0.39" calcext:value-type="percentage">
            <text:p>-39.00%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-22289" calcext:value-type="float">
            <text:p>-22289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-17111" calcext:value-type="float">
            <text:p>-17111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8637" calcext:value-type="float">
            <text:p>-18637</text:p>
          </table:table-cell>
          <table:table-cell office:value-type="percentage" office:value="-0.29" calcext:value-type="percentage">
            <text:p>-29.00%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-16077" calcext:value-type="float">
            <text:p>-16077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1860" calcext:value-type="float">
            <text:p>-11860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-9979" calcext:value-type="float">
            <text:p>-9979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24754" calcext:value-type="float">
            <text:p>-24754</text:p>
          </table:table-cell>
          <table:table-cell office:value-type="percentage" office:value="-0.39" calcext:value-type="percentage">
            <text:p>-39.00%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22060" calcext:value-type="float">
            <text:p>-22060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17017" calcext:value-type="float">
            <text:p>-17017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18481" calcext:value-type="float">
            <text:p>-18481</text:p>
          </table:table-cell>
          <table:table-cell office:value-type="percentage" office:value="-0.29" calcext:value-type="percentage">
            <text:p>-29.00%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15753" calcext:value-type="float">
            <text:p>-15753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11558" calcext:value-type="float">
            <text:p>-11558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-10052" calcext:value-type="float">
            <text:p>-10052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24519" calcext:value-type="float">
            <text:p>-24519</text:p>
          </table:table-cell>
          <table:table-cell office:value-type="percentage" office:value="-0.39" calcext:value-type="percentage">
            <text:p>-39.00%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-21776" calcext:value-type="float">
            <text:p>-21776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6516" calcext:value-type="float">
            <text:p>-16516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18242" calcext:value-type="float">
            <text:p>-18242</text:p>
          </table:table-cell>
          <table:table-cell office:value-type="percentage" office:value="-0.29" calcext:value-type="percentage">
            <text:p>-29.00%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5733" calcext:value-type="float">
            <text:p>-15733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11406" calcext:value-type="float">
            <text:p>-11406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9411" calcext:value-type="float">
            <text:p>-941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4447" calcext:value-type="float">
            <text:p>-24447</text:p>
          </table:table-cell>
          <table:table-cell office:value-type="percentage" office:value="-0.39" calcext:value-type="percentage">
            <text:p>-39.00%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-21383" calcext:value-type="float">
            <text:p>-21383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16449" calcext:value-type="float">
            <text:p>-164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17969" calcext:value-type="float">
            <text:p>-17969</text:p>
          </table:table-cell>
          <table:table-cell office:value-type="percentage" office:value="-0.28" calcext:value-type="percentage">
            <text:p>-28.00%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15404" calcext:value-type="float">
            <text:p>-15404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11091" calcext:value-type="float">
            <text:p>-11091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9124" calcext:value-type="float">
            <text:p>-912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24216" calcext:value-type="float">
            <text:p>-24216</text:p>
          </table:table-cell>
          <table:table-cell office:value-type="percentage" office:value="-0.38" calcext:value-type="percentage">
            <text:p>-38.00%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21346" calcext:value-type="float">
            <text:p>-21346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-16453" calcext:value-type="float">
            <text:p>-16453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8041" calcext:value-type="float">
            <text:p>-18041</text:p>
          </table:table-cell>
          <table:table-cell office:value-type="percentage" office:value="-0.28" calcext:value-type="percentage">
            <text:p>-28.00%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-15411" calcext:value-type="float">
            <text:p>-15411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0851" calcext:value-type="float">
            <text:p>-10851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8698" calcext:value-type="float">
            <text:p>-8698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24030" calcext:value-type="float">
            <text:p>-24030</text:p>
          </table:table-cell>
          <table:table-cell office:value-type="percentage" office:value="-0.38" calcext:value-type="percentage">
            <text:p>-38.00%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20891" calcext:value-type="float">
            <text:p>-2089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-15854" calcext:value-type="float">
            <text:p>-15854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17756" calcext:value-type="float">
            <text:p>-17756</text:p>
          </table:table-cell>
          <table:table-cell office:value-type="percentage" office:value="-0.28" calcext:value-type="percentage">
            <text:p>-28.00%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-14814" calcext:value-type="float">
            <text:p>-14814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10514" calcext:value-type="float">
            <text:p>-10514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-8983" calcext:value-type="float">
            <text:p>-8983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23837" calcext:value-type="float">
            <text:p>-23837</text:p>
          </table:table-cell>
          <table:table-cell office:value-type="percentage" office:value="-0.38" calcext:value-type="percentage">
            <text:p>-38.00%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20830" calcext:value-type="float">
            <text:p>-20830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/>
          <table:table-cell office:value-type="string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office:value-type="float" office:value="-15569" calcext:value-type="float">
            <text:p>-15569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7334" calcext:value-type="float">
            <text:p>-17334</text:p>
          </table:table-cell>
          <table:table-cell office:value-type="percentage" office:value="-0.27" calcext:value-type="percentage">
            <text:p>-27.00%</text:p>
          </table:table-cell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office:value-type="float" office:value="-14522" calcext:value-type="float">
            <text:p>-14522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0387" calcext:value-type="float">
            <text:p>-10387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-8560" calcext:value-type="float">
            <text:p>-856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23691" calcext:value-type="float">
            <text:p>-23691</text:p>
          </table:table-cell>
          <table:table-cell office:value-type="percentage" office:value="-0.37" calcext:value-type="percentage">
            <text:p>-37.00%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-20834" calcext:value-type="float">
            <text:p>-2083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/>
          <table:table-cell office:value-type="string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float" office:value="-15473" calcext:value-type="float">
            <text:p>-15473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17059" calcext:value-type="float">
            <text:p>-17059</text:p>
          </table:table-cell>
          <table:table-cell office:value-type="percentage" office:value="-0.27" calcext:value-type="percentage">
            <text:p>-27.00%</text:p>
          </table:table-cell>
          <table:table-cell table:number-columns-repeated="7"/>
          <table:table-cell office:value-type="string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float" office:value="-14421" calcext:value-type="float">
            <text:p>-14421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10033" calcext:value-type="float">
            <text:p>-10033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office:value-type="float" office:value="-8242" calcext:value-type="float">
            <text:p>-824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23412" calcext:value-type="float">
            <text:p>-23412</text:p>
          </table:table-cell>
          <table:table-cell office:value-type="percentage" office:value="-0.37" calcext:value-type="percentage">
            <text:p>-37.00%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-20515" calcext:value-type="float">
            <text:p>-20515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/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float" office:value="-15005" calcext:value-type="float">
            <text:p>-15005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16847" calcext:value-type="float">
            <text:p>-16847</text:p>
          </table:table-cell>
          <table:table-cell office:value-type="percentage" office:value="-0.26" calcext:value-type="percentage">
            <text:p>-26.00%</text:p>
          </table:table-cell>
          <table:table-cell table:number-columns-repeated="7"/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float" office:value="-13980" calcext:value-type="float">
            <text:p>-13980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9770" calcext:value-type="float">
            <text:p>-9770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float" office:value="-7807" calcext:value-type="float">
            <text:p>-7807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23199" calcext:value-type="float">
            <text:p>-23199</text:p>
          </table:table-cell>
          <table:table-cell office:value-type="percentage" office:value="-0.37" calcext:value-type="percentage">
            <text:p>-37.00%</text:p>
          </table:table-cell>
          <table:table-cell table:number-columns-repeated="8"/>
          <table:table-cell office:value-type="string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office:value-type="float" office:value="-20271" calcext:value-type="float">
            <text:p>-20271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/>
          <table:table-cell office:value-type="string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float" office:value="-14948" calcext:value-type="float">
            <text:p>-14948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16542" calcext:value-type="float">
            <text:p>-16542</text:p>
          </table:table-cell>
          <table:table-cell office:value-type="percentage" office:value="-0.26" calcext:value-type="percentage">
            <text:p>-26.00%</text:p>
          </table:table-cell>
          <table:table-cell table:number-columns-repeated="7"/>
          <table:table-cell office:value-type="string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float" office:value="-13885" calcext:value-type="float">
            <text:p>-13885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9445" calcext:value-type="float">
            <text:p>-9445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float" office:value="-7340" calcext:value-type="float">
            <text:p>-7340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22970" calcext:value-type="float">
            <text:p>-22970</text:p>
          </table:table-cell>
          <table:table-cell office:value-type="percentage" office:value="-0.36" calcext:value-type="percentage">
            <text:p>-36.00%</text:p>
          </table:table-cell>
          <table:table-cell table:number-columns-repeated="8"/>
          <table:table-cell office:value-type="string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float" office:value="-19969" calcext:value-type="float">
            <text:p>-19969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/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float" office:value="-14664" calcext:value-type="float">
            <text:p>-14664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16565" calcext:value-type="float">
            <text:p>-16565</text:p>
          </table:table-cell>
          <table:table-cell office:value-type="percentage" office:value="-0.26" calcext:value-type="percentage">
            <text:p>-26.00%</text:p>
          </table:table-cell>
          <table:table-cell table:number-columns-repeated="7"/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float" office:value="-13297" calcext:value-type="float">
            <text:p>-13297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9455" calcext:value-type="float">
            <text:p>-9455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float" office:value="-7213" calcext:value-type="float">
            <text:p>-7213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23011" calcext:value-type="float">
            <text:p>-23011</text:p>
          </table:table-cell>
          <table:table-cell office:value-type="percentage" office:value="-0.36" calcext:value-type="percentage">
            <text:p>-36.00%</text:p>
          </table:table-cell>
          <table:table-cell table:number-columns-repeated="8"/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float" office:value="-19837" calcext:value-type="float">
            <text:p>-19837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/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float" office:value="-14032" calcext:value-type="float">
            <text:p>-14032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16344" calcext:value-type="float">
            <text:p>-16344</text:p>
          </table:table-cell>
          <table:table-cell office:value-type="percentage" office:value="-0.26" calcext:value-type="percentage">
            <text:p>-26.00%</text:p>
          </table:table-cell>
          <table:table-cell table:number-columns-repeated="7"/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float" office:value="-12952" calcext:value-type="float">
            <text:p>-12952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9125" calcext:value-type="float">
            <text:p>-9125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float" office:value="-6587" calcext:value-type="float">
            <text:p>-6587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22736" calcext:value-type="float">
            <text:p>-22736</text:p>
          </table:table-cell>
          <table:table-cell office:value-type="percentage" office:value="-0.36" calcext:value-type="percentage">
            <text:p>-36.00%</text:p>
          </table:table-cell>
          <table:table-cell table:number-columns-repeated="8"/>
          <table:table-cell office:value-type="string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float" office:value="-19506" calcext:value-type="float">
            <text:p>-19506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-13954" calcext:value-type="float">
            <text:p>-13954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16207" calcext:value-type="float">
            <text:p>-16207</text:p>
          </table:table-cell>
          <table:table-cell office:value-type="percentage" office:value="-0.25" calcext:value-type="percentage">
            <text:p>-25.00%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-13114" calcext:value-type="float">
            <text:p>-13114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8790" calcext:value-type="float">
            <text:p>-8790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float" office:value="-6452" calcext:value-type="float">
            <text:p>-645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22532" calcext:value-type="float">
            <text:p>-22532</text:p>
          </table:table-cell>
          <table:table-cell office:value-type="percentage" office:value="-0.36" calcext:value-type="percentage">
            <text:p>-36.00%</text:p>
          </table:table-cell>
          <table:table-cell table:number-columns-repeated="8"/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float" office:value="-19265" calcext:value-type="float">
            <text:p>-19265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-13857" calcext:value-type="float">
            <text:p>-13857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15748" calcext:value-type="float">
            <text:p>-15748</text:p>
          </table:table-cell>
          <table:table-cell office:value-type="percentage" office:value="-0.25" calcext:value-type="percentage">
            <text:p>-25.00%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-12478" calcext:value-type="float">
            <text:p>-12478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8447" calcext:value-type="float">
            <text:p>-8447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-6045" calcext:value-type="float">
            <text:p>-604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22268" calcext:value-type="float">
            <text:p>-22268</text:p>
          </table:table-cell>
          <table:table-cell office:value-type="percentage" office:value="-0.35" calcext:value-type="percentage">
            <text:p>-35.00%</text:p>
          </table:table-cell>
          <table:table-cell table:number-columns-repeated="8"/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float" office:value="-18652" calcext:value-type="float">
            <text:p>-18652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-13292" calcext:value-type="float">
            <text:p>-13292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15804" calcext:value-type="float">
            <text:p>-15804</text:p>
          </table:table-cell>
          <table:table-cell office:value-type="percentage" office:value="-0.25" calcext:value-type="percentage">
            <text:p>-25.00%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-12393" calcext:value-type="float">
            <text:p>-12393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8312" calcext:value-type="float">
            <text:p>-8312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-5599" calcext:value-type="float">
            <text:p>-5599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22144" calcext:value-type="float">
            <text:p>-22144</text:p>
          </table:table-cell>
          <table:table-cell office:value-type="percentage" office:value="-0.35" calcext:value-type="percentage">
            <text:p>-35.00%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-18657" calcext:value-type="float">
            <text:p>-1865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-13159" calcext:value-type="float">
            <text:p>-13159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15538" calcext:value-type="float">
            <text:p>-15538</text:p>
          </table:table-cell>
          <table:table-cell office:value-type="percentage" office:value="-0.24" calcext:value-type="percentage">
            <text:p>-24.00%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-11736" calcext:value-type="float">
            <text:p>-11736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7960" calcext:value-type="float">
            <text:p>-7960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-5276" calcext:value-type="float">
            <text:p>-5276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21911" calcext:value-type="float">
            <text:p>-21911</text:p>
          </table:table-cell>
          <table:table-cell office:value-type="percentage" office:value="-0.35" calcext:value-type="percentage">
            <text:p>-35.00%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-18522" calcext:value-type="float">
            <text:p>-18522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-12696" calcext:value-type="float">
            <text:p>-12696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15017" calcext:value-type="float">
            <text:p>-15017</text:p>
          </table:table-cell>
          <table:table-cell office:value-type="percentage" office:value="-0.24" calcext:value-type="percentage">
            <text:p>-24.00%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-11810" calcext:value-type="float">
            <text:p>-11810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7687" calcext:value-type="float">
            <text:p>-7687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-4775" calcext:value-type="float">
            <text:p>-4775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21655" calcext:value-type="float">
            <text:p>-21655</text:p>
          </table:table-cell>
          <table:table-cell office:value-type="percentage" office:value="-0.34" calcext:value-type="percentage">
            <text:p>-34.00%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-18285" calcext:value-type="float">
            <text:p>-18285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-12564" calcext:value-type="float">
            <text:p>-12564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15030" calcext:value-type="float">
            <text:p>-15030</text:p>
          </table:table-cell>
          <table:table-cell office:value-type="percentage" office:value="-0.24" calcext:value-type="percentage">
            <text:p>-24.00%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-11166" calcext:value-type="float">
            <text:p>-11166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7315" calcext:value-type="float">
            <text:p>-7315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-4563" calcext:value-type="float">
            <text:p>-4563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21398" calcext:value-type="float">
            <text:p>-21398</text:p>
          </table:table-cell>
          <table:table-cell office:value-type="percentage" office:value="-0.34" calcext:value-type="percentage">
            <text:p>-34.00%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-17651" calcext:value-type="float">
            <text:p>-17651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-11982" calcext:value-type="float">
            <text:p>-11982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14466" calcext:value-type="float">
            <text:p>-14466</text:p>
          </table:table-cell>
          <table:table-cell office:value-type="percentage" office:value="-0.23" calcext:value-type="percentage">
            <text:p>-23.00%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-11068" calcext:value-type="float">
            <text:p>-11068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7089" calcext:value-type="float">
            <text:p>-7089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-4358" calcext:value-type="float">
            <text:p>-4358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21218" calcext:value-type="float">
            <text:p>-21218</text:p>
          </table:table-cell>
          <table:table-cell office:value-type="percentage" office:value="-0.33" calcext:value-type="percentage">
            <text:p>-33.00%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-17774" calcext:value-type="float">
            <text:p>-17774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-11828" calcext:value-type="float">
            <text:p>-11828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-14154" calcext:value-type="float">
            <text:p>-14154</text:p>
          </table:table-cell>
          <table:table-cell office:value-type="percentage" office:value="-0.22" calcext:value-type="percentage">
            <text:p>-22.00%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-10387" calcext:value-type="float">
            <text:p>-10387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-6687" calcext:value-type="float">
            <text:p>-6687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-3947" calcext:value-type="float">
            <text:p>-3947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-20927" calcext:value-type="float">
            <text:p>-20927</text:p>
          </table:table-cell>
          <table:table-cell office:value-type="percentage" office:value="-0.33" calcext:value-type="percentage">
            <text:p>-33.00%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-17409" calcext:value-type="float">
            <text:p>-17409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11828" calcext:value-type="float">
            <text:p>-11828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13924" calcext:value-type="float">
            <text:p>-13924</text:p>
          </table:table-cell>
          <table:table-cell office:value-type="percentage" office:value="-0.22" calcext:value-type="percentage">
            <text:p>-22.00%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10376" calcext:value-type="float">
            <text:p>-10376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6376" calcext:value-type="float">
            <text:p>-6376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-3249" calcext:value-type="float">
            <text:p>-3249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20693" calcext:value-type="float">
            <text:p>-20693</text:p>
          </table:table-cell>
          <table:table-cell office:value-type="percentage" office:value="-0.33" calcext:value-type="percentage">
            <text:p>-33.00%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-16878" calcext:value-type="float">
            <text:p>-16878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-11151" calcext:value-type="float">
            <text:p>-11151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13555" calcext:value-type="float">
            <text:p>-13555</text:p>
          </table:table-cell>
          <table:table-cell office:value-type="percentage" office:value="-0.21" calcext:value-type="percentage">
            <text:p>-21.00%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-9977" calcext:value-type="float">
            <text:p>-9977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5984" calcext:value-type="float">
            <text:p>-5984</text:p>
          </table:table-cell>
          <table:table-cell office:value-type="percentage" office:value="-0.09" calcext:value-type="percentage">
            <text:p>-9.00%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3204" calcext:value-type="float">
            <text:p>-3204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20464" calcext:value-type="float">
            <text:p>-20464</text:p>
          </table:table-cell>
          <table:table-cell office:value-type="percentage" office:value="-0.32" calcext:value-type="percentage">
            <text:p>-32.00%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-16768" calcext:value-type="float">
            <text:p>-1676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/>
          <table:table-cell office:value-type="string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office:value-type="float" office:value="-11066" calcext:value-type="float">
            <text:p>-11066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13559" calcext:value-type="float">
            <text:p>-13559</text:p>
          </table:table-cell>
          <table:table-cell office:value-type="percentage" office:value="-0.21" calcext:value-type="percentage">
            <text:p>-21.00%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office:value-type="float" office:value="-9603" calcext:value-type="float">
            <text:p>-9603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5842" calcext:value-type="float">
            <text:p>-5842</text:p>
          </table:table-cell>
          <table:table-cell office:value-type="percentage" office:value="-0.09" calcext:value-type="percentage">
            <text:p>-9.00%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-2704" calcext:value-type="float">
            <text:p>-2704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20315" calcext:value-type="float">
            <text:p>-20315</text:p>
          </table:table-cell>
          <table:table-cell office:value-type="percentage" office:value="-0.32" calcext:value-type="percentage">
            <text:p>-32.00%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16741" calcext:value-type="float">
            <text:p>-16741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/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float" office:value="-10380" calcext:value-type="float">
            <text:p>-10380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13061" calcext:value-type="float">
            <text:p>-13061</text:p>
          </table:table-cell>
          <table:table-cell office:value-type="percentage" office:value="-0.2" calcext:value-type="percentage">
            <text:p>-20.00%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float" office:value="-9161" calcext:value-type="float">
            <text:p>-916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5415" calcext:value-type="float">
            <text:p>-5415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string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office:value-type="float" office:value="-2624" calcext:value-type="float">
            <text:p>-2624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20040" calcext:value-type="float">
            <text:p>-20040</text:p>
          </table:table-cell>
          <table:table-cell office:value-type="percentage" office:value="-0.32" calcext:value-type="percentage">
            <text:p>-32.00%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-16127" calcext:value-type="float">
            <text:p>-1612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/>
          <table:table-cell office:value-type="string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float" office:value="-10344" calcext:value-type="float">
            <text:p>-10344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12798" calcext:value-type="float">
            <text:p>-12798</text:p>
          </table:table-cell>
          <table:table-cell office:value-type="percentage" office:value="-0.2" calcext:value-type="percentage">
            <text:p>-20.00%</text:p>
          </table:table-cell>
          <table:table-cell table:number-columns-repeated="7"/>
          <table:table-cell office:value-type="string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float" office:value="-9225" calcext:value-type="float">
            <text:p>-9225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5110" calcext:value-type="float">
            <text:p>-5110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float" office:value="-2094" calcext:value-type="float">
            <text:p>-209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19799" calcext:value-type="float">
            <text:p>-19799</text:p>
          </table:table-cell>
          <table:table-cell office:value-type="percentage" office:value="-0.31" calcext:value-type="percentage">
            <text:p>-31.00%</text:p>
          </table:table-cell>
          <table:table-cell table:number-columns-repeated="8"/>
          <table:table-cell office:value-type="string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office:value-type="float" office:value="-15811" calcext:value-type="float">
            <text:p>-15811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office:value-type="float" office:value="-9720" calcext:value-type="float">
            <text:p>-972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12448" calcext:value-type="float">
            <text:p>-12448</text:p>
          </table:table-cell>
          <table:table-cell office:value-type="percentage" office:value="-0.19" calcext:value-type="percentage">
            <text:p>-19.00%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office:value-type="float" office:value="-8763" calcext:value-type="float">
            <text:p>-8763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4714" calcext:value-type="float">
            <text:p>-4714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office:value-type="string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float" office:value="-1849" calcext:value-type="float">
            <text:p>-1849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19523" calcext:value-type="float">
            <text:p>-19523</text:p>
          </table:table-cell>
          <table:table-cell office:value-type="percentage" office:value="-0.31" calcext:value-type="percentage">
            <text:p>-31.00%</text:p>
          </table:table-cell>
          <table:table-cell table:number-columns-repeated="8"/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float" office:value="-15676" calcext:value-type="float">
            <text:p>-1567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office:value-type="float" office:value="-9362" calcext:value-type="float">
            <text:p>-9362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12510" calcext:value-type="float">
            <text:p>-12510</text:p>
          </table:table-cell>
          <table:table-cell office:value-type="percentage" office:value="-0.2" calcext:value-type="percentage">
            <text:p>-20.00%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office:value-type="float" office:value="-8151" calcext:value-type="float">
            <text:p>-8151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4728" calcext:value-type="float">
            <text:p>-4728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office:value-type="string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office:value-type="float" office:value="-1318" calcext:value-type="float">
            <text:p>-1318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19567" calcext:value-type="float">
            <text:p>-19567</text:p>
          </table:table-cell>
          <table:table-cell office:value-type="percentage" office:value="-0.31" calcext:value-type="percentage">
            <text:p>-31.00%</text:p>
          </table:table-cell>
          <table:table-cell table:number-columns-repeated="8"/>
          <table:table-cell office:value-type="string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float" office:value="-15252" calcext:value-type="float">
            <text:p>-15252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string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float" office:value="-8902" calcext:value-type="float">
            <text:p>-8902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12166" calcext:value-type="float">
            <text:p>-12166</text:p>
          </table:table-cell>
          <table:table-cell office:value-type="percentage" office:value="-0.19" calcext:value-type="percentage">
            <text:p>-19.00%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float" office:value="-7660" calcext:value-type="float">
            <text:p>-766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4354" calcext:value-type="float">
            <text:p>-4354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office:value-type="float" office:value="-887" calcext:value-type="float">
            <text:p>-88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19203" calcext:value-type="float">
            <text:p>-19203</text:p>
          </table:table-cell>
          <table:table-cell office:value-type="percentage" office:value="-0.3" calcext:value-type="percentage">
            <text:p>-30.00%</text:p>
          </table:table-cell>
          <table:table-cell table:number-columns-repeated="8"/>
          <table:table-cell office:value-type="string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office:value-type="float" office:value="-15127" calcext:value-type="float">
            <text:p>-15127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-9059" calcext:value-type="float">
            <text:p>-9059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11863" calcext:value-type="float">
            <text:p>-11863</text:p>
          </table:table-cell>
          <table:table-cell office:value-type="percentage" office:value="-0.18" calcext:value-type="percentage">
            <text:p>-18.00%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-7769" calcext:value-type="float">
            <text:p>-7769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3993" calcext:value-type="float">
            <text:p>-3993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float" office:value="-375" calcext:value-type="float">
            <text:p>-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18966" calcext:value-type="float">
            <text:p>-18966</text:p>
          </table:table-cell>
          <table:table-cell office:value-type="percentage" office:value="-0.3" calcext:value-type="percentage">
            <text:p>-30.00%</text:p>
          </table:table-cell>
          <table:table-cell table:number-columns-repeated="8"/>
          <table:table-cell office:value-type="string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office:value-type="float" office:value="-14533" calcext:value-type="float">
            <text:p>-14533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-8333" calcext:value-type="float">
            <text:p>-833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11500" calcext:value-type="float">
            <text:p>-11500</text:p>
          </table:table-cell>
          <table:table-cell office:value-type="percentage" office:value="-0.18" calcext:value-type="percentage">
            <text:p>-18.00%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-7281" calcext:value-type="float">
            <text:p>-7281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3513" calcext:value-type="float">
            <text:p>-3513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18691" calcext:value-type="float">
            <text:p>-18691</text:p>
          </table:table-cell>
          <table:table-cell office:value-type="percentage" office:value="-0.29" calcext:value-type="percentage">
            <text:p>-29.00%</text:p>
          </table:table-cell>
          <table:table-cell table:number-columns-repeated="8"/>
          <table:table-cell office:value-type="string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float" office:value="-14394" calcext:value-type="float">
            <text:p>-1439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-8210" calcext:value-type="float">
            <text:p>-821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11324" calcext:value-type="float">
            <text:p>-11324</text:p>
          </table:table-cell>
          <table:table-cell office:value-type="percentage" office:value="-0.18" calcext:value-type="percentage">
            <text:p>-18.00%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-6641" calcext:value-type="float">
            <text:p>-664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3382" calcext:value-type="float">
            <text:p>-3382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18545" calcext:value-type="float">
            <text:p>-18545</text:p>
          </table:table-cell>
          <table:table-cell office:value-type="percentage" office:value="-0.29" calcext:value-type="percentage">
            <text:p>-29.00%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-14056" calcext:value-type="float">
            <text:p>-14056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-7716" calcext:value-type="float">
            <text:p>-771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11002" calcext:value-type="float">
            <text:p>-11002</text:p>
          </table:table-cell>
          <table:table-cell office:value-type="percentage" office:value="-0.17" calcext:value-type="percentage">
            <text:p>-17.00%</text:p>
          </table:table-cell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-6410" calcext:value-type="float">
            <text:p>-641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2929" calcext:value-type="float">
            <text:p>-2929</text:p>
          </table:table-cell>
          <table:table-cell office:value-type="percentage" office:value="-0.04" calcext:value-type="percentage">
            <text:p>-4.00%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18262" calcext:value-type="float">
            <text:p>-18262</text:p>
          </table:table-cell>
          <table:table-cell office:value-type="percentage" office:value="-0.29" calcext:value-type="percentage">
            <text:p>-29.00%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-13908" calcext:value-type="float">
            <text:p>-13908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-7491" calcext:value-type="float">
            <text:p>-7491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10686" calcext:value-type="float">
            <text:p>-10686</text:p>
          </table:table-cell>
          <table:table-cell office:value-type="percentage" office:value="-0.17" calcext:value-type="percentage">
            <text:p>-17.00%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-6168" calcext:value-type="float">
            <text:p>-6168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2568" calcext:value-type="float">
            <text:p>-2568</text:p>
          </table:table-cell>
          <table:table-cell office:value-type="percentage" office:value="-0.04" calcext:value-type="percentage">
            <text:p>-4.00%</text:p>
          </table:table-cell>
          <table:table-cell table:number-columns-repeated="8"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17987" calcext:value-type="float">
            <text:p>-17987</text:p>
          </table:table-cell>
          <table:table-cell office:value-type="percentage" office:value="-0.28" calcext:value-type="percentage">
            <text:p>-28.00%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-13307" calcext:value-type="float">
            <text:p>-1330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-6976" calcext:value-type="float">
            <text:p>-697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10657" calcext:value-type="float">
            <text:p>-10657</text:p>
          </table:table-cell>
          <table:table-cell office:value-type="percentage" office:value="-0.17" calcext:value-type="percentage">
            <text:p>-17.00%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-5679" calcext:value-type="float">
            <text:p>-5679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2049" calcext:value-type="float">
            <text:p>-2049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1749" calcext:value-type="float">
            <text:p>17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17607" calcext:value-type="float">
            <text:p>-17607</text:p>
          </table:table-cell>
          <table:table-cell office:value-type="percentage" office:value="-0.28" calcext:value-type="percentage">
            <text:p>-28.00%</text:p>
          </table:table-cell>
          <table:table-cell table:number-columns-repeated="8"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-13057" calcext:value-type="float">
            <text:p>-13057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-6323" calcext:value-type="float">
            <text:p>-63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10166" calcext:value-type="float">
            <text:p>-10166</text:p>
          </table:table-cell>
          <table:table-cell office:value-type="percentage" office:value="-0.16" calcext:value-type="percentage">
            <text:p>-16.00%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-5238" calcext:value-type="float">
            <text:p>-5238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1886" calcext:value-type="float">
            <text:p>-1886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2569" calcext:value-type="float">
            <text:p>2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17541" calcext:value-type="float">
            <text:p>-17541</text:p>
          </table:table-cell>
          <table:table-cell office:value-type="percentage" office:value="-0.28" calcext:value-type="percentage">
            <text:p>-28.00%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-12908" calcext:value-type="float">
            <text:p>-1290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-5807" calcext:value-type="float">
            <text:p>-580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9776" calcext:value-type="float">
            <text:p>-9776</text:p>
          </table:table-cell>
          <table:table-cell office:value-type="percentage" office:value="-0.15" calcext:value-type="percentage">
            <text:p>-15.00%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-4724" calcext:value-type="float">
            <text:p>-4724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1501" calcext:value-type="float">
            <text:p>-1501</text:p>
          </table:table-cell>
          <table:table-cell office:value-type="percentage" office:value="-0.02" calcext:value-type="percentage">
            <text:p>-2.00%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2767" calcext:value-type="float">
            <text:p>27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17223" calcext:value-type="float">
            <text:p>-17223</text:p>
          </table:table-cell>
          <table:table-cell office:value-type="percentage" office:value="-0.27" calcext:value-type="percentage">
            <text:p>-27.00%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-12192" calcext:value-type="float">
            <text:p>-12192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-5833" calcext:value-type="float">
            <text:p>-5833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9462" calcext:value-type="float">
            <text:p>-9462</text:p>
          </table:table-cell>
          <table:table-cell office:value-type="percentage" office:value="-0.15" calcext:value-type="percentage">
            <text:p>-15.00%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-4723" calcext:value-type="float">
            <text:p>-4723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1144" calcext:value-type="float">
            <text:p>-1144</text:p>
          </table:table-cell>
          <table:table-cell office:value-type="percentage" office:value="-0.01" calcext:value-type="percentage">
            <text:p>-1.00%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3322" calcext:value-type="float">
            <text:p>33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16944" calcext:value-type="float">
            <text:p>-16944</text:p>
          </table:table-cell>
          <table:table-cell office:value-type="percentage" office:value="-0.27" calcext:value-type="percentage">
            <text:p>-27.00%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-12124" calcext:value-type="float">
            <text:p>-12124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-5295" calcext:value-type="float">
            <text:p>-5295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9052" calcext:value-type="float">
            <text:p>-9052</text:p>
          </table:table-cell>
          <table:table-cell office:value-type="percentage" office:value="-0.14" calcext:value-type="percentage">
            <text:p>-14.00%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-4173" calcext:value-type="float">
            <text:p>-4173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640" calcext:value-type="float">
            <text:p>-640</text:p>
          </table:table-cell>
          <table:table-cell office:value-type="percentage" office:value="-0.01" calcext:value-type="percentage">
            <text:p>-1.00%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3596" calcext:value-type="float">
            <text:p>35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16589" calcext:value-type="float">
            <text:p>-16589</text:p>
          </table:table-cell>
          <table:table-cell office:value-type="percentage" office:value="-0.26" calcext:value-type="percentage">
            <text:p>-26.00%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-11399" calcext:value-type="float">
            <text:p>-1139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string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office:value-type="float" office:value="-5127" calcext:value-type="float">
            <text:p>-5127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8848" calcext:value-type="float">
            <text:p>-8848</text:p>
          </table:table-cell>
          <table:table-cell office:value-type="percentage" office:value="-0.14" calcext:value-type="percentage">
            <text:p>-14.00%</text:p>
          </table:table-cell>
          <table:table-cell table:number-columns-repeated="7"/>
          <table:table-cell office:value-type="string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office:value-type="float" office:value="-3468" calcext:value-type="float">
            <text:p>-346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398" calcext:value-type="float">
            <text:p>-398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3978" calcext:value-type="float">
            <text:p>39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16395" calcext:value-type="float">
            <text:p>-16395</text:p>
          </table:table-cell>
          <table:table-cell office:value-type="percentage" office:value="-0.26" calcext:value-type="percentage">
            <text:p>-26.00%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-11646" calcext:value-type="float">
            <text:p>-11646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string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float" office:value="-4330" calcext:value-type="float">
            <text:p>-433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8421" calcext:value-type="float">
            <text:p>-8421</text:p>
          </table:table-cell>
          <table:table-cell office:value-type="percentage" office:value="-0.13" calcext:value-type="percentage">
            <text:p>-13.00%</text:p>
          </table:table-cell>
          <table:table-cell table:number-columns-repeated="7"/>
          <table:table-cell office:value-type="string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float" office:value="-3163" calcext:value-type="float">
            <text:p>-3163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91" calcext:value-type="float">
            <text:p>29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8"/>
          <table:table-cell office:value-type="string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office:value-type="float" office:value="4697" calcext:value-type="float">
            <text:p>469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16094" calcext:value-type="float">
            <text:p>-16094</text:p>
          </table:table-cell>
          <table:table-cell office:value-type="percentage" office:value="-0.25" calcext:value-type="percentage">
            <text:p>-25.00%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-10890" calcext:value-type="float">
            <text:p>-10890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/>
          <table:table-cell office:value-type="string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float" office:value="-4060" calcext:value-type="float">
            <text:p>-406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8097" calcext:value-type="float">
            <text:p>-8097</text:p>
          </table:table-cell>
          <table:table-cell office:value-type="percentage" office:value="-0.12" calcext:value-type="percentage">
            <text:p>-12.00%</text:p>
          </table:table-cell>
          <table:table-cell table:number-columns-repeated="7"/>
          <table:table-cell office:value-type="string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float" office:value="-2893" calcext:value-type="float">
            <text:p>-289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81" calcext:value-type="float">
            <text:p>381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string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float" office:value="5072" calcext:value-type="float">
            <text:p>507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15862" calcext:value-type="float">
            <text:p>-15862</text:p>
          </table:table-cell>
          <table:table-cell office:value-type="percentage" office:value="-0.25" calcext:value-type="percentage">
            <text:p>-25.00%</text:p>
          </table:table-cell>
          <table:table-cell table:number-columns-repeated="8"/>
          <table:table-cell office:value-type="string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office:value-type="float" office:value="-10796" calcext:value-type="float">
            <text:p>-1079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/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office:value-type="float" office:value="-3498" calcext:value-type="float">
            <text:p>-349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-7883" calcext:value-type="float">
            <text:p>-7883</text:p>
          </table:table-cell>
          <table:table-cell office:value-type="percentage" office:value="-0.12" calcext:value-type="percentage">
            <text:p>-12.00%</text:p>
          </table:table-cell>
          <table:table-cell table:number-columns-repeated="7"/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office:value-type="float" office:value="-2335" calcext:value-type="float">
            <text:p>-233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14" calcext:value-type="float">
            <text:p>914</text:p>
          </table:table-cell>
          <table:table-cell office:value-type="percentage" office:value="0.01" calcext:value-type="percentage">
            <text:p>1.00%</text:p>
          </table:table-cell>
          <table:table-cell table:number-columns-repeated="8"/>
          <table:table-cell office:value-type="string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float" office:value="5668" calcext:value-type="float">
            <text:p>56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-15436" calcext:value-type="float">
            <text:p>-15436</text:p>
          </table:table-cell>
          <table:table-cell office:value-type="percentage" office:value="-0.24" calcext:value-type="percentage">
            <text:p>-24.00%</text:p>
          </table:table-cell>
          <table:table-cell table:number-columns-repeated="8"/>
          <table:table-cell office:value-type="string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float" office:value="-10300" calcext:value-type="float">
            <text:p>-1030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office:value-type="float" office:value="-3041" calcext:value-type="float">
            <text:p>-304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7725" calcext:value-type="float">
            <text:p>-7725</text:p>
          </table:table-cell>
          <table:table-cell office:value-type="percentage" office:value="-0.12" calcext:value-type="percentage">
            <text:p>-12.00%</text:p>
          </table:table-cell>
          <table:table-cell table:number-columns-repeated="7"/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office:value-type="float" office:value="-1845" calcext:value-type="float">
            <text:p>-184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46" calcext:value-type="float">
            <text:p>846</text:p>
          </table:table-cell>
          <table:table-cell office:value-type="percentage" office:value="0.01" calcext:value-type="percentage">
            <text:p>1.00%</text:p>
          </table:table-cell>
          <table:table-cell table:number-columns-repeated="8"/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office:value-type="float" office:value="6078" calcext:value-type="float">
            <text:p>607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15429" calcext:value-type="float">
            <text:p>-15429</text:p>
          </table:table-cell>
          <table:table-cell office:value-type="percentage" office:value="-0.24" calcext:value-type="percentage">
            <text:p>-24.00%</text:p>
          </table:table-cell>
          <table:table-cell table:number-columns-repeated="8"/>
          <table:table-cell office:value-type="string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float" office:value="-10027" calcext:value-type="float">
            <text:p>-1002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office:value-type="float" office:value="-2444" calcext:value-type="float">
            <text:p>-244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-7280" calcext:value-type="float">
            <text:p>-7280</text:p>
          </table:table-cell>
          <table:table-cell office:value-type="percentage" office:value="-0.11" calcext:value-type="percentage">
            <text:p>-11.00%</text:p>
          </table:table-cell>
          <table:table-cell table:number-columns-repeated="7"/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office:value-type="float" office:value="-1007" calcext:value-type="float">
            <text:p>-100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369" calcext:value-type="float">
            <text:p>1369</text:p>
          </table:table-cell>
          <table:table-cell office:value-type="percentage" office:value="0.02" calcext:value-type="percentage">
            <text:p>2.00%</text:p>
          </table:table-cell>
          <table:table-cell table:number-columns-repeated="8"/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office:value-type="float" office:value="6652" calcext:value-type="float">
            <text:p>66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-15059" calcext:value-type="float">
            <text:p>-15059</text:p>
          </table:table-cell>
          <table:table-cell office:value-type="percentage" office:value="-0.24" calcext:value-type="percentage">
            <text:p>-24.00%</text:p>
          </table:table-cell>
          <table:table-cell table:number-columns-repeated="8"/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office:value-type="float" office:value="-9546" calcext:value-type="float">
            <text:p>-954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-2297" calcext:value-type="float">
            <text:p>-229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7020" calcext:value-type="float">
            <text:p>-7020</text:p>
          </table:table-cell>
          <table:table-cell office:value-type="percentage" office:value="-0.11" calcext:value-type="percentage">
            <text:p>-11.00%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-1110" calcext:value-type="float">
            <text:p>-111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59" calcext:value-type="float">
            <text:p>1759</text:p>
          </table:table-cell>
          <table:table-cell office:value-type="percentage" office:value="0.02" calcext:value-type="percentage">
            <text:p>2.00%</text:p>
          </table:table-cell>
          <table:table-cell table:number-columns-repeated="8"/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office:value-type="float" office:value="7536" calcext:value-type="float">
            <text:p>75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14806" calcext:value-type="float">
            <text:p>-14806</text:p>
          </table:table-cell>
          <table:table-cell office:value-type="percentage" office:value="-0.23" calcext:value-type="percentage">
            <text:p>-23.00%</text:p>
          </table:table-cell>
          <table:table-cell table:number-columns-repeated="8"/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office:value-type="float" office:value="-8904" calcext:value-type="float">
            <text:p>-890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-1867" calcext:value-type="float">
            <text:p>-186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6490" calcext:value-type="float">
            <text:p>-6490</text:p>
          </table:table-cell>
          <table:table-cell office:value-type="percentage" office:value="-0.1" calcext:value-type="percentage">
            <text:p>-10.00%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-181" calcext:value-type="float">
            <text:p>-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323" calcext:value-type="float">
            <text:p>2323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7782" calcext:value-type="float">
            <text:p>778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14412" calcext:value-type="float">
            <text:p>-14412</text:p>
          </table:table-cell>
          <table:table-cell office:value-type="percentage" office:value="-0.23" calcext:value-type="percentage">
            <text:p>-23.00%</text:p>
          </table:table-cell>
          <table:table-cell table:number-columns-repeated="8"/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office:value-type="float" office:value="-8401" calcext:value-type="float">
            <text:p>-840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-1285" calcext:value-type="float">
            <text:p>-128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6287" calcext:value-type="float">
            <text:p>-6287</text:p>
          </table:table-cell>
          <table:table-cell office:value-type="percentage" office:value="-0.1" calcext:value-type="percentage">
            <text:p>-10.00%</text:p>
          </table:table-cell>
          <table:table-cell table:number-columns-repeated="7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584" calcext:value-type="float">
            <text:p>2584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8482" calcext:value-type="float">
            <text:p>848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14275" calcext:value-type="float">
            <text:p>-14275</text:p>
          </table:table-cell>
          <table:table-cell office:value-type="percentage" office:value="-0.22" calcext:value-type="percentage">
            <text:p>-22.00%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-8506" calcext:value-type="float">
            <text:p>-8506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-880" calcext:value-type="float">
            <text:p>-88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-5928" calcext:value-type="float">
            <text:p>-5928</text:p>
          </table:table-cell>
          <table:table-cell office:value-type="percentage" office:value="-0.09" calcext:value-type="percentage">
            <text:p>-9.00%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150" calcext:value-type="float">
            <text:p>3150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8978" calcext:value-type="float">
            <text:p>89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-13869" calcext:value-type="float">
            <text:p>-13869</text:p>
          </table:table-cell>
          <table:table-cell office:value-type="percentage" office:value="-0.22" calcext:value-type="percentage">
            <text:p>-22.00%</text:p>
          </table:table-cell>
          <table:table-cell table:number-columns-repeated="8"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-8009" calcext:value-type="float">
            <text:p>-800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-639" calcext:value-type="float">
            <text:p>-63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-5474" calcext:value-type="float">
            <text:p>-5474</text:p>
          </table:table-cell>
          <table:table-cell office:value-type="percentage" office:value="-0.08" calcext:value-type="percentage">
            <text:p>-8.00%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539" calcext:value-type="float">
            <text:p>3539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9446" calcext:value-type="float">
            <text:p>944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-13560" calcext:value-type="float">
            <text:p>-13560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-7357" calcext:value-type="float">
            <text:p>-735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-4994" calcext:value-type="float">
            <text:p>-4994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1535" calcext:value-type="float">
            <text:p>15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079" calcext:value-type="float">
            <text:p>4079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049" calcext:value-type="float">
            <text:p>1004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-13146" calcext:value-type="float">
            <text:p>-13146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-7014" calcext:value-type="float">
            <text:p>-701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4703" calcext:value-type="float">
            <text:p>-4703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2356" calcext:value-type="float">
            <text:p>23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409" calcext:value-type="float">
            <text:p>4409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10758" calcext:value-type="float">
            <text:p>1075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12849" calcext:value-type="float">
            <text:p>-12849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-6702" calcext:value-type="float">
            <text:p>-670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4524" calcext:value-type="float">
            <text:p>-4524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2785" calcext:value-type="float">
            <text:p>27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958" calcext:value-type="float">
            <text:p>4958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11281" calcext:value-type="float">
            <text:p>1128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12436" calcext:value-type="float">
            <text:p>-12436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-6176" calcext:value-type="float">
            <text:p>-617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538" calcext:value-type="float">
            <text:p>15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-3838" calcext:value-type="float">
            <text:p>-3838</text:p>
          </table:table-cell>
          <table:table-cell office:value-type="percentage" office:value="-0.06" calcext:value-type="percentage">
            <text:p>-6.00%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2774" calcext:value-type="float">
            <text:p>27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399" calcext:value-type="float">
            <text:p>5399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11774" calcext:value-type="float">
            <text:p>1177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-12137" calcext:value-type="float">
            <text:p>-12137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-5728" calcext:value-type="float">
            <text:p>-572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3336" calcext:value-type="float">
            <text:p>-3336</text:p>
          </table:table-cell>
          <table:table-cell office:value-type="percentage" office:value="-0.05" calcext:value-type="percentage">
            <text:p>-5.00%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3661" calcext:value-type="float">
            <text:p>36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957" calcext:value-type="float">
            <text:p>5957</text:p>
          </table:table-cell>
          <table:table-cell office:value-type="percentage" office:value="0.09" calcext:value-type="percentage">
            <text:p>9.00%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2072" calcext:value-type="float">
            <text:p>1207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11699" calcext:value-type="float">
            <text:p>-11699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-5124" calcext:value-type="float">
            <text:p>-512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office:value-type="float" office:value="2547" calcext:value-type="float">
            <text:p>25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-3104" calcext:value-type="float">
            <text:p>-3104</text:p>
          </table:table-cell>
          <table:table-cell office:value-type="percentage" office:value="-0.04" calcext:value-type="percentage">
            <text:p>-4.00%</text:p>
          </table:table-cell>
          <table:table-cell table:number-columns-repeated="7"/>
          <table:table-cell office:value-type="string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office:value-type="float" office:value="3991" calcext:value-type="float">
            <text:p>399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236" calcext:value-type="float">
            <text:p>6236</text:p>
          </table:table-cell>
          <table:table-cell office:value-type="percentage" office:value="0.09" calcext:value-type="percentage">
            <text:p>9.00%</text:p>
          </table:table-cell>
          <table:table-cell table:number-columns-repeated="8"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12820" calcext:value-type="float">
            <text:p>128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-11499" calcext:value-type="float">
            <text:p>-11499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-5121" calcext:value-type="float">
            <text:p>-512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office:value-type="float" office:value="3400" calcext:value-type="float">
            <text:p>3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-2671" calcext:value-type="float">
            <text:p>-2671</text:p>
          </table:table-cell>
          <table:table-cell office:value-type="percentage" office:value="-0.04" calcext:value-type="percentage">
            <text:p>-4.00%</text:p>
          </table:table-cell>
          <table:table-cell table:number-columns-repeated="7"/>
          <table:table-cell office:value-type="string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office:value-type="float" office:value="4736" calcext:value-type="float">
            <text:p>47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858" calcext:value-type="float">
            <text:p>6858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office:value-type="float" office:value="13363" calcext:value-type="float">
            <text:p>133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-11107" calcext:value-type="float">
            <text:p>-11107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-4296" calcext:value-type="float">
            <text:p>-429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office:value-type="float" office:value="3710" calcext:value-type="float">
            <text:p>37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-2243" calcext:value-type="float">
            <text:p>-2243</text:p>
          </table:table-cell>
          <table:table-cell office:value-type="percentage" office:value="-0.03" calcext:value-type="percentage">
            <text:p>-3.00%</text:p>
          </table:table-cell>
          <table:table-cell table:number-columns-repeated="7"/>
          <table:table-cell office:value-type="string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office:value-type="float" office:value="5038" calcext:value-type="float">
            <text:p>50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309" calcext:value-type="float">
            <text:p>7309</text:p>
          </table:table-cell>
          <table:table-cell office:value-type="percentage" office:value="0.11" calcext:value-type="percentage">
            <text:p>11.00%</text:p>
          </table:table-cell>
          <table:table-cell table:number-columns-repeated="8"/>
          <table:table-cell office:value-type="string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office:value-type="float" office:value="14144" calcext:value-type="float">
            <text:p>1414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-10766" calcext:value-type="float">
            <text:p>-10766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string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office:value-type="float" office:value="-3768" calcext:value-type="float">
            <text:p>-376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office:value-type="float" office:value="4458" calcext:value-type="float">
            <text:p>44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-1724" calcext:value-type="float">
            <text:p>-1724</text:p>
          </table:table-cell>
          <table:table-cell office:value-type="percentage" office:value="-0.02" calcext:value-type="percentage">
            <text:p>-2.00%</text:p>
          </table:table-cell>
          <table:table-cell table:number-columns-repeated="7"/>
          <table:table-cell office:value-type="string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office:value-type="float" office:value="5812" calcext:value-type="float">
            <text:p>58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894" calcext:value-type="float">
            <text:p>7894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office:value-type="float" office:value="14330" calcext:value-type="float">
            <text:p>143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-10241" calcext:value-type="float">
            <text:p>-10241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office:value-type="float" office:value="-3375" calcext:value-type="float">
            <text:p>-337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string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float" office:value="4785" calcext:value-type="float">
            <text:p>478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1787" calcext:value-type="float">
            <text:p>-1787</text:p>
          </table:table-cell>
          <table:table-cell office:value-type="percentage" office:value="-0.02" calcext:value-type="percentage">
            <text:p>-2.00%</text:p>
          </table:table-cell>
          <table:table-cell table:number-columns-repeated="7"/>
          <table:table-cell office:value-type="string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float" office:value="6687" calcext:value-type="float">
            <text:p>66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851" calcext:value-type="float">
            <text:p>7851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office:value-type="float" office:value="15072" calcext:value-type="float">
            <text:p>1507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10297" calcext:value-type="float">
            <text:p>-10297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office:value-type="float" office:value="-2805" calcext:value-type="float">
            <text:p>-280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float" office:value="5518" calcext:value-type="float">
            <text:p>55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1219" calcext:value-type="float">
            <text:p>-1219</text:p>
          </table:table-cell>
          <table:table-cell office:value-type="percentage" office:value="-0.01" calcext:value-type="percentage">
            <text:p>-1.00%</text:p>
          </table:table-cell>
          <table:table-cell table:number-columns-repeated="7"/>
          <table:table-cell office:value-type="string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float" office:value="7433" calcext:value-type="float">
            <text:p>743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487" calcext:value-type="float">
            <text:p>8487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float" office:value="15942" calcext:value-type="float">
            <text:p>1594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9825" calcext:value-type="float">
            <text:p>-9825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office:value-type="float" office:value="-2427" calcext:value-type="float">
            <text:p>-242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5950" calcext:value-type="float">
            <text:p>59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1021" calcext:value-type="float">
            <text:p>-1021</text:p>
          </table:table-cell>
          <table:table-cell office:value-type="percentage" office:value="-0.01" calcext:value-type="percentage">
            <text:p>-1.00%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7345" calcext:value-type="float">
            <text:p>734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1" calcext:value-type="float">
            <text:p>8961</text:p>
          </table:table-cell>
          <table:table-cell office:value-type="percentage" office:value="0.14" calcext:value-type="percentage">
            <text:p>14.00%</text:p>
          </table:table-cell>
          <table:table-cell table:number-columns-repeated="8"/>
          <table:table-cell office:value-type="string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float" office:value="16759" calcext:value-type="float">
            <text:p>1675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9417" calcext:value-type="float">
            <text:p>-9417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float" office:value="-1836" calcext:value-type="float">
            <text:p>-183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6710" calcext:value-type="float">
            <text:p>67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8093" calcext:value-type="float">
            <text:p>809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610" calcext:value-type="float">
            <text:p>9610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16772" calcext:value-type="float">
            <text:p>1677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-8962" calcext:value-type="float">
            <text:p>-8962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float" office:value="-742" calcext:value-type="float">
            <text:p>-7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7261" calcext:value-type="float">
            <text:p>726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92" calcext:value-type="float">
            <text:p>92</text:p>
          </table:table-cell>
          <table:table-cell table:style-name="ce1" office:value-type="float" office:value="-50" calcext:value-type="float">
            <text:p>-50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9052" calcext:value-type="float">
            <text:p>905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899" calcext:value-type="float">
            <text:p>9899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17646" calcext:value-type="float">
            <text:p>1764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-8713" calcext:value-type="float">
            <text:p>-8713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-1149" calcext:value-type="float">
            <text:p>-11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7820" calcext:value-type="float">
            <text:p>78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5" calcext:value-type="float">
            <text:p>245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9812" calcext:value-type="float">
            <text:p>98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530" calcext:value-type="float">
            <text:p>10530</text:p>
          </table:table-cell>
          <table:table-cell office:value-type="percentage" office:value="0.16" calcext:value-type="percentage">
            <text:p>16.00%</text:p>
          </table:table-cell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8554" calcext:value-type="float">
            <text:p>1855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-8239" calcext:value-type="float">
            <text:p>-8239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-352" calcext:value-type="float">
            <text:p>-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8459" calcext:value-type="float">
            <text:p>84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63" calcext:value-type="float">
            <text:p>863</text:p>
          </table:table-cell>
          <table:table-cell office:value-type="percentage" office:value="0.01" calcext:value-type="percentage">
            <text:p>1.00%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9949" calcext:value-type="float">
            <text:p>994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002" calcext:value-type="float">
            <text:p>11002</text:p>
          </table:table-cell>
          <table:table-cell office:value-type="percentage" office:value="0.17" calcext:value-type="percentage">
            <text:p>17.00%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19159" calcext:value-type="float">
            <text:p>1915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-7891" calcext:value-type="float">
            <text:p>-7891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9235" calcext:value-type="float">
            <text:p>923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office:value-type="percentage" office:value="0.02" calcext:value-type="percentage">
            <text:p>2.00%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1050" calcext:value-type="float">
            <text:p>110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732" calcext:value-type="float">
            <text:p>11732</text:p>
          </table:table-cell>
          <table:table-cell office:value-type="percentage" office:value="0.18" calcext:value-type="percentage">
            <text:p>18.00%</text:p>
          </table:table-cell>
          <table:table-cell table:number-columns-repeated="8"/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19595" calcext:value-type="float">
            <text:p>1959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-7370" calcext:value-type="float">
            <text:p>-7370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9656" calcext:value-type="float">
            <text:p>965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498" calcext:value-type="float">
            <text:p>1498</text:p>
          </table:table-cell>
          <table:table-cell office:value-type="percentage" office:value="0.02" calcext:value-type="percentage">
            <text:p>2.00%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11416" calcext:value-type="float">
            <text:p>114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1909" calcext:value-type="float">
            <text:p>11909</text:p>
          </table:table-cell>
          <table:table-cell office:value-type="percentage" office:value="0.19" calcext:value-type="percentage">
            <text:p>19.00%</text:p>
          </table:table-cell>
          <table:table-cell table:number-columns-repeated="8"/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20791" calcext:value-type="float">
            <text:p>2079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7245" calcext:value-type="float">
            <text:p>-7245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1562" calcext:value-type="float">
            <text:p>15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0752" calcext:value-type="float">
            <text:p>1075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98" calcext:value-type="float">
            <text:p>2498</text:p>
          </table:table-cell>
          <table:table-cell office:value-type="percentage" office:value="0.03" calcext:value-type="percentage">
            <text:p>3.00%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2563" calcext:value-type="float">
            <text:p>1256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595" calcext:value-type="float">
            <text:p>12595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21247" calcext:value-type="float">
            <text:p>2124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-6700" calcext:value-type="float">
            <text:p>-6700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2309" calcext:value-type="float">
            <text:p>23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10759" calcext:value-type="float">
            <text:p>107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88" calcext:value-type="float">
            <text:p>2988</text:p>
          </table:table-cell>
          <table:table-cell office:value-type="percentage" office:value="0.04" calcext:value-type="percentage">
            <text:p>4.00%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12281" calcext:value-type="float">
            <text:p>1228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05" calcext:value-type="float">
            <text:p>13105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22200" calcext:value-type="float">
            <text:p>222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-6284" calcext:value-type="float">
            <text:p>-6284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2927" calcext:value-type="float">
            <text:p>29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1553" calcext:value-type="float">
            <text:p>1155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581" calcext:value-type="float">
            <text:p>3581</text:p>
          </table:table-cell>
          <table:table-cell office:value-type="percentage" office:value="0.05" calcext:value-type="percentage">
            <text:p>5.00%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3373" calcext:value-type="float">
            <text:p>1337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3867" calcext:value-type="float">
            <text:p>13867</text:p>
          </table:table-cell>
          <table:table-cell office:value-type="percentage" office:value="0.22" calcext:value-type="percentage">
            <text:p>22.00%</text:p>
          </table:table-cell>
          <table:table-cell table:number-columns-repeated="8"/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22186" calcext:value-type="float">
            <text:p>2218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-5731" calcext:value-type="float">
            <text:p>-5731</text:p>
          </table:table-cell>
          <table:table-cell office:value-type="percentage" office:value="-0.09" calcext:value-type="percentage">
            <text:p>-9.00%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3645" calcext:value-type="float">
            <text:p>36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office:value-type="float" office:value="11994" calcext:value-type="float">
            <text:p>1199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07" calcext:value-type="float">
            <text:p>3907</text:p>
          </table:table-cell>
          <table:table-cell office:value-type="percentage" office:value="0.06" calcext:value-type="percentage">
            <text:p>6.00%</text:p>
          </table:table-cell>
          <table:table-cell table:number-columns-repeated="7"/>
          <table:table-cell office:value-type="string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office:value-type="float" office:value="14101" calcext:value-type="float">
            <text:p>1410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157" calcext:value-type="float">
            <text:p>14157</text:p>
          </table:table-cell>
          <table:table-cell office:value-type="percentage" office:value="0.22" calcext:value-type="percentage">
            <text:p>22.00%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23177" calcext:value-type="float">
            <text:p>2317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5541" calcext:value-type="float">
            <text:p>-5541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3645" calcext:value-type="float">
            <text:p>36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float" office:value="13145" calcext:value-type="float">
            <text:p>1314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525" calcext:value-type="float">
            <text:p>4525</text:p>
          </table:table-cell>
          <table:table-cell office:value-type="percentage" office:value="0.07" calcext:value-type="percentage">
            <text:p>7.00%</text:p>
          </table:table-cell>
          <table:table-cell table:number-columns-repeated="7"/>
          <table:table-cell office:value-type="string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float" office:value="14734" calcext:value-type="float">
            <text:p>1473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4891" calcext:value-type="float">
            <text:p>14891</text:p>
          </table:table-cell>
          <table:table-cell office:value-type="percentage" office:value="0.23" calcext:value-type="percentage">
            <text:p>23.00%</text:p>
          </table:table-cell>
          <table:table-cell table:number-columns-repeated="8"/>
          <table:table-cell office:value-type="string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office:value-type="float" office:value="24175" calcext:value-type="float">
            <text:p>2417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-4920" calcext:value-type="float">
            <text:p>-4920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4474" calcext:value-type="float">
            <text:p>44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float" office:value="13570" calcext:value-type="float">
            <text:p>1357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068" calcext:value-type="float">
            <text:p>5068</text:p>
          </table:table-cell>
          <table:table-cell office:value-type="percentage" office:value="0.08" calcext:value-type="percentage">
            <text:p>8.00%</text:p>
          </table:table-cell>
          <table:table-cell table:number-columns-repeated="7"/>
          <table:table-cell office:value-type="string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float" office:value="15372" calcext:value-type="float">
            <text:p>1537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5426" calcext:value-type="float">
            <text:p>15426</text:p>
          </table:table-cell>
          <table:table-cell office:value-type="percentage" office:value="0.24" calcext:value-type="percentage">
            <text:p>24.00%</text:p>
          </table:table-cell>
          <table:table-cell table:number-columns-repeated="8"/>
          <table:table-cell office:value-type="string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float" office:value="25184" calcext:value-type="float">
            <text:p>2518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-4519" calcext:value-type="float">
            <text:p>-4519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office:value-type="string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office:value-type="float" office:value="4788" calcext:value-type="float">
            <text:p>47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office:value-type="float" office:value="14251" calcext:value-type="float">
            <text:p>1425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735" calcext:value-type="float">
            <text:p>5735</text:p>
          </table:table-cell>
          <table:table-cell office:value-type="percentage" office:value="0.09" calcext:value-type="percentage">
            <text:p>9.00%</text:p>
          </table:table-cell>
          <table:table-cell table:number-columns-repeated="7"/>
          <table:table-cell office:value-type="string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office:value-type="float" office:value="16247" calcext:value-type="float">
            <text:p>162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6205" calcext:value-type="float">
            <text:p>16205</text:p>
          </table:table-cell>
          <table:table-cell office:value-type="percentage" office:value="0.25" calcext:value-type="percentage">
            <text:p>25.00%</text:p>
          </table:table-cell>
          <table:table-cell table:number-columns-repeated="8"/>
          <table:table-cell office:value-type="string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float" office:value="25677" calcext:value-type="float">
            <text:p>2567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-3966" calcext:value-type="float">
            <text:p>-3966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float" office:value="5603" calcext:value-type="float">
            <text:p>56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float" office:value="15209" calcext:value-type="float">
            <text:p>1520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673" calcext:value-type="float">
            <text:p>5673</text:p>
          </table:table-cell>
          <table:table-cell office:value-type="percentage" office:value="0.09" calcext:value-type="percentage">
            <text:p>9.00%</text:p>
          </table:table-cell>
          <table:table-cell table:number-columns-repeated="7"/>
          <table:table-cell office:value-type="string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float" office:value="16781" calcext:value-type="float">
            <text:p>1678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129" calcext:value-type="float">
            <text:p>16129</text:p>
          </table:table-cell>
          <table:table-cell office:value-type="percentage" office:value="0.25" calcext:value-type="percentage">
            <text:p>25.00%</text:p>
          </table:table-cell>
          <table:table-cell table:number-columns-repeated="8"/>
          <table:table-cell office:value-type="string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office:value-type="float" office:value="26735" calcext:value-type="float">
            <text:p>267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-3938" calcext:value-type="float">
            <text:p>-3938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float" office:value="6018" calcext:value-type="float">
            <text:p>60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float" office:value="16168" calcext:value-type="float">
            <text:p>1616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331" calcext:value-type="float">
            <text:p>6331</text:p>
          </table:table-cell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string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float" office:value="18000" calcext:value-type="float">
            <text:p>1800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6867" calcext:value-type="float">
            <text:p>16867</text:p>
          </table:table-cell>
          <table:table-cell office:value-type="percentage" office:value="0.26" calcext:value-type="percentage">
            <text:p>26.00%</text:p>
          </table:table-cell>
          <table:table-cell table:number-columns-repeated="8"/>
          <table:table-cell office:value-type="string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float" office:value="27300" calcext:value-type="float">
            <text:p>2730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3368" calcext:value-type="float">
            <text:p>-3368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string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office:value-type="float" office:value="6874" calcext:value-type="float">
            <text:p>68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-10720" calcext:value-type="float">
            <text:p>-1072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724" calcext:value-type="float">
            <text:p>6724</text:p>
          </table:table-cell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-9140" calcext:value-type="float">
            <text:p>-9140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7475" calcext:value-type="float">
            <text:p>17475</text:p>
          </table:table-cell>
          <table:table-cell office:value-type="percentage" office:value="0.27" calcext:value-type="percentage">
            <text:p>27.00%</text:p>
          </table:table-cell>
          <table:table-cell table:number-columns-repeated="8"/>
          <table:table-cell office:value-type="string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float" office:value="28718" calcext:value-type="float">
            <text:p>2871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-2952" calcext:value-type="float">
            <text:p>-2952</text:p>
          </table:table-cell>
          <table:table-cell office:value-type="percentage" office:value="-0.04" calcext:value-type="percentage">
            <text:p>-4.00%</text:p>
          </table:table-cell>
          <table:table-cell table:number-columns-repeated="8"/>
          <table:table-cell office:value-type="string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float" office:value="7739" calcext:value-type="float">
            <text:p>77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-10461" calcext:value-type="float">
            <text:p>-10461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619" calcext:value-type="float">
            <text:p>7619</text:p>
          </table:table-cell>
          <table:table-cell office:value-type="percentage" office:value="0.12" calcext:value-type="percentage">
            <text:p>12.00%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-9068" calcext:value-type="float">
            <text:p>-9068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8229" calcext:value-type="float">
            <text:p>18229</text:p>
          </table:table-cell>
          <table:table-cell office:value-type="percentage" office:value="0.29" calcext:value-type="percentage">
            <text:p>29.00%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-3258" calcext:value-type="float">
            <text:p>-325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-2312" calcext:value-type="float">
            <text:p>-2312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string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float" office:value="8355" calcext:value-type="float">
            <text:p>83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-10498" calcext:value-type="float">
            <text:p>-10498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952" calcext:value-type="float">
            <text:p>7952</text:p>
          </table:table-cell>
          <table:table-cell office:value-type="percentage" office:value="0.12" calcext:value-type="percentage">
            <text:p>12.00%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-8807" calcext:value-type="float">
            <text:p>-8807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8591" calcext:value-type="float">
            <text:p>18591</text:p>
          </table:table-cell>
          <table:table-cell office:value-type="percentage" office:value="0.29" calcext:value-type="percentage">
            <text:p>29.00%</text:p>
          </table:table-cell>
          <table:table-cell table:number-columns-repeated="8"/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-2962" calcext:value-type="float">
            <text:p>-2962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-1983" calcext:value-type="float">
            <text:p>-1983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-15029" calcext:value-type="float">
            <text:p>-15029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-9951" calcext:value-type="float">
            <text:p>-995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8686" calcext:value-type="float">
            <text:p>8686</text:p>
          </table:table-cell>
          <table:table-cell office:value-type="percentage" office:value="0.13" calcext:value-type="percentage">
            <text:p>13.00%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-8516" calcext:value-type="float">
            <text:p>-851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9391" calcext:value-type="float">
            <text:p>19391</text:p>
          </table:table-cell>
          <table:table-cell office:value-type="percentage" office:value="0.31" calcext:value-type="percentage">
            <text:p>31.00%</text:p>
          </table:table-cell>
          <table:table-cell table:number-columns-repeated="8"/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-2710" calcext:value-type="float">
            <text:p>-271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-1404" calcext:value-type="float">
            <text:p>-1404</text:p>
          </table:table-cell>
          <table:table-cell office:value-type="percentage" office:value="-0.02" calcext:value-type="percentage">
            <text:p>-2.00%</text:p>
          </table:table-cell>
          <table:table-cell table:number-columns-repeated="8"/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-14734" calcext:value-type="float">
            <text:p>-1473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-10054" calcext:value-type="float">
            <text:p>-10054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234" calcext:value-type="float">
            <text:p>9234</text:p>
          </table:table-cell>
          <table:table-cell office:value-type="percentage" office:value="0.14" calcext:value-type="percentage">
            <text:p>14.00%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-8132" calcext:value-type="float">
            <text:p>-813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0031" calcext:value-type="float">
            <text:p>20031</text:p>
          </table:table-cell>
          <table:table-cell office:value-type="percentage" office:value="0.32" calcext:value-type="percentage">
            <text:p>32.00%</text:p>
          </table:table-cell>
          <table:table-cell table:number-columns-repeated="8"/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-2620" calcext:value-type="float">
            <text:p>-262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-761" calcext:value-type="float">
            <text:p>-761</text:p>
          </table:table-cell>
          <table:table-cell office:value-type="percentage" office:value="-0.01" calcext:value-type="percentage">
            <text:p>-1.00%</text:p>
          </table:table-cell>
          <table:table-cell table:number-columns-repeated="8"/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-14514" calcext:value-type="float">
            <text:p>-1451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-9761" calcext:value-type="float">
            <text:p>-976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682" calcext:value-type="float">
            <text:p>9682</text:p>
          </table:table-cell>
          <table:table-cell office:value-type="percentage" office:value="0.15" calcext:value-type="percentage">
            <text:p>15.00%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-7824" calcext:value-type="float">
            <text:p>-782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0897" calcext:value-type="float">
            <text:p>20897</text:p>
          </table:table-cell>
          <table:table-cell office:value-type="percentage" office:value="0.33" calcext:value-type="percentage">
            <text:p>33.00%</text:p>
          </table:table-cell>
          <table:table-cell table:number-columns-repeated="8"/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-2430" calcext:value-type="float">
            <text:p>-2430</text:p>
          </table:table-cell>
          <table:table-cell office:value-type="float" office:value="-3" calcext:value-type="float">
            <text:p>-3</text:p>
          </table:table-cell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-33" calcext:value-type="float">
            <text:p>-3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1"/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-14232" calcext:value-type="float">
            <text:p>-14232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-9535" calcext:value-type="float">
            <text:p>-9535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955" calcext:value-type="float">
            <text:p>9955</text:p>
          </table:table-cell>
          <table:table-cell office:value-type="percentage" office:value="0.15" calcext:value-type="percentage">
            <text:p>15.00%</text:p>
          </table:table-cell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-7562" calcext:value-type="float">
            <text:p>-756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1211" calcext:value-type="float">
            <text:p>21211</text:p>
          </table:table-cell>
          <table:table-cell office:value-type="percentage" office:value="0.33" calcext:value-type="percentage">
            <text:p>33.00%</text:p>
          </table:table-cell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-2125" calcext:value-type="float">
            <text:p>-212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-106" calcext:value-type="float">
            <text:p>-106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-14372" calcext:value-type="float">
            <text:p>-14372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-8941" calcext:value-type="float">
            <text:p>-894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023" calcext:value-type="float">
            <text:p>11023</text:p>
          </table:table-cell>
          <table:table-cell office:value-type="percentage" office:value="0.17" calcext:value-type="percentage">
            <text:p>17.00%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-7518" calcext:value-type="float">
            <text:p>-7518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2024" calcext:value-type="float">
            <text:p>22024</text:p>
          </table:table-cell>
          <table:table-cell office:value-type="percentage" office:value="0.35" calcext:value-type="percentage">
            <text:p>35.00%</text:p>
          </table:table-cell>
          <table:table-cell table:number-columns-repeated="8"/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-1827" calcext:value-type="float">
            <text:p>-182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05" calcext:value-type="float">
            <text:p>605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-14131" calcext:value-type="float">
            <text:p>-14131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-9217" calcext:value-type="float">
            <text:p>-9217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272" calcext:value-type="float">
            <text:p>11272</text:p>
          </table:table-cell>
          <table:table-cell office:value-type="percentage" office:value="0.18" calcext:value-type="percentage">
            <text:p>18.00%</text:p>
          </table:table-cell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-7501" calcext:value-type="float">
            <text:p>-750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2676" calcext:value-type="float">
            <text:p>22676</text:p>
          </table:table-cell>
          <table:table-cell office:value-type="percentage" office:value="0.36" calcext:value-type="percentage">
            <text:p>36.00%</text:p>
          </table:table-cell>
          <table:table-cell table:number-columns-repeated="8"/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-1236" calcext:value-type="float">
            <text:p>-123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81" calcext:value-type="float">
            <text:p>1181</text:p>
          </table:table-cell>
          <table:table-cell office:value-type="percentage" office:value="0.01" calcext:value-type="percentage">
            <text:p>1.00%</text:p>
          </table:table-cell>
          <table:table-cell table:number-columns-repeated="8"/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-13895" calcext:value-type="float">
            <text:p>-13895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-8643" calcext:value-type="float">
            <text:p>-864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922" calcext:value-type="float">
            <text:p>11922</text:p>
          </table:table-cell>
          <table:table-cell office:value-type="percentage" office:value="0.19" calcext:value-type="percentage">
            <text:p>19.00%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-7185" calcext:value-type="float">
            <text:p>-7185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3585" calcext:value-type="float">
            <text:p>23585</text:p>
          </table:table-cell>
          <table:table-cell office:value-type="percentage" office:value="0.37" calcext:value-type="percentage">
            <text:p>37.00%</text:p>
          </table:table-cell>
          <table:table-cell table:number-columns-repeated="8"/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-1249" calcext:value-type="float">
            <text:p>-124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-13600" calcext:value-type="float">
            <text:p>-13600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/>
          <table:table-cell office:value-type="string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office:value-type="float" office:value="-8405" calcext:value-type="float">
            <text:p>-840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286" calcext:value-type="float">
            <text:p>12286</text:p>
          </table:table-cell>
          <table:table-cell office:value-type="percentage" office:value="0.19" calcext:value-type="percentage">
            <text:p>19.00%</text:p>
          </table:table-cell>
          <table:table-cell table:number-columns-repeated="7"/>
          <table:table-cell office:value-type="string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office:value-type="float" office:value="-6648" calcext:value-type="float">
            <text:p>-6648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38" calcext:value-type="percentage">
            <text:p>38.00%</text:p>
          </table:table-cell>
          <table:table-cell table:number-columns-repeated="8"/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-1137" calcext:value-type="float">
            <text:p>-113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247" calcext:value-type="float">
            <text:p>2247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-13611" calcext:value-type="float">
            <text:p>-13611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/>
          <table:table-cell office:value-type="string" calcext:value-type="string">
            <text:p>8b</text:p>
          </table:table-cell>
          <table:table-cell office:value-type="float" office:value="139" calcext:value-type="float">
            <text:p>139</text:p>
          </table:table-cell>
          <table:table-cell office:value-type="float" office:value="-8302" calcext:value-type="float">
            <text:p>-830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586" calcext:value-type="float">
            <text:p>13586</text:p>
          </table:table-cell>
          <table:table-cell office:value-type="percentage" office:value="0.21" calcext:value-type="percentage">
            <text:p>21.00%</text:p>
          </table:table-cell>
          <table:table-cell table:number-columns-repeated="7"/>
          <table:table-cell office:value-type="string" calcext:value-type="string">
            <text:p>8b</text:p>
          </table:table-cell>
          <table:table-cell office:value-type="float" office:value="139" calcext:value-type="float">
            <text:p>139</text:p>
          </table:table-cell>
          <table:table-cell office:value-type="float" office:value="-6314" calcext:value-type="float">
            <text:p>-6314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4891" calcext:value-type="float">
            <text:p>24891</text:p>
          </table:table-cell>
          <table:table-cell office:value-type="percentage" office:value="0.39" calcext:value-type="percentage">
            <text:p>39.00%</text:p>
          </table:table-cell>
          <table:table-cell table:number-columns-repeated="8"/>
          <table:table-cell office:value-type="string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office:value-type="float" office:value="-498" calcext:value-type="float">
            <text:p>-4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893" calcext:value-type="float">
            <text:p>2893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-13054" calcext:value-type="float">
            <text:p>-1305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/>
          <table:table-cell office:value-type="string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office:value-type="float" office:value="-8206" calcext:value-type="float">
            <text:p>-820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4224" calcext:value-type="float">
            <text:p>14224</text:p>
          </table:table-cell>
          <table:table-cell office:value-type="percentage" office:value="0.22" calcext:value-type="percentage">
            <text:p>22.00%</text:p>
          </table:table-cell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office:value-type="float" office:value="-6483" calcext:value-type="float">
            <text:p>-648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5600" calcext:value-type="float">
            <text:p>25600</text:p>
          </table:table-cell>
          <table:table-cell office:value-type="percentage" office:value="0.4" calcext:value-type="percentage">
            <text:p>40.00%</text:p>
          </table:table-cell>
          <table:table-cell table:number-columns-repeated="8"/>
          <table:table-cell table:style-name="ce1" office:value-type="string" calcext:value-type="string">
            <text:p>8b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-205" calcext:value-type="float">
            <text:p>-20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118" calcext:value-type="float">
            <text:p>118</text:p>
          </table:table-cell>
          <table:table-cell office:value-type="float" office:value="3583" calcext:value-type="float">
            <text:p>3583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string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office:value-type="float" office:value="-13064" calcext:value-type="float">
            <text:p>-1306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/>
          <table:table-cell office:value-type="string" calcext:value-type="string">
            <text:p>8d</text:p>
          </table:table-cell>
          <table:table-cell office:value-type="float" office:value="141" calcext:value-type="float">
            <text:p>141</text:p>
          </table:table-cell>
          <table:table-cell office:value-type="float" office:value="-7579" calcext:value-type="float">
            <text:p>-7579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5033" calcext:value-type="float">
            <text:p>15033</text:p>
          </table:table-cell>
          <table:table-cell office:value-type="percentage" office:value="0.24" calcext:value-type="percentage">
            <text:p>24.00%</text:p>
          </table:table-cell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141" calcext:value-type="float">
            <text:p>141</text:p>
          </table:table-cell>
          <table:table-cell office:value-type="float" office:value="-6150" calcext:value-type="float">
            <text:p>-615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6546" calcext:value-type="float">
            <text:p>26546</text:p>
          </table:table-cell>
          <table:table-cell office:value-type="percentage" office:value="0.42" calcext:value-type="percentage">
            <text:p>42.00%</text:p>
          </table:table-cell>
          <table:table-cell table:number-columns-repeated="8"/>
          <table:table-cell table:style-name="ce1" office:value-type="string" calcext:value-type="string">
            <text:p>8c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-316" calcext:value-type="float">
            <text:p>-31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4310" calcext:value-type="float">
            <text:p>4310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string" calcext:value-type="string">
            <text:p>8b</text:p>
          </table:table-cell>
          <table:table-cell office:value-type="float" office:value="139" calcext:value-type="float">
            <text:p>139</text:p>
          </table:table-cell>
          <table:table-cell office:value-type="float" office:value="-12540" calcext:value-type="float">
            <text:p>-1254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/>
          <table:table-cell office:value-type="string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office:value-type="float" office:value="-7340" calcext:value-type="float">
            <text:p>-7340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4941" calcext:value-type="float">
            <text:p>14941</text:p>
          </table:table-cell>
          <table:table-cell office:value-type="percentage" office:value="0.23" calcext:value-type="percentage">
            <text:p>23.00%</text:p>
          </table:table-cell>
          <table:table-cell table:number-columns-repeated="7"/>
          <table:table-cell office:value-type="string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office:value-type="float" office:value="-5626" calcext:value-type="float">
            <text:p>-5626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6484" calcext:value-type="float">
            <text:p>26484</text:p>
          </table:table-cell>
          <table:table-cell office:value-type="percentage" office:value="0.42" calcext:value-type="percentage">
            <text:p>42.00%</text:p>
          </table:table-cell>
          <table:table-cell table:number-columns-repeated="8"/>
          <table:table-cell table:style-name="ce1" office:value-type="string" calcext:value-type="string">
            <text:p>8d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287" calcext:value-type="float">
            <text:p>4287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string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office:value-type="float" office:value="-12645" calcext:value-type="float">
            <text:p>-1264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/>
          <table:table-cell office:value-type="string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office:value-type="float" office:value="-7287" calcext:value-type="float">
            <text:p>-7287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5793" calcext:value-type="float">
            <text:p>15793</text:p>
          </table:table-cell>
          <table:table-cell office:value-type="percentage" office:value="0.25" calcext:value-type="percentage">
            <text:p>25.00%</text:p>
          </table:table-cell>
          <table:table-cell table:number-columns-repeated="7"/>
          <table:table-cell office:value-type="string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office:value-type="float" office:value="-5309" calcext:value-type="float">
            <text:p>-5309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7457" calcext:value-type="float">
            <text:p>27457</text:p>
          </table:table-cell>
          <table:table-cell office:value-type="percentage" office:value="0.43" calcext:value-type="percentage">
            <text:p>43.00%</text:p>
          </table:table-cell>
          <table:table-cell table:number-columns-repeated="8"/>
          <table:table-cell office:value-type="string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5045" calcext:value-type="float">
            <text:p>5045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string" calcext:value-type="string">
            <text:p>8d</text:p>
          </table:table-cell>
          <table:table-cell office:value-type="float" office:value="141" calcext:value-type="float">
            <text:p>141</text:p>
          </table:table-cell>
          <table:table-cell office:value-type="float" office:value="-12373" calcext:value-type="float">
            <text:p>-12373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-7209" calcext:value-type="float">
            <text:p>-7209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454" calcext:value-type="float">
            <text:p>16454</text:p>
          </table:table-cell>
          <table:table-cell office:value-type="percentage" office:value="0.26" calcext:value-type="percentage">
            <text:p>26.00%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-5435" calcext:value-type="float">
            <text:p>-5435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8189" calcext:value-type="float">
            <text:p>28189</text:p>
          </table:table-cell>
          <table:table-cell office:value-type="percentage" office:value="0.45" calcext:value-type="percentage">
            <text:p>45.00%</text:p>
          </table:table-cell>
          <table:table-cell table:number-columns-repeated="8"/>
          <table:table-cell office:value-type="string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5585" calcext:value-type="float">
            <text:p>5585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string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office:value-type="float" office:value="-12132" calcext:value-type="float">
            <text:p>-12132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-6619" calcext:value-type="float">
            <text:p>-6619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7332" calcext:value-type="float">
            <text:p>17332</text:p>
          </table:table-cell>
          <table:table-cell office:value-type="percentage" office:value="0.27" calcext:value-type="percentage">
            <text:p>27.00%</text:p>
          </table:table-cell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-4830" calcext:value-type="float">
            <text:p>-483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9231" calcext:value-type="float">
            <text:p>29231</text:p>
          </table:table-cell>
          <table:table-cell office:value-type="percentage" office:value="0.46" calcext:value-type="percentage">
            <text:p>46.00%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467" calcext:value-type="float">
            <text:p>6467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office:value-type="float" office:value="-11820" calcext:value-type="float">
            <text:p>-11820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-6327" calcext:value-type="float">
            <text:p>-6327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7347" calcext:value-type="float">
            <text:p>17347</text:p>
          </table:table-cell>
          <table:table-cell office:value-type="percentage" office:value="0.27" calcext:value-type="percentage">
            <text:p>27.00%</text:p>
          </table:table-cell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-4564" calcext:value-type="float">
            <text:p>-4564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9579" calcext:value-type="float">
            <text:p>29579</text:p>
          </table:table-cell>
          <table:table-cell office:value-type="percentage" office:value="0.47" calcext:value-type="percentage">
            <text:p>47.00%</text:p>
          </table:table-cell>
          <table:table-cell table:number-columns-repeated="8"/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786" calcext:value-type="float">
            <text:p>6786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-11501" calcext:value-type="float">
            <text:p>-11501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-6270" calcext:value-type="float">
            <text:p>-627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8196" calcext:value-type="float">
            <text:p>18196</text:p>
          </table:table-cell>
          <table:table-cell office:value-type="percentage" office:value="0.29" calcext:value-type="percentage">
            <text:p>29.00%</text:p>
          </table:table-cell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-4470" calcext:value-type="float">
            <text:p>-447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0667" calcext:value-type="float">
            <text:p>30667</text:p>
          </table:table-cell>
          <table:table-cell office:value-type="percentage" office:value="0.49" calcext:value-type="percentage">
            <text:p>49.00%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614" calcext:value-type="float">
            <text:p>7614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-11189" calcext:value-type="float">
            <text:p>-11189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-5844" calcext:value-type="float">
            <text:p>-5844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8884" calcext:value-type="float">
            <text:p>18884</text:p>
          </table:table-cell>
          <table:table-cell office:value-type="percentage" office:value="0.3" calcext:value-type="percentage">
            <text:p>30.00%</text:p>
          </table:table-cell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-4087" calcext:value-type="float">
            <text:p>-4087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1447" calcext:value-type="float">
            <text:p>31447</text:p>
          </table:table-cell>
          <table:table-cell office:value-type="percentage" office:value="0.5" calcext:value-type="percentage">
            <text:p>50.00%</text:p>
          </table:table-cell>
          <table:table-cell table:number-columns-repeated="8"/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1956" calcext:value-type="float">
            <text:p>19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8324" calcext:value-type="float">
            <text:p>8324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-10960" calcext:value-type="float">
            <text:p>-10960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-5505" calcext:value-type="float">
            <text:p>-5505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0316" calcext:value-type="float">
            <text:p>20316</text:p>
          </table:table-cell>
          <table:table-cell office:value-type="percentage" office:value="0.32" calcext:value-type="percentage">
            <text:p>32.00%</text:p>
          </table:table-cell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-3729" calcext:value-type="float">
            <text:p>-3729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2629" calcext:value-type="float">
            <text:p>32629</text:p>
          </table:table-cell>
          <table:table-cell office:value-type="percentage" office:value="0.52" calcext:value-type="percentage">
            <text:p>52.00%</text:p>
          </table:table-cell>
          <table:table-cell table:number-columns-repeated="8"/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396" calcext:value-type="float">
            <text:p>23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9147" calcext:value-type="float">
            <text:p>9147</text:p>
          </table:table-cell>
          <table:table-cell office:value-type="percentage" office:value="0.14" calcext:value-type="percentage">
            <text:p>14.00%</text:p>
          </table:table-cell>
          <table:table-cell table:number-columns-repeated="8"/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-10674" calcext:value-type="float">
            <text:p>-10674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-5406" calcext:value-type="float">
            <text:p>-5406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6309" calcext:value-type="float">
            <text:p>-6309</text:p>
          </table:table-cell>
          <table:table-cell office:value-type="percentage" office:value="-0.1" calcext:value-type="percentage">
            <text:p>-10.00%</text:p>
          </table:table-cell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-3672" calcext:value-type="float">
            <text:p>-3672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percentage" office:value="0.02" calcext:value-type="percentage">
            <text:p>2.00%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2537" calcext:value-type="float">
            <text:p>25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13161" calcext:value-type="float">
            <text:p>-13161</text:p>
          </table:table-cell>
          <table:table-cell office:value-type="percentage" office:value="-0.21" calcext:value-type="percentage">
            <text:p>-21.00%</text:p>
          </table:table-cell>
          <table:table-cell table:number-columns-repeated="8"/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-10771" calcext:value-type="float">
            <text:p>-10771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-5143" calcext:value-type="float">
            <text:p>-5143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-6019" calcext:value-type="float">
            <text:p>-6019</text:p>
          </table:table-cell>
          <table:table-cell office:value-type="percentage" office:value="-0.09" calcext:value-type="percentage">
            <text:p>-9.00%</text:p>
          </table:table-cell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-3053" calcext:value-type="float">
            <text:p>-305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712" calcext:value-type="float">
            <text:p>1712</text:p>
          </table:table-cell>
          <table:table-cell office:value-type="percentage" office:value="0.02" calcext:value-type="percentage">
            <text:p>2.00%</text:p>
          </table:table-cell>
          <table:table-cell table:number-columns-repeated="8"/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3078" calcext:value-type="float">
            <text:p>307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-12897" calcext:value-type="float">
            <text:p>-12897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-10209" calcext:value-type="float">
            <text:p>-10209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-5132" calcext:value-type="float">
            <text:p>-5132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-5765" calcext:value-type="float">
            <text:p>-5765</text:p>
          </table:table-cell>
          <table:table-cell office:value-type="percentage" office:value="-0.09" calcext:value-type="percentage">
            <text:p>-9.00%</text:p>
          </table:table-cell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-3039" calcext:value-type="float">
            <text:p>-3039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974" calcext:value-type="float">
            <text:p>1974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3279" calcext:value-type="float">
            <text:p>32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-12677" calcext:value-type="float">
            <text:p>-12677</text:p>
          </table:table-cell>
          <table:table-cell office:value-type="percentage" office:value="-0.2" calcext:value-type="percentage">
            <text:p>-20.00%</text:p>
          </table:table-cell>
          <table:table-cell table:number-columns-repeated="8"/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-9947" calcext:value-type="float">
            <text:p>-994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-4512" calcext:value-type="float">
            <text:p>-4512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-5449" calcext:value-type="float">
            <text:p>-5449</text:p>
          </table:table-cell>
          <table:table-cell office:value-type="percentage" office:value="-0.08" calcext:value-type="percentage">
            <text:p>-8.00%</text:p>
          </table:table-cell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-2935" calcext:value-type="float">
            <text:p>-2935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362" calcext:value-type="float">
            <text:p>2362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3225" calcext:value-type="float">
            <text:p>32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-12428" calcext:value-type="float">
            <text:p>-12428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-9616" calcext:value-type="float">
            <text:p>-961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string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office:value-type="float" office:value="-4225" calcext:value-type="float">
            <text:p>-4225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-5297" calcext:value-type="float">
            <text:p>-5297</text:p>
          </table:table-cell>
          <table:table-cell office:value-type="percentage" office:value="-0.08" calcext:value-type="percentage">
            <text:p>-8.00%</text:p>
          </table:table-cell>
          <table:table-cell table:number-columns-repeated="7"/>
          <table:table-cell office:value-type="string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office:value-type="float" office:value="-2656" calcext:value-type="float">
            <text:p>-2656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504" calcext:value-type="float">
            <text:p>2504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3914" calcext:value-type="float">
            <text:p>39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-12288" calcext:value-type="float">
            <text:p>-12288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-9847" calcext:value-type="float">
            <text:p>-984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string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office:value-type="float" office:value="-3837" calcext:value-type="float">
            <text:p>-3837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-4989" calcext:value-type="float">
            <text:p>-4989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string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office:value-type="float" office:value="-2011" calcext:value-type="float">
            <text:p>-201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835" calcext:value-type="float">
            <text:p>2835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string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office:value-type="float" office:value="3968" calcext:value-type="float">
            <text:p>39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-12014" calcext:value-type="float">
            <text:p>-12014</text:p>
          </table:table-cell>
          <table:table-cell office:value-type="percentage" office:value="-0.19" calcext:value-type="percentage">
            <text:p>-19.00%</text:p>
          </table:table-cell>
          <table:table-cell table:number-columns-repeated="8"/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-9209" calcext:value-type="float">
            <text:p>-9209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string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office:value-type="float" office:value="-3926" calcext:value-type="float">
            <text:p>-3926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-4750" calcext:value-type="float">
            <text:p>-4750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string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office:value-type="float" office:value="-2101" calcext:value-type="float">
            <text:p>-210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096" calcext:value-type="float">
            <text:p>3096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string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office:value-type="float" office:value="4649" calcext:value-type="float">
            <text:p>464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-11798" calcext:value-type="float">
            <text:p>-11798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string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office:value-type="float" office:value="-9284" calcext:value-type="float">
            <text:p>-928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string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office:value-type="float" office:value="-3233" calcext:value-type="float">
            <text:p>-3233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-4436" calcext:value-type="float">
            <text:p>-4436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string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office:value-type="float" office:value="-1468" calcext:value-type="float">
            <text:p>-1468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543" calcext:value-type="float">
            <text:p>3543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string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office:value-type="float" office:value="4597" calcext:value-type="float">
            <text:p>459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-11507" calcext:value-type="float">
            <text:p>-11507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string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office:value-type="float" office:value="-8666" calcext:value-type="float">
            <text:p>-8666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/>
          <table:table-cell office:value-type="string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office:value-type="float" office:value="-2996" calcext:value-type="float">
            <text:p>-2996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4451" calcext:value-type="float">
            <text:p>-4451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string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office:value-type="float" office:value="-1384" calcext:value-type="float">
            <text:p>-138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445" calcext:value-type="float">
            <text:p>3445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string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office:value-type="float" office:value="5020" calcext:value-type="float">
            <text:p>50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11524" calcext:value-type="float">
            <text:p>-11524</text:p>
          </table:table-cell>
          <table:table-cell office:value-type="percentage" office:value="-0.18" calcext:value-type="percentage">
            <text:p>-18.00%</text:p>
          </table:table-cell>
          <table:table-cell table:number-columns-repeated="8"/>
          <table:table-cell office:value-type="string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office:value-type="float" office:value="-8785" calcext:value-type="float">
            <text:p>-878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string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office:value-type="float" office:value="-2867" calcext:value-type="float">
            <text:p>-286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-4127" calcext:value-type="float">
            <text:p>-4127</text:p>
          </table:table-cell>
          <table:table-cell office:value-type="percentage" office:value="-0.06" calcext:value-type="percentage">
            <text:p>-6.00%</text:p>
          </table:table-cell>
          <table:table-cell table:number-columns-repeated="7"/>
          <table:table-cell office:value-type="string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office:value-type="float" office:value="-759" calcext:value-type="float">
            <text:p>-75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-9279" calcext:value-type="float">
            <text:p>-9279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office:value-type="float" office:value="5665" calcext:value-type="float">
            <text:p>566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-11227" calcext:value-type="float">
            <text:p>-11227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string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office:value-type="float" office:value="-8178" calcext:value-type="float">
            <text:p>-817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office:value-type="float" office:value="-2450" calcext:value-type="float">
            <text:p>-245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-3907" calcext:value-type="float">
            <text:p>-3907</text:p>
          </table:table-cell>
          <table:table-cell office:value-type="percentage" office:value="-0.06" calcext:value-type="percentage">
            <text:p>-6.00%</text:p>
          </table:table-cell>
          <table:table-cell table:number-columns-repeated="7"/>
          <table:table-cell office:value-type="string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office:value-type="float" office:value="-839" calcext:value-type="float">
            <text:p>-83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4091" calcext:value-type="float">
            <text:p>4091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string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office:value-type="float" office:value="5846" calcext:value-type="float">
            <text:p>584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-10988" calcext:value-type="float">
            <text:p>-10988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string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office:value-type="float" office:value="-7922" calcext:value-type="float">
            <text:p>-792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float" office:value="161" calcext:value-type="float">
            <text:p>161</text:p>
          </table:table-cell>
          <table:table-cell office:value-type="float" office:value="-2345" calcext:value-type="float">
            <text:p>-234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-3949" calcext:value-type="float">
            <text:p>-3949</text:p>
          </table:table-cell>
          <table:table-cell office:value-type="percentage" office:value="-0.06" calcext:value-type="percentage">
            <text:p>-6.00%</text:p>
          </table:table-cell>
          <table:table-cell table:number-columns-repeated="7"/>
          <table:table-cell table:style-name="ce1" office:value-type="string" calcext:value-type="string">
            <text:p>a1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-165" calcext:value-type="float">
            <text:p>-16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4440" calcext:value-type="float">
            <text:p>4440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string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office:value-type="float" office:value="6219" calcext:value-type="float">
            <text:p>62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-10697" calcext:value-type="float">
            <text:p>-10697</text:p>
          </table:table-cell>
          <table:table-cell office:value-type="percentage" office:value="-0.17" calcext:value-type="percentage">
            <text:p>-17.00%</text:p>
          </table:table-cell>
          <table:table-cell table:number-columns-repeated="8"/>
          <table:table-cell office:value-type="string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office:value-type="float" office:value="-7802" calcext:value-type="float">
            <text:p>-780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float" office:value="162" calcext:value-type="float">
            <text:p>162</text:p>
          </table:table-cell>
          <table:table-cell office:value-type="float" office:value="-2058" calcext:value-type="float">
            <text:p>-2058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3419" calcext:value-type="float">
            <text:p>-3419</text:p>
          </table:table-cell>
          <table:table-cell office:value-type="percentage" office:value="-0.05" calcext:value-type="percentage">
            <text:p>-5.00%</text:p>
          </table:table-cell>
          <table:table-cell table:number-columns-repeated="7"/>
          <table:table-cell table:style-name="ce1" office:value-type="string" calcext:value-type="string">
            <text:p>a2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636" calcext:value-type="float">
            <text:p>4636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string" calcext:value-type="string">
            <text:p>a1</text:p>
          </table:table-cell>
          <table:table-cell office:value-type="float" office:value="161" calcext:value-type="float">
            <text:p>161</text:p>
          </table:table-cell>
          <table:table-cell office:value-type="float" office:value="6678" calcext:value-type="float">
            <text:p>66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10532" calcext:value-type="float">
            <text:p>-10532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office:value-type="float" office:value="-7395" calcext:value-type="float">
            <text:p>-7395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office:value-type="float" office:value="-1423" calcext:value-type="float">
            <text:p>-142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-3075" calcext:value-type="float">
            <text:p>-3075</text:p>
          </table:table-cell>
          <table:table-cell office:value-type="percentage" office:value="-0.04" calcext:value-type="percentage">
            <text:p>-4.00%</text:p>
          </table:table-cell>
          <table:table-cell table:number-columns-repeated="7"/>
          <table:table-cell office:value-type="string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5055" calcext:value-type="float">
            <text:p>5055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string" calcext:value-type="string">
            <text:p>a2</text:p>
          </table:table-cell>
          <table:table-cell office:value-type="float" office:value="162" calcext:value-type="float">
            <text:p>162</text:p>
          </table:table-cell>
          <table:table-cell office:value-type="float" office:value="7038" calcext:value-type="float">
            <text:p>70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-10321" calcext:value-type="float">
            <text:p>-10321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a1</text:p>
          </table:table-cell>
          <table:table-cell office:value-type="float" office:value="161" calcext:value-type="float">
            <text:p>161</text:p>
          </table:table-cell>
          <table:table-cell office:value-type="float" office:value="-7068" calcext:value-type="float">
            <text:p>-706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office:value-type="float" office:value="-1220" calcext:value-type="float">
            <text:p>-122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-2798" calcext:value-type="float">
            <text:p>-2798</text:p>
          </table:table-cell>
          <table:table-cell office:value-type="percentage" office:value="-0.04" calcext:value-type="percentage">
            <text:p>-4.00%</text:p>
          </table:table-cell>
          <table:table-cell table:number-columns-repeated="7"/>
          <table:table-cell office:value-type="string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5336" calcext:value-type="float">
            <text:p>5336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string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office:value-type="float" office:value="7491" calcext:value-type="float">
            <text:p>749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-10058" calcext:value-type="float">
            <text:p>-10058</text:p>
          </table:table-cell>
          <table:table-cell office:value-type="percentage" office:value="-0.16" calcext:value-type="percentage">
            <text:p>-16.00%</text:p>
          </table:table-cell>
          <table:table-cell table:number-columns-repeated="8"/>
          <table:table-cell office:value-type="string" calcext:value-type="string">
            <text:p>a2</text:p>
          </table:table-cell>
          <table:table-cell office:value-type="float" office:value="162" calcext:value-type="float">
            <text:p>162</text:p>
          </table:table-cell>
          <table:table-cell office:value-type="float" office:value="-6785" calcext:value-type="float">
            <text:p>-678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office:value-type="float" office:value="-1060" calcext:value-type="float">
            <text:p>-106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-2469" calcext:value-type="float">
            <text:p>-2469</text:p>
          </table:table-cell>
          <table:table-cell office:value-type="percentage" office:value="-0.03" calcext:value-type="percentage">
            <text:p>-3.00%</text:p>
          </table:table-cell>
          <table:table-cell table:number-columns-repeated="7"/>
          <table:table-cell office:value-type="string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5726" calcext:value-type="float">
            <text:p>5726</text:p>
          </table:table-cell>
          <table:table-cell office:value-type="percentage" office:value="0.09" calcext:value-type="percentage">
            <text:p>9.00%</text:p>
          </table:table-cell>
          <table:table-cell table:number-columns-repeated="8"/>
          <table:table-cell office:value-type="string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office:value-type="float" office:value="7754" calcext:value-type="float">
            <text:p>775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-9733" calcext:value-type="float">
            <text:p>-9733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office:value-type="float" office:value="-6692" calcext:value-type="float">
            <text:p>-669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office:value-type="float" office:value="-432" calcext:value-type="float">
            <text:p>-4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2299" calcext:value-type="float">
            <text:p>-2299</text:p>
          </table:table-cell>
          <table:table-cell office:value-type="percentage" office:value="-0.03" calcext:value-type="percentage">
            <text:p>-3.00%</text:p>
          </table:table-cell>
          <table:table-cell table:number-columns-repeated="7"/>
          <table:table-cell office:value-type="string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902" calcext:value-type="float">
            <text:p>5902</text:p>
          </table:table-cell>
          <table:table-cell office:value-type="percentage" office:value="0.09" calcext:value-type="percentage">
            <text:p>9.00%</text:p>
          </table:table-cell>
          <table:table-cell table:number-columns-repeated="8"/>
          <table:table-cell office:value-type="string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office:value-type="float" office:value="7920" calcext:value-type="float">
            <text:p>79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9620" calcext:value-type="float">
            <text:p>-9620</text:p>
          </table:table-cell>
          <table:table-cell office:value-type="percentage" office:value="-0.15" calcext:value-type="percentage">
            <text:p>-15.00%</text:p>
          </table:table-cell>
          <table:table-cell table:number-columns-repeated="8"/>
          <table:table-cell office:value-type="string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office:value-type="float" office:value="-6460" calcext:value-type="float">
            <text:p>-646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table:style-name="ce1" office:value-type="string" calcext:value-type="string">
            <text:p>a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-315" calcext:value-type="float">
            <text:p>-3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1953" calcext:value-type="float">
            <text:p>-1953</text:p>
          </table:table-cell>
          <table:table-cell office:value-type="percentage" office:value="-0.03" calcext:value-type="percentage">
            <text:p>-3.00%</text:p>
          </table:table-cell>
          <table:table-cell table:number-columns-repeated="7"/>
          <table:table-cell office:value-type="string" calcext:value-type="string">
            <text:p>a7</text:p>
          </table:table-cell>
          <table:table-cell office:value-type="float" office:value="167" calcext:value-type="float">
            <text:p>167</text:p>
          </table:table-cell>
          <table:table-cell office:value-type="float" office:value="1696" calcext:value-type="float">
            <text:p>16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299" calcext:value-type="float">
            <text:p>6299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office:value-type="float" office:value="8325" calcext:value-type="float">
            <text:p>83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9289" calcext:value-type="float">
            <text:p>-9289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office:value-type="float" office:value="-5839" calcext:value-type="float">
            <text:p>-583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table:style-name="ce1" office:value-type="string" calcext:value-type="string">
            <text:p>a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-309" calcext:value-type="float">
            <text:p>-30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-1682" calcext:value-type="float">
            <text:p>-1682</text:p>
          </table:table-cell>
          <table:table-cell office:value-type="percentage" office:value="-0.02" calcext:value-type="percentage">
            <text:p>-2.00%</text:p>
          </table:table-cell>
          <table:table-cell table:number-columns-repeated="7"/>
          <table:table-cell office:value-type="string" calcext:value-type="string">
            <text:p>a8</text:p>
          </table:table-cell>
          <table:table-cell office:value-type="float" office:value="168" calcext:value-type="float">
            <text:p>168</text:p>
          </table:table-cell>
          <table:table-cell office:value-type="float" office:value="1701" calcext:value-type="float">
            <text:p>17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616" calcext:value-type="float">
            <text:p>6616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a7</text:p>
          </table:table-cell>
          <table:table-cell office:value-type="float" office:value="167" calcext:value-type="float">
            <text:p>167</text:p>
          </table:table-cell>
          <table:table-cell office:value-type="float" office:value="8833" calcext:value-type="float">
            <text:p>883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-9054" calcext:value-type="float">
            <text:p>-9054</text:p>
          </table:table-cell>
          <table:table-cell office:value-type="percentage" office:value="-0.14" calcext:value-type="percentage">
            <text:p>-14.00%</text:p>
          </table:table-cell>
          <table:table-cell table:number-columns-repeated="8"/>
          <table:table-cell office:value-type="string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office:value-type="float" office:value="-5598" calcext:value-type="float">
            <text:p>-559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-1400" calcext:value-type="float">
            <text:p>-1400</text:p>
          </table:table-cell>
          <table:table-cell office:value-type="percentage" office:value="-0.02" calcext:value-type="percentage">
            <text:p>-2.00%</text:p>
          </table:table-cell>
          <table:table-cell table:number-columns-repeated="7"/>
          <table:table-cell office:value-type="string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office:value-type="float" office:value="2388" calcext:value-type="float">
            <text:p>23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7000" calcext:value-type="float">
            <text:p>7000</text:p>
          </table:table-cell>
          <table:table-cell office:value-type="percentage" office:value="0.11" calcext:value-type="percentage">
            <text:p>11.00%</text:p>
          </table:table-cell>
          <table:table-cell table:number-columns-repeated="8"/>
          <table:table-cell office:value-type="string" calcext:value-type="string">
            <text:p>a8</text:p>
          </table:table-cell>
          <table:table-cell office:value-type="float" office:value="168" calcext:value-type="float">
            <text:p>168</text:p>
          </table:table-cell>
          <table:table-cell office:value-type="float" office:value="8833" calcext:value-type="float">
            <text:p>883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-8733" calcext:value-type="float">
            <text:p>-8733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string" calcext:value-type="string">
            <text:p>a7</text:p>
          </table:table-cell>
          <table:table-cell office:value-type="float" office:value="167" calcext:value-type="float">
            <text:p>167</text:p>
          </table:table-cell>
          <table:table-cell office:value-type="float" office:value="-5467" calcext:value-type="float">
            <text:p>-546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-1148" calcext:value-type="float">
            <text:p>-1148</text:p>
          </table:table-cell>
          <table:table-cell office:value-type="percentage" office:value="-0.01" calcext:value-type="percentage">
            <text:p>-1.00%</text:p>
          </table:table-cell>
          <table:table-cell table:number-columns-repeated="7"/>
          <table:table-cell office:value-type="string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office:value-type="float" office:value="2483" calcext:value-type="float">
            <text:p>2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182" calcext:value-type="float">
            <text:p>7182</text:p>
          </table:table-cell>
          <table:table-cell office:value-type="percentage" office:value="0.11" calcext:value-type="percentage">
            <text:p>11.00%</text:p>
          </table:table-cell>
          <table:table-cell table:number-columns-repeated="8"/>
          <table:table-cell office:value-type="string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office:value-type="float" office:value="9581" calcext:value-type="float">
            <text:p>958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-8574" calcext:value-type="float">
            <text:p>-8574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string" calcext:value-type="string">
            <text:p>a8</text:p>
          </table:table-cell>
          <table:table-cell office:value-type="float" office:value="168" calcext:value-type="float">
            <text:p>168</text:p>
          </table:table-cell>
          <table:table-cell office:value-type="float" office:value="-5420" calcext:value-type="float">
            <text:p>-542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-791" calcext:value-type="float">
            <text:p>-791</text:p>
          </table:table-cell>
          <table:table-cell office:value-type="percentage" office:value="-0.01" calcext:value-type="percentage">
            <text:p>-1.00%</text:p>
          </table:table-cell>
          <table:table-cell table:number-columns-repeated="7"/>
          <table:table-cell office:value-type="string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office:value-type="float" office:value="3187" calcext:value-type="float">
            <text:p>31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573" calcext:value-type="float">
            <text:p>7573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office:value-type="float" office:value="9689" calcext:value-type="float">
            <text:p>96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-8304" calcext:value-type="float">
            <text:p>-8304</text:p>
          </table:table-cell>
          <table:table-cell office:value-type="percentage" office:value="-0.13" calcext:value-type="percentage">
            <text:p>-13.00%</text:p>
          </table:table-cell>
          <table:table-cell table:number-columns-repeated="8"/>
          <table:table-cell office:value-type="string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office:value-type="float" office:value="-4776" calcext:value-type="float">
            <text:p>-477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511" calcext:value-type="float">
            <text:p>-511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office:value-type="float" office:value="3396" calcext:value-type="float">
            <text:p>33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934" calcext:value-type="float">
            <text:p>7934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office:value-type="float" office:value="10175" calcext:value-type="float">
            <text:p>101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8013" calcext:value-type="float">
            <text:p>-8013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string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office:value-type="float" office:value="-4511" calcext:value-type="float">
            <text:p>-451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office:value-type="float" office:value="1829" calcext:value-type="float">
            <text:p>18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-125" calcext:value-type="float">
            <text:p>-125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office:value-type="float" office:value="3856" calcext:value-type="float">
            <text:p>38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348" calcext:value-type="float">
            <text:p>8348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office:value-type="float" office:value="10423" calcext:value-type="float">
            <text:p>1042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-7687" calcext:value-type="float">
            <text:p>-7687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string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office:value-type="float" office:value="-4084" calcext:value-type="float">
            <text:p>-408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-136" calcext:value-type="float">
            <text:p>-136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office:value-type="float" office:value="4216" calcext:value-type="float">
            <text:p>42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8270" calcext:value-type="float">
            <text:p>8270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office:value-type="float" office:value="10969" calcext:value-type="float">
            <text:p>1096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-7691" calcext:value-type="float">
            <text:p>-7691</text:p>
          </table:table-cell>
          <table:table-cell office:value-type="percentage" office:value="-0.12" calcext:value-type="percentage">
            <text:p>-12.00%</text:p>
          </table:table-cell>
          <table:table-cell table:number-columns-repeated="8"/>
          <table:table-cell office:value-type="string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office:value-type="float" office:value="-4142" calcext:value-type="float">
            <text:p>-414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office:value-type="float" office:value="2657" calcext:value-type="float">
            <text:p>26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34" calcext:value-type="float">
            <text:p>134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office:value-type="float" office:value="4712" calcext:value-type="float">
            <text:p>4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8726" calcext:value-type="float">
            <text:p>8726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office:value-type="float" office:value="11557" calcext:value-type="float">
            <text:p>1155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-7364" calcext:value-type="float">
            <text:p>-7364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string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office:value-type="float" office:value="-3684" calcext:value-type="float">
            <text:p>-368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office:value-type="float" office:value="2490" calcext:value-type="float">
            <text:p>24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76" calcext:value-type="float">
            <text:p>476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office:value-type="float" office:value="4929" calcext:value-type="float">
            <text:p>49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9035" calcext:value-type="float">
            <text:p>9035</text:p>
          </table:table-cell>
          <table:table-cell office:value-type="percentage" office:value="0.14" calcext:value-type="percentage">
            <text:p>14.00%</text:p>
          </table:table-cell>
          <table:table-cell table:number-columns-repeated="8"/>
          <table:table-cell office:value-type="string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office:value-type="float" office:value="12090" calcext:value-type="float">
            <text:p>1209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-7112" calcext:value-type="float">
            <text:p>-7112</text:p>
          </table:table-cell>
          <table:table-cell office:value-type="percentage" office:value="-0.11" calcext:value-type="percentage">
            <text:p>-11.00%</text:p>
          </table:table-cell>
          <table:table-cell table:number-columns-repeated="8"/>
          <table:table-cell office:value-type="string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office:value-type="float" office:value="-3379" calcext:value-type="float">
            <text:p>-337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office:value-type="float" office:value="2958" calcext:value-type="float">
            <text:p>29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855" calcext:value-type="float">
            <text:p>855</text:p>
          </table:table-cell>
          <table:table-cell office:value-type="percentage" office:value="0.01" calcext:value-type="percentage">
            <text:p>1.00%</text:p>
          </table:table-cell>
          <table:table-cell table:number-columns-repeated="7"/>
          <table:table-cell office:value-type="string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office:value-type="float" office:value="5428" calcext:value-type="float">
            <text:p>54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9458" calcext:value-type="float">
            <text:p>9458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string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office:value-type="float" office:value="12320" calcext:value-type="float">
            <text:p>123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-6839" calcext:value-type="float">
            <text:p>-6839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string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office:value-type="float" office:value="-2763" calcext:value-type="float">
            <text:p>-276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01" calcext:value-type="percentage">
            <text:p>1.00%</text:p>
          </table:table-cell>
          <table:table-cell table:number-columns-repeated="7"/>
          <table:table-cell office:value-type="string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office:value-type="float" office:value="5551" calcext:value-type="float">
            <text:p>555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9651" calcext:value-type="float">
            <text:p>9651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string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office:value-type="float" office:value="12862" calcext:value-type="float">
            <text:p>1286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-6605" calcext:value-type="float">
            <text:p>-6605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string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office:value-type="float" office:value="-2840" calcext:value-type="float">
            <text:p>-284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office:value-type="float" office:value="3778" calcext:value-type="float">
            <text:p>37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02" calcext:value-type="percentage">
            <text:p>2.00%</text:p>
          </table:table-cell>
          <table:table-cell table:number-columns-repeated="7"/>
          <table:table-cell office:value-type="string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office:value-type="float" office:value="6271" calcext:value-type="float">
            <text:p>62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082" calcext:value-type="float">
            <text:p>10082</text:p>
          </table:table-cell>
          <table:table-cell office:value-type="percentage" office:value="0.16" calcext:value-type="percentage">
            <text:p>16.00%</text:p>
          </table:table-cell>
          <table:table-cell table:number-columns-repeated="8"/>
          <table:table-cell office:value-type="string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office:value-type="float" office:value="13010" calcext:value-type="float">
            <text:p>130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-6296" calcext:value-type="float">
            <text:p>-6296</text:p>
          </table:table-cell>
          <table:table-cell office:value-type="percentage" office:value="-0.1" calcext:value-type="percentage">
            <text:p>-10.00%</text:p>
          </table:table-cell>
          <table:table-cell table:number-columns-repeated="8"/>
          <table:table-cell office:value-type="string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office:value-type="float" office:value="-2359" calcext:value-type="float">
            <text:p>-235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office:value-type="float" office:value="4023" calcext:value-type="float">
            <text:p>40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636" calcext:value-type="float">
            <text:p>1636</text:p>
          </table:table-cell>
          <table:table-cell office:value-type="percentage" office:value="0.02" calcext:value-type="percentage">
            <text:p>2.00%</text:p>
          </table:table-cell>
          <table:table-cell table:number-columns-repeated="7"/>
          <table:table-cell office:value-type="string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office:value-type="float" office:value="6299" calcext:value-type="float">
            <text:p>629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0455" calcext:value-type="float">
            <text:p>10455</text:p>
          </table:table-cell>
          <table:table-cell office:value-type="percentage" office:value="0.16" calcext:value-type="percentage">
            <text:p>16.00%</text:p>
          </table:table-cell>
          <table:table-cell table:number-columns-repeated="8"/>
          <table:table-cell office:value-type="string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office:value-type="float" office:value="13555" calcext:value-type="float">
            <text:p>1355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6021" calcext:value-type="float">
            <text:p>-6021</text:p>
          </table:table-cell>
          <table:table-cell office:value-type="percentage" office:value="-0.09" calcext:value-type="percentage">
            <text:p>-9.00%</text:p>
          </table:table-cell>
          <table:table-cell table:number-columns-repeated="8"/>
          <table:table-cell office:value-type="string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office:value-type="float" office:value="-2073" calcext:value-type="float">
            <text:p>-207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office:value-type="float" office:value="4501" calcext:value-type="float">
            <text:p>45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147" calcext:value-type="float">
            <text:p>2147</text:p>
          </table:table-cell>
          <table:table-cell office:value-type="percentage" office:value="0.03" calcext:value-type="percentage">
            <text:p>3.00%</text:p>
          </table:table-cell>
          <table:table-cell table:number-columns-repeated="7"/>
          <table:table-cell office:value-type="string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office:value-type="float" office:value="6785" calcext:value-type="float">
            <text:p>67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0924" calcext:value-type="float">
            <text:p>10924</text:p>
          </table:table-cell>
          <table:table-cell office:value-type="percentage" office:value="0.17" calcext:value-type="percentage">
            <text:p>17.00%</text:p>
          </table:table-cell>
          <table:table-cell table:number-columns-repeated="8"/>
          <table:table-cell office:value-type="string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office:value-type="float" office:value="14092" calcext:value-type="float">
            <text:p>1409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-5681" calcext:value-type="float">
            <text:p>-5681</text:p>
          </table:table-cell>
          <table:table-cell office:value-type="percentage" office:value="-0.09" calcext:value-type="percentage">
            <text:p>-9.00%</text:p>
          </table:table-cell>
          <table:table-cell table:number-columns-repeated="8"/>
          <table:table-cell office:value-type="string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office:value-type="float" office:value="-1617" calcext:value-type="float">
            <text:p>-161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office:value-type="float" office:value="5163" calcext:value-type="float">
            <text:p>51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923" calcext:value-type="float">
            <text:p>1923</text:p>
          </table:table-cell>
          <table:table-cell office:value-type="percentage" office:value="0.03" calcext:value-type="percentage">
            <text:p>3.00%</text:p>
          </table:table-cell>
          <table:table-cell table:number-columns-repeated="7"/>
          <table:table-cell office:value-type="string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office:value-type="float" office:value="7154" calcext:value-type="float">
            <text:p>715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69" calcext:value-type="float">
            <text:p>11069</text:p>
          </table:table-cell>
          <table:table-cell office:value-type="percentage" office:value="0.17" calcext:value-type="percentage">
            <text:p>17.00%</text:p>
          </table:table-cell>
          <table:table-cell table:number-columns-repeated="8"/>
          <table:table-cell office:value-type="string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office:value-type="float" office:value="14648" calcext:value-type="float">
            <text:p>1464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5511" calcext:value-type="float">
            <text:p>-5511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string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office:value-type="float" office:value="-712" calcext:value-type="float">
            <text:p>-7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b7</text:p>
          </table:table-cell>
          <table:table-cell office:value-type="float" office:value="183" calcext:value-type="float">
            <text:p>183</text:p>
          </table:table-cell>
          <table:table-cell office:value-type="float" office:value="5663" calcext:value-type="float">
            <text:p>56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2760" calcext:value-type="float">
            <text:p>2760</text:p>
          </table:table-cell>
          <table:table-cell office:value-type="percentage" office:value="0.04" calcext:value-type="percentage">
            <text:p>4.00%</text:p>
          </table:table-cell>
          <table:table-cell table:number-columns-repeated="7"/>
          <table:table-cell office:value-type="string" calcext:value-type="string">
            <text:p>b7</text:p>
          </table:table-cell>
          <table:table-cell office:value-type="float" office:value="183" calcext:value-type="float">
            <text:p>183</text:p>
          </table:table-cell>
          <table:table-cell office:value-type="float" office:value="7953" calcext:value-type="float">
            <text:p>795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1566" calcext:value-type="float">
            <text:p>11566</text:p>
          </table:table-cell>
          <table:table-cell office:value-type="percentage" office:value="0.18" calcext:value-type="percentage">
            <text:p>18.00%</text:p>
          </table:table-cell>
          <table:table-cell table:number-columns-repeated="8"/>
          <table:table-cell office:value-type="string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office:value-type="float" office:value="14835" calcext:value-type="float">
            <text:p>1483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-5182" calcext:value-type="float">
            <text:p>-5182</text:p>
          </table:table-cell>
          <table:table-cell office:value-type="percentage" office:value="-0.08" calcext:value-type="percentage">
            <text:p>-8.00%</text:p>
          </table:table-cell>
          <table:table-cell table:number-columns-repeated="8"/>
          <table:table-cell office:value-type="string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office:value-type="float" office:value="-224" calcext:value-type="float">
            <text:p>-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office:value-type="float" office:value="5720" calcext:value-type="float">
            <text:p>57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057" calcext:value-type="float">
            <text:p>3057</text:p>
          </table:table-cell>
          <table:table-cell office:value-type="percentage" office:value="0.04" calcext:value-type="percentage">
            <text:p>4.00%</text:p>
          </table:table-cell>
          <table:table-cell table:number-columns-repeated="7"/>
          <table:table-cell office:value-type="string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office:value-type="float" office:value="7991" calcext:value-type="float">
            <text:p>799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1930" calcext:value-type="float">
            <text:p>11930</text:p>
          </table:table-cell>
          <table:table-cell office:value-type="percentage" office:value="0.19" calcext:value-type="percentage">
            <text:p>19.00%</text:p>
          </table:table-cell>
          <table:table-cell table:number-columns-repeated="8"/>
          <table:table-cell office:value-type="string" calcext:value-type="string">
            <text:p>b7</text:p>
          </table:table-cell>
          <table:table-cell office:value-type="float" office:value="183" calcext:value-type="float">
            <text:p>183</text:p>
          </table:table-cell>
          <table:table-cell office:value-type="float" office:value="15644" calcext:value-type="float">
            <text:p>1564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-4878" calcext:value-type="float">
            <text:p>-4878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office:value-type="string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office:value-type="float" office:value="-428" calcext:value-type="float">
            <text:p>-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office:value-type="float" office:value="6188" calcext:value-type="float">
            <text:p>618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472" calcext:value-type="float">
            <text:p>3472</text:p>
          </table:table-cell>
          <table:table-cell office:value-type="percentage" office:value="0.05" calcext:value-type="percentage">
            <text:p>5.00%</text:p>
          </table:table-cell>
          <table:table-cell table:number-columns-repeated="7"/>
          <table:table-cell office:value-type="string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office:value-type="float" office:value="8484" calcext:value-type="float">
            <text:p>848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2365" calcext:value-type="float">
            <text:p>12365</text:p>
          </table:table-cell>
          <table:table-cell office:value-type="percentage" office:value="0.19" calcext:value-type="percentage">
            <text:p>19.00%</text:p>
          </table:table-cell>
          <table:table-cell table:number-columns-repeated="8"/>
          <table:table-cell office:value-type="string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office:value-type="float" office:value="15639" calcext:value-type="float">
            <text:p>1563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-4521" calcext:value-type="float">
            <text:p>-4521</text:p>
          </table:table-cell>
          <table:table-cell office:value-type="percentage" office:value="-0.07" calcext:value-type="percentage">
            <text:p>-7.00%</text:p>
          </table:table-cell>
          <table:table-cell table:number-columns-repeated="8"/>
          <table:table-cell table:style-name="ce1" office:value-type="string" calcext:value-type="string">
            <text:p>b7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office:value-type="float" office:value="6325" calcext:value-type="float">
            <text:p>63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557" calcext:value-type="float">
            <text:p>3557</text:p>
          </table:table-cell>
          <table:table-cell office:value-type="percentage" office:value="0.05" calcext:value-type="percentage">
            <text:p>5.00%</text:p>
          </table:table-cell>
          <table:table-cell table:number-columns-repeated="7"/>
          <table:table-cell office:value-type="string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office:value-type="float" office:value="8683" calcext:value-type="float">
            <text:p>86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2580" calcext:value-type="float">
            <text:p>12580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string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office:value-type="float" office:value="16221" calcext:value-type="float">
            <text:p>162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-4350" calcext:value-type="float">
            <text:p>-4350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office:value-type="float" office:value="6846" calcext:value-type="float">
            <text:p>68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964" calcext:value-type="float">
            <text:p>3964</text:p>
          </table:table-cell>
          <table:table-cell office:value-type="percentage" office:value="0.06" calcext:value-type="percentage">
            <text:p>6.00%</text:p>
          </table:table-cell>
          <table:table-cell table:number-columns-repeated="7"/>
          <table:table-cell office:value-type="string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office:value-type="float" office:value="9211" calcext:value-type="float">
            <text:p>92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086" calcext:value-type="float">
            <text:p>13086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string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office:value-type="float" office:value="16667" calcext:value-type="float">
            <text:p>166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-3952" calcext:value-type="float">
            <text:p>-3952</text:p>
          </table:table-cell>
          <table:table-cell office:value-type="percentage" office:value="-0.06" calcext:value-type="percentage">
            <text:p>-6.00%</text:p>
          </table:table-cell>
          <table:table-cell table:number-columns-repeated="8"/>
          <table:table-cell office:value-type="string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office:value-type="float" office:value="7104" calcext:value-type="float">
            <text:p>710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418" calcext:value-type="float">
            <text:p>4418</text:p>
          </table:table-cell>
          <table:table-cell office:value-type="percentage" office:value="0.07" calcext:value-type="percentage">
            <text:p>7.00%</text:p>
          </table:table-cell>
          <table:table-cell table:number-columns-repeated="7"/>
          <table:table-cell office:value-type="string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office:value-type="float" office:value="9435" calcext:value-type="float">
            <text:p>94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3473" calcext:value-type="float">
            <text:p>13473</text:p>
          </table:table-cell>
          <table:table-cell office:value-type="percentage" office:value="0.21" calcext:value-type="percentage">
            <text:p>21.00%</text:p>
          </table:table-cell>
          <table:table-cell table:number-columns-repeated="8"/>
          <table:table-cell office:value-type="string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office:value-type="float" office:value="17246" calcext:value-type="float">
            <text:p>1724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-3717" calcext:value-type="float">
            <text:p>-3717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string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office:value-type="float" office:value="7650" calcext:value-type="float">
            <text:p>76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775" calcext:value-type="float">
            <text:p>4775</text:p>
          </table:table-cell>
          <table:table-cell office:value-type="percentage" office:value="0.07" calcext:value-type="percentage">
            <text:p>7.00%</text:p>
          </table:table-cell>
          <table:table-cell table:number-columns-repeated="7"/>
          <table:table-cell office:value-type="string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office:value-type="float" office:value="9973" calcext:value-type="float">
            <text:p>99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3928" calcext:value-type="float">
            <text:p>13928</text:p>
          </table:table-cell>
          <table:table-cell office:value-type="percentage" office:value="0.22" calcext:value-type="percentage">
            <text:p>22.00%</text:p>
          </table:table-cell>
          <table:table-cell table:number-columns-repeated="8"/>
          <table:table-cell office:value-type="string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office:value-type="float" office:value="17281" calcext:value-type="float">
            <text:p>1728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-3295" calcext:value-type="float">
            <text:p>-3295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string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office:value-type="float" office:value="8069" calcext:value-type="float">
            <text:p>806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4781" calcext:value-type="float">
            <text:p>4781</text:p>
          </table:table-cell>
          <table:table-cell office:value-type="percentage" office:value="0.07" calcext:value-type="percentage">
            <text:p>7.00%</text:p>
          </table:table-cell>
          <table:table-cell table:number-columns-repeated="7"/>
          <table:table-cell office:value-type="string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office:value-type="float" office:value="10450" calcext:value-type="float">
            <text:p>104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3874" calcext:value-type="float">
            <text:p>13874</text:p>
          </table:table-cell>
          <table:table-cell office:value-type="percentage" office:value="0.22" calcext:value-type="percentage">
            <text:p>22.00%</text:p>
          </table:table-cell>
          <table:table-cell table:number-columns-repeated="8"/>
          <table:table-cell office:value-type="string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office:value-type="float" office:value="17868" calcext:value-type="float">
            <text:p>1786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-3293" calcext:value-type="float">
            <text:p>-3293</text:p>
          </table:table-cell>
          <table:table-cell office:value-type="percentage" office:value="-0.05" calcext:value-type="percentage">
            <text:p>-5.00%</text:p>
          </table:table-cell>
          <table:table-cell table:number-columns-repeated="8"/>
          <table:table-cell office:value-type="string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office:value-type="float" office:value="1646" calcext:value-type="float">
            <text:p>16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office:value-type="float" office:value="8638" calcext:value-type="float">
            <text:p>86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08" calcext:value-type="percentage">
            <text:p>8.00%</text:p>
          </table:table-cell>
          <table:table-cell table:number-columns-repeated="7"/>
          <table:table-cell office:value-type="string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office:value-type="float" office:value="10994" calcext:value-type="float">
            <text:p>1099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4399" calcext:value-type="float">
            <text:p>14399</text:p>
          </table:table-cell>
          <table:table-cell office:value-type="percentage" office:value="0.23" calcext:value-type="percentage">
            <text:p>23.00%</text:p>
          </table:table-cell>
          <table:table-cell table:number-columns-repeated="8"/>
          <table:table-cell office:value-type="string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office:value-type="float" office:value="18348" calcext:value-type="float">
            <text:p>1834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-2916" calcext:value-type="float">
            <text:p>-2916</text:p>
          </table:table-cell>
          <table:table-cell office:value-type="percentage" office:value="-0.04" calcext:value-type="percentage">
            <text:p>-4.00%</text:p>
          </table:table-cell>
          <table:table-cell table:number-columns-repeated="8"/>
          <table:table-cell office:value-type="string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office:value-type="float" office:value="2172" calcext:value-type="float">
            <text:p>21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office:value-type="float" office:value="8699" calcext:value-type="float">
            <text:p>869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5212" calcext:value-type="float">
            <text:p>5212</text:p>
          </table:table-cell>
          <table:table-cell office:value-type="percentage" office:value="0.08" calcext:value-type="percentage">
            <text:p>8.00%</text:p>
          </table:table-cell>
          <table:table-cell table:number-columns-repeated="7"/>
          <table:table-cell office:value-type="string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office:value-type="float" office:value="11347" calcext:value-type="float">
            <text:p>1134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781" calcext:value-type="float">
            <text:p>14781</text:p>
          </table:table-cell>
          <table:table-cell office:value-type="percentage" office:value="0.23" calcext:value-type="percentage">
            <text:p>23.00%</text:p>
          </table:table-cell>
          <table:table-cell table:number-columns-repeated="8"/>
          <table:table-cell office:value-type="string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office:value-type="float" office:value="18927" calcext:value-type="float">
            <text:p>189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-2629" calcext:value-type="float">
            <text:p>-2629</text:p>
          </table:table-cell>
          <table:table-cell office:value-type="percentage" office:value="-0.04" calcext:value-type="percentage">
            <text:p>-4.00%</text:p>
          </table:table-cell>
          <table:table-cell table:number-columns-repeated="8"/>
          <table:table-cell office:value-type="string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office:value-type="float" office:value="2573" calcext:value-type="float">
            <text:p>25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office:value-type="float" office:value="9489" calcext:value-type="float">
            <text:p>94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09" calcext:value-type="percentage">
            <text:p>9.00%</text:p>
          </table:table-cell>
          <table:table-cell table:number-columns-repeated="7"/>
          <table:table-cell office:value-type="string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office:value-type="float" office:value="11720" calcext:value-type="float">
            <text:p>117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5270" calcext:value-type="float">
            <text:p>15270</text:p>
          </table:table-cell>
          <table:table-cell office:value-type="percentage" office:value="0.24" calcext:value-type="percentage">
            <text:p>24.00%</text:p>
          </table:table-cell>
          <table:table-cell table:number-columns-repeated="8"/>
          <table:table-cell office:value-type="string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office:value-type="float" office:value="19078" calcext:value-type="float">
            <text:p>1907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-2209" calcext:value-type="float">
            <text:p>-2209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string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office:value-type="float" office:value="19460" calcext:value-type="float">
            <text:p>194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office:value-type="float" office:value="9705" calcext:value-type="float">
            <text:p>970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6275" calcext:value-type="float">
            <text:p>6275</text:p>
          </table:table-cell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string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office:value-type="float" office:value="12188" calcext:value-type="float">
            <text:p>1218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5503" calcext:value-type="float">
            <text:p>15503</text:p>
          </table:table-cell>
          <table:table-cell office:value-type="percentage" office:value="0.24" calcext:value-type="percentage">
            <text:p>24.00%</text:p>
          </table:table-cell>
          <table:table-cell table:number-columns-repeated="8"/>
          <table:table-cell office:value-type="string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office:value-type="float" office:value="19631" calcext:value-type="float">
            <text:p>1963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-2041" calcext:value-type="float">
            <text:p>-2041</text:p>
          </table:table-cell>
          <table:table-cell office:value-type="percentage" office:value="-0.03" calcext:value-type="percentage">
            <text:p>-3.00%</text:p>
          </table:table-cell>
          <table:table-cell table:number-columns-repeated="8"/>
          <table:table-cell office:value-type="string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office:value-type="float" office:value="3087" calcext:value-type="float">
            <text:p>30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office:value-type="float" office:value="10522" calcext:value-type="float">
            <text:p>105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6749" calcext:value-type="float">
            <text:p>6749</text:p>
          </table:table-cell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string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office:value-type="float" office:value="12799" calcext:value-type="float">
            <text:p>1279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057" calcext:value-type="float">
            <text:p>16057</text:p>
          </table:table-cell>
          <table:table-cell office:value-type="percentage" office:value="0.25" calcext:value-type="percentage">
            <text:p>25.00%</text:p>
          </table:table-cell>
          <table:table-cell table:number-columns-repeated="8"/>
          <table:table-cell office:value-type="string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office:value-type="float" office:value="20137" calcext:value-type="float">
            <text:p>201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-1596" calcext:value-type="float">
            <text:p>-1596</text:p>
          </table:table-cell>
          <table:table-cell office:value-type="percentage" office:value="-0.02" calcext:value-type="percentage">
            <text:p>-2.00%</text:p>
          </table:table-cell>
          <table:table-cell table:number-columns-repeated="8"/>
          <table:table-cell office:value-type="string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office:value-type="float" office:value="3612" calcext:value-type="float">
            <text:p>36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office:value-type="float" office:value="10828" calcext:value-type="float">
            <text:p>1082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107" calcext:value-type="float">
            <text:p>7107</text:p>
          </table:table-cell>
          <table:table-cell office:value-type="percentage" office:value="0.11" calcext:value-type="percentage">
            <text:p>11.00%</text:p>
          </table:table-cell>
          <table:table-cell table:number-columns-repeated="7"/>
          <table:table-cell office:value-type="string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office:value-type="float" office:value="13327" calcext:value-type="float">
            <text:p>133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6473" calcext:value-type="float">
            <text:p>16473</text:p>
          </table:table-cell>
          <table:table-cell office:value-type="percentage" office:value="0.26" calcext:value-type="percentage">
            <text:p>26.00%</text:p>
          </table:table-cell>
          <table:table-cell table:number-columns-repeated="8"/>
          <table:table-cell office:value-type="string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office:value-type="float" office:value="21043" calcext:value-type="float">
            <text:p>2104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-1272" calcext:value-type="float">
            <text:p>-1272</text:p>
          </table:table-cell>
          <table:table-cell office:value-type="percentage" office:value="-0.02" calcext:value-type="percentage">
            <text:p>-2.00%</text:p>
          </table:table-cell>
          <table:table-cell table:number-columns-repeated="8"/>
          <table:table-cell office:value-type="string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office:value-type="float" office:value="3729" calcext:value-type="float">
            <text:p>37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office:value-type="float" office:value="11342" calcext:value-type="float">
            <text:p>1134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7571" calcext:value-type="float">
            <text:p>7571</text:p>
          </table:table-cell>
          <table:table-cell office:value-type="percentage" office:value="0.12" calcext:value-type="percentage">
            <text:p>12.00%</text:p>
          </table:table-cell>
          <table:table-cell table:number-columns-repeated="7"/>
          <table:table-cell office:value-type="string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office:value-type="float" office:value="13878" calcext:value-type="float">
            <text:p>1387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986" calcext:value-type="float">
            <text:p>16986</text:p>
          </table:table-cell>
          <table:table-cell office:value-type="percentage" office:value="0.27" calcext:value-type="percentage">
            <text:p>27.00%</text:p>
          </table:table-cell>
          <table:table-cell table:number-columns-repeated="8"/>
          <table:table-cell office:value-type="string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office:value-type="float" office:value="21124" calcext:value-type="float">
            <text:p>2112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-921" calcext:value-type="float">
            <text:p>-921</text:p>
          </table:table-cell>
          <table:table-cell office:value-type="percentage" office:value="-0.01" calcext:value-type="percentage">
            <text:p>-1.00%</text:p>
          </table:table-cell>
          <table:table-cell table:number-columns-repeated="8"/>
          <table:table-cell office:value-type="string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office:value-type="float" office:value="4274" calcext:value-type="float">
            <text:p>42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office:value-type="float" office:value="11822" calcext:value-type="float">
            <text:p>118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7872" calcext:value-type="float">
            <text:p>7872</text:p>
          </table:table-cell>
          <table:table-cell office:value-type="percentage" office:value="0.12" calcext:value-type="percentage">
            <text:p>12.00%</text:p>
          </table:table-cell>
          <table:table-cell table:number-columns-repeated="7"/>
          <table:table-cell office:value-type="string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office:value-type="float" office:value="14358" calcext:value-type="float">
            <text:p>1435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7306" calcext:value-type="float">
            <text:p>17306</text:p>
          </table:table-cell>
          <table:table-cell office:value-type="percentage" office:value="0.27" calcext:value-type="percentage">
            <text:p>27.00%</text:p>
          </table:table-cell>
          <table:table-cell table:number-columns-repeated="8"/>
          <table:table-cell office:value-type="string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office:value-type="float" office:value="22018" calcext:value-type="float">
            <text:p>220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-672" calcext:value-type="float">
            <text:p>-672</text:p>
          </table:table-cell>
          <table:table-cell office:value-type="percentage" office:value="-0.01" calcext:value-type="percentage">
            <text:p>-1.00%</text:p>
          </table:table-cell>
          <table:table-cell table:number-columns-repeated="8"/>
          <table:table-cell office:value-type="string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office:value-type="float" office:value="4590" calcext:value-type="float">
            <text:p>45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office:value-type="float" office:value="12163" calcext:value-type="float">
            <text:p>121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8354" calcext:value-type="float">
            <text:p>8354</text:p>
          </table:table-cell>
          <table:table-cell office:value-type="percentage" office:value="0.13" calcext:value-type="percentage">
            <text:p>13.00%</text:p>
          </table:table-cell>
          <table:table-cell table:number-columns-repeated="7"/>
          <table:table-cell office:value-type="string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office:value-type="float" office:value="14972" calcext:value-type="float">
            <text:p>1497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7794" calcext:value-type="float">
            <text:p>17794</text:p>
          </table:table-cell>
          <table:table-cell office:value-type="percentage" office:value="0.28" calcext:value-type="percentage">
            <text:p>28.00%</text:p>
          </table:table-cell>
          <table:table-cell table:number-columns-repeated="8"/>
          <table:table-cell office:value-type="string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office:value-type="float" office:value="22535" calcext:value-type="float">
            <text:p>225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-133" calcext:value-type="float">
            <text:p>-133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string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office:value-type="float" office:value="5108" calcext:value-type="float">
            <text:p>51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office:value-type="float" office:value="12161" calcext:value-type="float">
            <text:p>121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8752" calcext:value-type="float">
            <text:p>8752</text:p>
          </table:table-cell>
          <table:table-cell office:value-type="percentage" office:value="0.14" calcext:value-type="percentage">
            <text:p>14.00%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office:value-type="float" office:value="14727" calcext:value-type="float">
            <text:p>1472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8252" calcext:value-type="float">
            <text:p>18252</text:p>
          </table:table-cell>
          <table:table-cell office:value-type="percentage" office:value="0.29" calcext:value-type="percentage">
            <text:p>29.00%</text:p>
          </table:table-cell>
          <table:table-cell table:number-columns-repeated="8"/>
          <table:table-cell office:value-type="string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office:value-type="float" office:value="22972" calcext:value-type="float">
            <text:p>2297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string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office:value-type="float" office:value="5524" calcext:value-type="float">
            <text:p>55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office:value-type="float" office:value="12795" calcext:value-type="float">
            <text:p>1279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8879" calcext:value-type="float">
            <text:p>8879</text:p>
          </table:table-cell>
          <table:table-cell office:value-type="percentage" office:value="0.14" calcext:value-type="percentage">
            <text:p>14.00%</text:p>
          </table:table-cell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office:value-type="float" office:value="15343" calcext:value-type="float">
            <text:p>1534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8809" calcext:value-type="float">
            <text:p>18809</text:p>
          </table:table-cell>
          <table:table-cell office:value-type="percentage" office:value="0.3" calcext:value-type="percentage">
            <text:p>30.00%</text:p>
          </table:table-cell>
          <table:table-cell table:number-columns-repeated="8"/>
          <table:table-cell office:value-type="string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office:value-type="float" office:value="22986" calcext:value-type="float">
            <text:p>2298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590" calcext:value-type="float">
            <text:p>590</text:p>
          </table:table-cell>
          <table:table-cell office:value-type="percentage" office:value="0" calcext:value-type="percentage">
            <text:p>0.00%</text:p>
          </table:table-cell>
          <table:table-cell table:number-columns-repeated="8"/>
          <table:table-cell office:value-type="string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office:value-type="float" office:value="6056" calcext:value-type="float">
            <text:p>60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office:value-type="float" office:value="13298" calcext:value-type="float">
            <text:p>1329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386" calcext:value-type="float">
            <text:p>9386</text:p>
          </table:table-cell>
          <table:table-cell office:value-type="percentage" office:value="0.15" calcext:value-type="percentage">
            <text:p>15.00%</text:p>
          </table:table-cell>
          <table:table-cell table:number-columns-repeated="7"/>
          <table:table-cell office:value-type="string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office:value-type="float" office:value="16135" calcext:value-type="float">
            <text:p>1613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9057" calcext:value-type="float">
            <text:p>19057</text:p>
          </table:table-cell>
          <table:table-cell office:value-type="percentage" office:value="0.3" calcext:value-type="percentage">
            <text:p>30.00%</text:p>
          </table:table-cell>
          <table:table-cell table:number-columns-repeated="8"/>
          <table:table-cell office:value-type="string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office:value-type="float" office:value="23909" calcext:value-type="float">
            <text:p>2390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67" calcext:value-type="float">
            <text:p>767</text:p>
          </table:table-cell>
          <table:table-cell office:value-type="percentage" office:value="0.01" calcext:value-type="percentage">
            <text:p>1.00%</text:p>
          </table:table-cell>
          <table:table-cell table:number-columns-repeated="8"/>
          <table:table-cell office:value-type="string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office:value-type="float" office:value="6096" calcext:value-type="float">
            <text:p>60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office:value-type="float" office:value="14138" calcext:value-type="float">
            <text:p>1413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9965" calcext:value-type="float">
            <text:p>9965</text:p>
          </table:table-cell>
          <table:table-cell office:value-type="percentage" office:value="0.15" calcext:value-type="percentage">
            <text:p>15.00%</text:p>
          </table:table-cell>
          <table:table-cell table:number-columns-repeated="7"/>
          <table:table-cell office:value-type="string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office:value-type="float" office:value="16519" calcext:value-type="float">
            <text:p>1651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9600" calcext:value-type="float">
            <text:p>19600</text:p>
          </table:table-cell>
          <table:table-cell office:value-type="percentage" office:value="0.31" calcext:value-type="percentage">
            <text:p>31.00%</text:p>
          </table:table-cell>
          <table:table-cell table:number-columns-repeated="8"/>
          <table:table-cell office:value-type="string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office:value-type="float" office:value="24420" calcext:value-type="float">
            <text:p>244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41" calcext:value-type="float">
            <text:p>1241</text:p>
          </table:table-cell>
          <table:table-cell office:value-type="percentage" office:value="0.01" calcext:value-type="percentage">
            <text:p>1.00%</text:p>
          </table:table-cell>
          <table:table-cell table:number-columns-repeated="8"/>
          <table:table-cell office:value-type="string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office:value-type="float" office:value="6927" calcext:value-type="float">
            <text:p>69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office:value-type="float" office:value="14219" calcext:value-type="float">
            <text:p>142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0378" calcext:value-type="float">
            <text:p>10378</text:p>
          </table:table-cell>
          <table:table-cell office:value-type="percentage" office:value="0.16" calcext:value-type="percentage">
            <text:p>16.00%</text:p>
          </table:table-cell>
          <table:table-cell table:number-columns-repeated="7"/>
          <table:table-cell office:value-type="string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office:value-type="float" office:value="16796" calcext:value-type="float">
            <text:p>1679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0057" calcext:value-type="float">
            <text:p>20057</text:p>
          </table:table-cell>
          <table:table-cell office:value-type="percentage" office:value="0.32" calcext:value-type="percentage">
            <text:p>32.00%</text:p>
          </table:table-cell>
          <table:table-cell table:number-columns-repeated="8"/>
          <table:table-cell office:value-type="string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office:value-type="float" office:value="25142" calcext:value-type="float">
            <text:p>2514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98" calcext:value-type="float">
            <text:p>1598</text:p>
          </table:table-cell>
          <table:table-cell office:value-type="percentage" office:value="0.02" calcext:value-type="percentage">
            <text:p>2.00%</text:p>
          </table:table-cell>
          <table:table-cell table:number-columns-repeated="8"/>
          <table:table-cell office:value-type="string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office:value-type="float" office:value="7110" calcext:value-type="float">
            <text:p>7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office:value-type="float" office:value="14794" calcext:value-type="float">
            <text:p>1479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444" calcext:value-type="float">
            <text:p>10444</text:p>
          </table:table-cell>
          <table:table-cell office:value-type="percentage" office:value="0.16" calcext:value-type="percentage">
            <text:p>16.00%</text:p>
          </table:table-cell>
          <table:table-cell table:number-columns-repeated="7"/>
          <table:table-cell office:value-type="string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office:value-type="float" office:value="17694" calcext:value-type="float">
            <text:p>17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0656" calcext:value-type="float">
            <text:p>20656</text:p>
          </table:table-cell>
          <table:table-cell office:value-type="percentage" office:value="0.33" calcext:value-type="percentage">
            <text:p>33.00%</text:p>
          </table:table-cell>
          <table:table-cell table:number-columns-repeated="8"/>
          <table:table-cell office:value-type="string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office:value-type="float" office:value="25254" calcext:value-type="float">
            <text:p>2525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046" calcext:value-type="float">
            <text:p>2046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string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office:value-type="float" office:value="7662" calcext:value-type="float">
            <text:p>76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office:value-type="float" office:value="15321" calcext:value-type="float">
            <text:p>153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354" calcext:value-type="float">
            <text:p>10354</text:p>
          </table:table-cell>
          <table:table-cell office:value-type="percentage" office:value="0.16" calcext:value-type="percentage">
            <text:p>16.00%</text:p>
          </table:table-cell>
          <table:table-cell table:number-columns-repeated="7"/>
          <table:table-cell office:value-type="string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office:value-type="float" office:value="18236" calcext:value-type="float">
            <text:p>182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0628" calcext:value-type="float">
            <text:p>20628</text:p>
          </table:table-cell>
          <table:table-cell office:value-type="percentage" office:value="0.33" calcext:value-type="percentage">
            <text:p>33.00%</text:p>
          </table:table-cell>
          <table:table-cell table:number-columns-repeated="8"/>
          <table:table-cell office:value-type="string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office:value-type="float" office:value="26236" calcext:value-type="float">
            <text:p>262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990" calcext:value-type="float">
            <text:p>1990</text:p>
          </table:table-cell>
          <table:table-cell office:value-type="percentage" office:value="0.03" calcext:value-type="percentage">
            <text:p>3.00%</text:p>
          </table:table-cell>
          <table:table-cell table:number-columns-repeated="8"/>
          <table:table-cell office:value-type="string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office:value-type="float" office:value="8237" calcext:value-type="float">
            <text:p>82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office:value-type="float" office:value="16246" calcext:value-type="float">
            <text:p>1624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1318" calcext:value-type="float">
            <text:p>11318</text:p>
          </table:table-cell>
          <table:table-cell office:value-type="percentage" office:value="0.18" calcext:value-type="percentage">
            <text:p>18.00%</text:p>
          </table:table-cell>
          <table:table-cell table:number-columns-repeated="7"/>
          <table:table-cell office:value-type="string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office:value-type="float" office:value="18676" calcext:value-type="float">
            <text:p>1867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1209" calcext:value-type="float">
            <text:p>21209</text:p>
          </table:table-cell>
          <table:table-cell office:value-type="percentage" office:value="0.33" calcext:value-type="percentage">
            <text:p>33.00%</text:p>
          </table:table-cell>
          <table:table-cell table:number-columns-repeated="8"/>
          <table:table-cell office:value-type="string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office:value-type="float" office:value="26508" calcext:value-type="float">
            <text:p>265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514" calcext:value-type="float">
            <text:p>2514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string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office:value-type="float" office:value="8812" calcext:value-type="float">
            <text:p>88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office:value-type="float" office:value="16103" calcext:value-type="float">
            <text:p>1610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1755" calcext:value-type="float">
            <text:p>11755</text:p>
          </table:table-cell>
          <table:table-cell office:value-type="percentage" office:value="0.18" calcext:value-type="percentage">
            <text:p>18.00%</text:p>
          </table:table-cell>
          <table:table-cell table:number-columns-repeated="7"/>
          <table:table-cell office:value-type="string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office:value-type="float" office:value="18847" calcext:value-type="float">
            <text:p>1884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1602" calcext:value-type="float">
            <text:p>21602</text:p>
          </table:table-cell>
          <table:table-cell office:value-type="percentage" office:value="0.34" calcext:value-type="percentage">
            <text:p>34.00%</text:p>
          </table:table-cell>
          <table:table-cell table:number-columns-repeated="8"/>
          <table:table-cell office:value-type="string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office:value-type="float" office:value="27505" calcext:value-type="float">
            <text:p>275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770" calcext:value-type="float">
            <text:p>2770</text:p>
          </table:table-cell>
          <table:table-cell office:value-type="percentage" office:value="0.04" calcext:value-type="percentage">
            <text:p>4.00%</text:p>
          </table:table-cell>
          <table:table-cell table:number-columns-repeated="8"/>
          <table:table-cell office:value-type="string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office:value-type="float" office:value="9290" calcext:value-type="float">
            <text:p>92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office:value-type="float" office:value="16785" calcext:value-type="float">
            <text:p>167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2266" calcext:value-type="float">
            <text:p>12266</text:p>
          </table:table-cell>
          <table:table-cell office:value-type="percentage" office:value="0.19" calcext:value-type="percentage">
            <text:p>19.00%</text:p>
          </table:table-cell>
          <table:table-cell table:number-columns-repeated="7"/>
          <table:table-cell office:value-type="string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office:value-type="float" office:value="19758" calcext:value-type="float">
            <text:p>1975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2246" calcext:value-type="float">
            <text:p>22246</text:p>
          </table:table-cell>
          <table:table-cell office:value-type="percentage" office:value="0.35" calcext:value-type="percentage">
            <text:p>35.00%</text:p>
          </table:table-cell>
          <table:table-cell table:number-columns-repeated="8"/>
          <table:table-cell office:value-type="string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office:value-type="float" office:value="27716" calcext:value-type="float">
            <text:p>2771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3308" calcext:value-type="float">
            <text:p>3308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string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office:value-type="float" office:value="9681" calcext:value-type="float">
            <text:p>96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office:value-type="float" office:value="17300" calcext:value-type="float">
            <text:p>173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2415" calcext:value-type="float">
            <text:p>12415</text:p>
          </table:table-cell>
          <table:table-cell office:value-type="percentage" office:value="0.19" calcext:value-type="percentage">
            <text:p>19.00%</text:p>
          </table:table-cell>
          <table:table-cell table:number-columns-repeated="7"/>
          <table:table-cell office:value-type="string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office:value-type="float" office:value="20103" calcext:value-type="float">
            <text:p>2010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22520" calcext:value-type="float">
            <text:p>22520</text:p>
          </table:table-cell>
          <table:table-cell office:value-type="percentage" office:value="0.36" calcext:value-type="percentage">
            <text:p>36.00%</text:p>
          </table:table-cell>
          <table:table-cell table:number-columns-repeated="8"/>
          <table:table-cell office:value-type="string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office:value-type="float" office:value="28515" calcext:value-type="float">
            <text:p>285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35" calcext:value-type="float">
            <text:p>3435</text:p>
          </table:table-cell>
          <table:table-cell office:value-type="percentage" office:value="0.05" calcext:value-type="percentage">
            <text:p>5.00%</text:p>
          </table:table-cell>
          <table:table-cell table:number-columns-repeated="8"/>
          <table:table-cell office:value-type="string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office:value-type="float" office:value="10057" calcext:value-type="float">
            <text:p>100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office:value-type="float" office:value="18233" calcext:value-type="float">
            <text:p>1823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2976" calcext:value-type="float">
            <text:p>12976</text:p>
          </table:table-cell>
          <table:table-cell office:value-type="percentage" office:value="0.2" calcext:value-type="percentage">
            <text:p>20.00%</text:p>
          </table:table-cell>
          <table:table-cell table:number-columns-repeated="7"/>
          <table:table-cell office:value-type="string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office:value-type="float" office:value="21066" calcext:value-type="float">
            <text:p>2106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23112" calcext:value-type="float">
            <text:p>23112</text:p>
          </table:table-cell>
          <table:table-cell office:value-type="percentage" office:value="0.36" calcext:value-type="percentage">
            <text:p>36.00%</text:p>
          </table:table-cell>
          <table:table-cell table:number-columns-repeated="8"/>
          <table:table-cell office:value-type="string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office:value-type="float" office:value="28843" calcext:value-type="float">
            <text:p>2884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3951" calcext:value-type="float">
            <text:p>3951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string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office:value-type="float" office:value="10388" calcext:value-type="float">
            <text:p>103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office:value-type="float" office:value="18324" calcext:value-type="float">
            <text:p>1832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505" calcext:value-type="float">
            <text:p>13505</text:p>
          </table:table-cell>
          <table:table-cell office:value-type="percentage" office:value="0.21" calcext:value-type="percentage">
            <text:p>21.00%</text:p>
          </table:table-cell>
          <table:table-cell table:number-columns-repeated="7"/>
          <table:table-cell office:value-type="string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office:value-type="float" office:value="21360" calcext:value-type="float">
            <text:p>2136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3640" calcext:value-type="float">
            <text:p>23640</text:p>
          </table:table-cell>
          <table:table-cell office:value-type="percentage" office:value="0.37" calcext:value-type="percentage">
            <text:p>37.00%</text:p>
          </table:table-cell>
          <table:table-cell table:number-columns-repeated="8"/>
          <table:table-cell office:value-type="string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office:value-type="float" office:value="29572" calcext:value-type="float">
            <text:p>2957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4348" calcext:value-type="float">
            <text:p>4348</text:p>
          </table:table-cell>
          <table:table-cell office:value-type="percentage" office:value="0.06" calcext:value-type="percentage">
            <text:p>6.00%</text:p>
          </table:table-cell>
          <table:table-cell table:number-columns-repeated="8"/>
          <table:table-cell office:value-type="string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office:value-type="float" office:value="11135" calcext:value-type="float">
            <text:p>111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office:value-type="float" office:value="19248" calcext:value-type="float">
            <text:p>1924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4029" calcext:value-type="float">
            <text:p>14029</text:p>
          </table:table-cell>
          <table:table-cell office:value-type="percentage" office:value="0.22" calcext:value-type="percentage">
            <text:p>22.00%</text:p>
          </table:table-cell>
          <table:table-cell table:number-columns-repeated="7"/>
          <table:table-cell office:value-type="string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office:value-type="float" office:value="22068" calcext:value-type="float">
            <text:p>2206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24193" calcext:value-type="float">
            <text:p>24193</text:p>
          </table:table-cell>
          <table:table-cell office:value-type="percentage" office:value="0.38" calcext:value-type="percentage">
            <text:p>38.00%</text:p>
          </table:table-cell>
          <table:table-cell table:number-columns-repeated="8"/>
          <table:table-cell office:value-type="string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office:value-type="float" office:value="30270" calcext:value-type="float">
            <text:p>3027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863" calcext:value-type="float">
            <text:p>4863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string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office:value-type="float" office:value="11449" calcext:value-type="float">
            <text:p>114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office:value-type="float" office:value="19813" calcext:value-type="float">
            <text:p>198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4183" calcext:value-type="float">
            <text:p>14183</text:p>
          </table:table-cell>
          <table:table-cell office:value-type="percentage" office:value="0.22" calcext:value-type="percentage">
            <text:p>22.00%</text:p>
          </table:table-cell>
          <table:table-cell table:number-columns-repeated="7"/>
          <table:table-cell office:value-type="string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office:value-type="float" office:value="22452" calcext:value-type="float">
            <text:p>2245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4383" calcext:value-type="float">
            <text:p>24383</text:p>
          </table:table-cell>
          <table:table-cell office:value-type="percentage" office:value="0.39" calcext:value-type="percentage">
            <text:p>39.00%</text:p>
          </table:table-cell>
          <table:table-cell table:number-columns-repeated="8"/>
          <table:table-cell office:value-type="string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office:value-type="float" office:value="31001" calcext:value-type="float">
            <text:p>3100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965" calcext:value-type="float">
            <text:p>4965</text:p>
          </table:table-cell>
          <table:table-cell office:value-type="percentage" office:value="0.07" calcext:value-type="percentage">
            <text:p>7.00%</text:p>
          </table:table-cell>
          <table:table-cell table:number-columns-repeated="8"/>
          <table:table-cell office:value-type="string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office:value-type="float" office:value="12110" calcext:value-type="float">
            <text:p>121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office:value-type="float" office:value="20518" calcext:value-type="float">
            <text:p>2051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4675" calcext:value-type="float">
            <text:p>14675</text:p>
          </table:table-cell>
          <table:table-cell office:value-type="percentage" office:value="0.23" calcext:value-type="percentage">
            <text:p>23.00%</text:p>
          </table:table-cell>
          <table:table-cell table:number-columns-repeated="7"/>
          <table:table-cell office:value-type="string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office:value-type="float" office:value="23192" calcext:value-type="float">
            <text:p>2319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5019" calcext:value-type="float">
            <text:p>25019</text:p>
          </table:table-cell>
          <table:table-cell office:value-type="percentage" office:value="0.4" calcext:value-type="percentage">
            <text:p>40.00%</text:p>
          </table:table-cell>
          <table:table-cell table:number-columns-repeated="8"/>
          <table:table-cell office:value-type="string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office:value-type="float" office:value="31412" calcext:value-type="float">
            <text:p>3141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5432" calcext:value-type="float">
            <text:p>5432</text:p>
          </table:table-cell>
          <table:table-cell office:value-type="percentage" office:value="0.08" calcext:value-type="percentage">
            <text:p>8.00%</text:p>
          </table:table-cell>
          <table:table-cell table:number-columns-repeated="8"/>
          <table:table-cell office:value-type="string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office:value-type="float" office:value="12464" calcext:value-type="float">
            <text:p>124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office:value-type="float" office:value="20528" calcext:value-type="float">
            <text:p>205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5239" calcext:value-type="float">
            <text:p>15239</text:p>
          </table:table-cell>
          <table:table-cell office:value-type="percentage" office:value="0.24" calcext:value-type="percentage">
            <text:p>24.00%</text:p>
          </table:table-cell>
          <table:table-cell table:number-columns-repeated="7"/>
          <table:table-cell office:value-type="string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office:value-type="float" office:value="23177" calcext:value-type="float">
            <text:p>2317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5531" calcext:value-type="float">
            <text:p>25531</text:p>
          </table:table-cell>
          <table:table-cell office:value-type="percentage" office:value="0.4" calcext:value-type="percentage">
            <text:p>40.00%</text:p>
          </table:table-cell>
          <table:table-cell table:number-columns-repeated="8"/>
          <table:table-cell office:value-type="string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office:value-type="float" office:value="32236" calcext:value-type="float">
            <text:p>3223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5883" calcext:value-type="float">
            <text:p>5883</text:p>
          </table:table-cell>
          <table:table-cell office:value-type="percentage" office:value="0.09" calcext:value-type="percentage">
            <text:p>9.00%</text:p>
          </table:table-cell>
          <table:table-cell table:number-columns-repeated="8"/>
          <table:table-cell office:value-type="string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office:value-type="float" office:value="12981" calcext:value-type="float">
            <text:p>129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office:value-type="float" office:value="21309" calcext:value-type="float">
            <text:p>2130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5803" calcext:value-type="float">
            <text:p>15803</text:p>
          </table:table-cell>
          <table:table-cell office:value-type="percentage" office:value="0.25" calcext:value-type="percentage">
            <text:p>25.00%</text:p>
          </table:table-cell>
          <table:table-cell table:number-columns-repeated="7"/>
          <table:table-cell office:value-type="string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office:value-type="float" office:value="24175" calcext:value-type="float">
            <text:p>2417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6212" calcext:value-type="float">
            <text:p>26212</text:p>
          </table:table-cell>
          <table:table-cell office:value-type="percentage" office:value="0.41" calcext:value-type="percentage">
            <text:p>41.00%</text:p>
          </table:table-cell>
          <table:table-cell table:number-columns-repeated="8"/>
          <table:table-cell office:value-type="string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office:value-type="float" office:value="32186" calcext:value-type="float">
            <text:p>3218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363" calcext:value-type="float">
            <text:p>6363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office:value-type="float" office:value="13878" calcext:value-type="float">
            <text:p>13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office:value-type="float" office:value="21651" calcext:value-type="float">
            <text:p>2165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6105" calcext:value-type="float">
            <text:p>16105</text:p>
          </table:table-cell>
          <table:table-cell office:value-type="percentage" office:value="0.25" calcext:value-type="percentage">
            <text:p>25.00%</text:p>
          </table:table-cell>
          <table:table-cell table:number-columns-repeated="7"/>
          <table:table-cell office:value-type="string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office:value-type="float" office:value="24567" calcext:value-type="float">
            <text:p>2456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6483" calcext:value-type="float">
            <text:p>26483</text:p>
          </table:table-cell>
          <table:table-cell office:value-type="percentage" office:value="0.42" calcext:value-type="percentage">
            <text:p>42.00%</text:p>
          </table:table-cell>
          <table:table-cell table:number-columns-repeated="8"/>
          <table:table-cell office:value-type="string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office:value-type="float" office:value="-32250" calcext:value-type="float">
            <text:p>-32250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6621" calcext:value-type="float">
            <text:p>6621</text:p>
          </table:table-cell>
          <table:table-cell office:value-type="percentage" office:value="0.1" calcext:value-type="percentage">
            <text:p>10.00%</text:p>
          </table:table-cell>
          <table:table-cell table:number-columns-repeated="8"/>
          <table:table-cell office:value-type="string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office:value-type="float" office:value="13949" calcext:value-type="float">
            <text:p>139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office:value-type="float" office:value="22613" calcext:value-type="float">
            <text:p>226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6290" calcext:value-type="float">
            <text:p>16290</text:p>
          </table:table-cell>
          <table:table-cell office:value-type="percentage" office:value="0.26" calcext:value-type="percentage">
            <text:p>26.00%</text:p>
          </table:table-cell>
          <table:table-cell table:number-columns-repeated="7"/>
          <table:table-cell office:value-type="string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office:value-type="float" office:value="25328" calcext:value-type="float">
            <text:p>2532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7064" calcext:value-type="float">
            <text:p>27064</text:p>
          </table:table-cell>
          <table:table-cell office:value-type="percentage" office:value="0.43" calcext:value-type="percentage">
            <text:p>43.00%</text:p>
          </table:table-cell>
          <table:table-cell table:number-columns-repeated="8"/>
          <table:table-cell office:value-type="string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office:value-type="float" office:value="-31836" calcext:value-type="float">
            <text:p>-31836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7166" calcext:value-type="float">
            <text:p>7166</text:p>
          </table:table-cell>
          <table:table-cell office:value-type="percentage" office:value="0.11" calcext:value-type="percentage">
            <text:p>11.00%</text:p>
          </table:table-cell>
          <table:table-cell table:number-columns-repeated="8"/>
          <table:table-cell office:value-type="string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office:value-type="float" office:value="14314" calcext:value-type="float">
            <text:p>143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office:value-type="float" office:value="22748" calcext:value-type="float">
            <text:p>2274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6675" calcext:value-type="float">
            <text:p>16675</text:p>
          </table:table-cell>
          <table:table-cell office:value-type="percentage" office:value="0.26" calcext:value-type="percentage">
            <text:p>26.00%</text:p>
          </table:table-cell>
          <table:table-cell table:number-columns-repeated="7"/>
          <table:table-cell office:value-type="string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office:value-type="float" office:value="25928" calcext:value-type="float">
            <text:p>2592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7620" calcext:value-type="float">
            <text:p>27620</text:p>
          </table:table-cell>
          <table:table-cell office:value-type="percentage" office:value="0.44" calcext:value-type="percentage">
            <text:p>44.00%</text:p>
          </table:table-cell>
          <table:table-cell table:number-columns-repeated="8"/>
          <table:table-cell office:value-type="string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office:value-type="float" office:value="-30710" calcext:value-type="float">
            <text:p>-30710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7581" calcext:value-type="float">
            <text:p>7581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office:value-type="float" office:value="15156" calcext:value-type="float">
            <text:p>151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office:value-type="float" office:value="23546" calcext:value-type="float">
            <text:p>2354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7773" calcext:value-type="float">
            <text:p>17773</text:p>
          </table:table-cell>
          <table:table-cell office:value-type="percentage" office:value="0.28" calcext:value-type="percentage">
            <text:p>28.00%</text:p>
          </table:table-cell>
          <table:table-cell table:number-columns-repeated="7"/>
          <table:table-cell office:value-type="string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office:value-type="float" office:value="26717" calcext:value-type="float">
            <text:p>2671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8310" calcext:value-type="float">
            <text:p>28310</text:p>
          </table:table-cell>
          <table:table-cell office:value-type="percentage" office:value="0.45" calcext:value-type="percentage">
            <text:p>45.00%</text:p>
          </table:table-cell>
          <table:table-cell table:number-columns-repeated="8"/>
          <table:table-cell office:value-type="string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office:value-type="float" office:value="-30557" calcext:value-type="float">
            <text:p>-30557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8136" calcext:value-type="float">
            <text:p>8136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office:value-type="float" office:value="15508" calcext:value-type="float">
            <text:p>155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float" office:value="24422" calcext:value-type="float">
            <text:p>2442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333" calcext:value-type="float">
            <text:p>17333</text:p>
          </table:table-cell>
          <table:table-cell office:value-type="percentage" office:value="0.27" calcext:value-type="percentage">
            <text:p>27.00%</text:p>
          </table:table-cell>
          <table:table-cell table:number-columns-repeated="7"/>
          <table:table-cell office:value-type="string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float" office:value="27126" calcext:value-type="float">
            <text:p>271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8305" calcext:value-type="float">
            <text:p>28305</text:p>
          </table:table-cell>
          <table:table-cell office:value-type="percentage" office:value="0.45" calcext:value-type="percentage">
            <text:p>45.00%</text:p>
          </table:table-cell>
          <table:table-cell table:number-columns-repeated="8"/>
          <table:table-cell office:value-type="string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office:value-type="float" office:value="-29711" calcext:value-type="float">
            <text:p>-29711</text:p>
          </table:table-cell>
          <table:table-cell office:value-type="float" office:value="-47" calcext:value-type="float">
            <text:p>-4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113" calcext:value-type="float">
            <text:p>8113</text:p>
          </table:table-cell>
          <table:table-cell office:value-type="percentage" office:value="0.12" calcext:value-type="percentage">
            <text:p>12.00%</text:p>
          </table:table-cell>
          <table:table-cell table:number-columns-repeated="8"/>
          <table:table-cell office:value-type="string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office:value-type="float" office:value="16136" calcext:value-type="float">
            <text:p>161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office:value-type="float" office:value="24982" calcext:value-type="float">
            <text:p>2498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8098" calcext:value-type="float">
            <text:p>18098</text:p>
          </table:table-cell>
          <table:table-cell office:value-type="percentage" office:value="0.28" calcext:value-type="percentage">
            <text:p>28.00%</text:p>
          </table:table-cell>
          <table:table-cell table:number-columns-repeated="7"/>
          <table:table-cell office:value-type="string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office:value-type="float" office:value="28262" calcext:value-type="float">
            <text:p>2826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8942" calcext:value-type="float">
            <text:p>28942</text:p>
          </table:table-cell>
          <table:table-cell office:value-type="percentage" office:value="0.46" calcext:value-type="percentage">
            <text:p>46.00%</text:p>
          </table:table-cell>
          <table:table-cell table:number-columns-repeated="8"/>
          <table:table-cell office:value-type="string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float" office:value="-29032" calcext:value-type="float">
            <text:p>-29032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8672" calcext:value-type="float">
            <text:p>8672</text:p>
          </table:table-cell>
          <table:table-cell office:value-type="percentage" office:value="0.13" calcext:value-type="percentage">
            <text:p>13.00%</text:p>
          </table:table-cell>
          <table:table-cell table:number-columns-repeated="8"/>
          <table:table-cell office:value-type="string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office:value-type="float" office:value="16626" calcext:value-type="float">
            <text:p>166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office:value-type="float" office:value="25387" calcext:value-type="float">
            <text:p>2538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8801" calcext:value-type="float">
            <text:p>18801</text:p>
          </table:table-cell>
          <table:table-cell office:value-type="percentage" office:value="0.3" calcext:value-type="percentage">
            <text:p>30.00%</text:p>
          </table:table-cell>
          <table:table-cell table:number-columns-repeated="7"/>
          <table:table-cell office:value-type="string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office:value-type="float" office:value="28142" calcext:value-type="float">
            <text:p>2814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9517" calcext:value-type="float">
            <text:p>29517</text:p>
          </table:table-cell>
          <table:table-cell office:value-type="percentage" office:value="0.47" calcext:value-type="percentage">
            <text:p>47.00%</text:p>
          </table:table-cell>
          <table:table-cell table:number-columns-repeated="8"/>
          <table:table-cell office:value-type="string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office:value-type="float" office:value="-27830" calcext:value-type="float">
            <text:p>-27830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9090" calcext:value-type="float">
            <text:p>9090</text:p>
          </table:table-cell>
          <table:table-cell office:value-type="percentage" office:value="0.14" calcext:value-type="percentage">
            <text:p>14.00%</text:p>
          </table:table-cell>
          <table:table-cell table:number-columns-repeated="8"/>
          <table:table-cell office:value-type="string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float" office:value="17430" calcext:value-type="float">
            <text:p>174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office:value-type="float" office:value="26194" calcext:value-type="float">
            <text:p>2619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9422" calcext:value-type="float">
            <text:p>19422</text:p>
          </table:table-cell>
          <table:table-cell office:value-type="percentage" office:value="0.31" calcext:value-type="percentage">
            <text:p>31.00%</text:p>
          </table:table-cell>
          <table:table-cell table:number-columns-repeated="7"/>
          <table:table-cell office:value-type="string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office:value-type="float" office:value="29245" calcext:value-type="float">
            <text:p>2924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30211" calcext:value-type="float">
            <text:p>30211</text:p>
          </table:table-cell>
          <table:table-cell office:value-type="percentage" office:value="0.48" calcext:value-type="percentage">
            <text:p>48.00%</text:p>
          </table:table-cell>
          <table:table-cell table:number-columns-repeated="8"/>
          <table:table-cell office:value-type="string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office:value-type="float" office:value="-27603" calcext:value-type="float">
            <text:p>-27603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9690" calcext:value-type="float">
            <text:p>9690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string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office:value-type="float" office:value="18187" calcext:value-type="float">
            <text:p>181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office:value-type="float" office:value="26611" calcext:value-type="float">
            <text:p>2661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9740" calcext:value-type="float">
            <text:p>19740</text:p>
          </table:table-cell>
          <table:table-cell office:value-type="percentage" office:value="0.31" calcext:value-type="percentage">
            <text:p>31.00%</text:p>
          </table:table-cell>
          <table:table-cell table:number-columns-repeated="7"/>
          <table:table-cell office:value-type="string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office:value-type="float" office:value="29664" calcext:value-type="float">
            <text:p>2966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30556" calcext:value-type="float">
            <text:p>30556</text:p>
          </table:table-cell>
          <table:table-cell office:value-type="percentage" office:value="0.48" calcext:value-type="percentage">
            <text:p>48.00%</text:p>
          </table:table-cell>
          <table:table-cell table:number-columns-repeated="8"/>
          <table:table-cell office:value-type="string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office:value-type="float" office:value="-26936" calcext:value-type="float">
            <text:p>-26936</text:p>
          </table:table-cell>
          <table:table-cell office:value-type="float" office:value="-43" calcext:value-type="float">
            <text:p>-43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9939" calcext:value-type="float">
            <text:p>9939</text:p>
          </table:table-cell>
          <table:table-cell office:value-type="percentage" office:value="0.15" calcext:value-type="percentage">
            <text:p>15.00%</text:p>
          </table:table-cell>
          <table:table-cell table:number-columns-repeated="8"/>
          <table:table-cell office:value-type="string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office:value-type="float" office:value="18290" calcext:value-type="float">
            <text:p>182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office:value-type="float" office:value="27378" calcext:value-type="float">
            <text:p>2737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0148" calcext:value-type="float">
            <text:p>20148</text:p>
          </table:table-cell>
          <table:table-cell office:value-type="percentage" office:value="0.32" calcext:value-type="percentage">
            <text:p>32.00%</text:p>
          </table:table-cell>
          <table:table-cell table:number-columns-repeated="7"/>
          <table:table-cell office:value-type="string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office:value-type="float" office:value="30769" calcext:value-type="float">
            <text:p>3076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1234" calcext:value-type="float">
            <text:p>31234</text:p>
          </table:table-cell>
          <table:table-cell office:value-type="percentage" office:value="0.49" calcext:value-type="percentage">
            <text:p>49.00%</text:p>
          </table:table-cell>
          <table:table-cell table:number-columns-repeated="8"/>
          <table:table-cell office:value-type="string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office:value-type="float" office:value="-26198" calcext:value-type="float">
            <text:p>-26198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538" calcext:value-type="float">
            <text:p>10538</text:p>
          </table:table-cell>
          <table:table-cell office:value-type="percentage" office:value="0.16" calcext:value-type="percentage">
            <text:p>16.00%</text:p>
          </table:table-cell>
          <table:table-cell table:number-columns-repeated="8"/>
          <table:table-cell office:value-type="string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office:value-type="float" office:value="19026" calcext:value-type="float">
            <text:p>190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office:value-type="float" office:value="27815" calcext:value-type="float">
            <text:p>2781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0889" calcext:value-type="float">
            <text:p>20889</text:p>
          </table:table-cell>
          <table:table-cell office:value-type="percentage" office:value="0.33" calcext:value-type="percentage">
            <text:p>33.00%</text:p>
          </table:table-cell>
          <table:table-cell table:number-columns-repeated="7"/>
          <table:table-cell office:value-type="string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office:value-type="float" office:value="30917" calcext:value-type="float">
            <text:p>3091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1797" calcext:value-type="float">
            <text:p>31797</text:p>
          </table:table-cell>
          <table:table-cell office:value-type="percentage" office:value="0.5" calcext:value-type="percentage">
            <text:p>50.00%</text:p>
          </table:table-cell>
          <table:table-cell table:number-columns-repeated="8"/>
          <table:table-cell office:value-type="string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office:value-type="float" office:value="-25192" calcext:value-type="float">
            <text:p>-25192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1015" calcext:value-type="float">
            <text:p>11015</text:p>
          </table:table-cell>
          <table:table-cell office:value-type="percentage" office:value="0.17" calcext:value-type="percentage">
            <text:p>17.00%</text:p>
          </table:table-cell>
          <table:table-cell table:number-columns-repeated="8"/>
          <table:table-cell office:value-type="string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office:value-type="float" office:value="19538" calcext:value-type="float">
            <text:p>195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office:value-type="float" office:value="28671" calcext:value-type="float">
            <text:p>2867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21591" calcext:value-type="float">
            <text:p>21591</text:p>
          </table:table-cell>
          <table:table-cell office:value-type="percentage" office:value="0.34" calcext:value-type="percentage">
            <text:p>34.00%</text:p>
          </table:table-cell>
          <table:table-cell table:number-columns-repeated="7"/>
          <table:table-cell office:value-type="string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office:value-type="float" office:value="32063" calcext:value-type="float">
            <text:p>3206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2555" calcext:value-type="float">
            <text:p>32555</text:p>
          </table:table-cell>
          <table:table-cell office:value-type="percentage" office:value="0.52" calcext:value-type="percentage">
            <text:p>52.00%</text:p>
          </table:table-cell>
          <table:table-cell table:number-columns-repeated="8"/>
          <table:table-cell office:value-type="string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office:value-type="float" office:value="-24525" calcext:value-type="float">
            <text:p>-24525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1579" calcext:value-type="float">
            <text:p>11579</text:p>
          </table:table-cell>
          <table:table-cell office:value-type="percentage" office:value="0.18" calcext:value-type="percentage">
            <text:p>18.00%</text:p>
          </table:table-cell>
          <table:table-cell table:number-columns-repeated="8"/>
          <table:table-cell office:value-type="string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office:value-type="float" office:value="20134" calcext:value-type="float">
            <text:p>201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office:value-type="float" office:value="29400" calcext:value-type="float">
            <text:p>2940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1938" calcext:value-type="float">
            <text:p>21938</text:p>
          </table:table-cell>
          <table:table-cell office:value-type="percentage" office:value="0.35" calcext:value-type="percentage">
            <text:p>35.00%</text:p>
          </table:table-cell>
          <table:table-cell table:number-columns-repeated="7"/>
          <table:table-cell office:value-type="string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office:value-type="float" office:value="-32741" calcext:value-type="float">
            <text:p>-32741</text:p>
          </table:table-cell>
          <table:table-cell office:value-type="float" office:value="-52" calcext:value-type="float">
            <text:p>-5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2887" calcext:value-type="float">
            <text:p>32887</text:p>
          </table:table-cell>
          <table:table-cell office:value-type="percentage" office:value="0.52" calcext:value-type="percentage">
            <text:p>52.00%</text:p>
          </table:table-cell>
          <table:table-cell table:number-columns-repeated="8"/>
          <table:table-cell office:value-type="string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office:value-type="float" office:value="-23543" calcext:value-type="float">
            <text:p>-23543</text:p>
          </table:table-cell>
          <table:table-cell office:value-type="float" office:value="-37" calcext:value-type="float">
            <text:p>-3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1915" calcext:value-type="float">
            <text:p>11915</text:p>
          </table:table-cell>
          <table:table-cell office:value-type="percentage" office:value="0.19" calcext:value-type="percentage">
            <text:p>19.00%</text:p>
          </table:table-cell>
          <table:table-cell table:number-columns-repeated="8"/>
          <table:table-cell office:value-type="string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office:value-type="float" office:value="20760" calcext:value-type="float">
            <text:p>207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office:value-type="float" office:value="30548" calcext:value-type="float">
            <text:p>3054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2588" calcext:value-type="float">
            <text:p>22588</text:p>
          </table:table-cell>
          <table:table-cell office:value-type="percentage" office:value="0.36" calcext:value-type="percentage">
            <text:p>36.00%</text:p>
          </table:table-cell>
          <table:table-cell table:number-columns-repeated="7"/>
          <table:table-cell office:value-type="string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office:value-type="float" office:value="-32090" calcext:value-type="float">
            <text:p>-32090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33669" calcext:value-type="float">
            <text:p>33669</text:p>
          </table:table-cell>
          <table:table-cell office:value-type="percentage" office:value="0.53" calcext:value-type="percentage">
            <text:p>53.00%</text:p>
          </table:table-cell>
          <table:table-cell table:number-columns-repeated="8"/>
          <table:table-cell office:value-type="string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office:value-type="float" office:value="-22743" calcext:value-type="float">
            <text:p>-22743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2525" calcext:value-type="float">
            <text:p>12525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string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office:value-type="float" office:value="21575" calcext:value-type="float">
            <text:p>215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office:value-type="float" office:value="30549" calcext:value-type="float">
            <text:p>3054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3146" calcext:value-type="float">
            <text:p>23146</text:p>
          </table:table-cell>
          <table:table-cell office:value-type="percentage" office:value="0.37" calcext:value-type="percentage">
            <text:p>37.00%</text:p>
          </table:table-cell>
          <table:table-cell table:number-columns-repeated="7"/>
          <table:table-cell office:value-type="string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office:value-type="float" office:value="-32057" calcext:value-type="float">
            <text:p>-32057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4257" calcext:value-type="float">
            <text:p>34257</text:p>
          </table:table-cell>
          <table:table-cell office:value-type="percentage" office:value="0.54" calcext:value-type="percentage">
            <text:p>54.00%</text:p>
          </table:table-cell>
          <table:table-cell table:number-columns-repeated="8"/>
          <table:table-cell office:value-type="string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office:value-type="float" office:value="-21716" calcext:value-type="float">
            <text:p>-21716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3000" calcext:value-type="float">
            <text:p>13000</text:p>
          </table:table-cell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string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office:value-type="float" office:value="21956" calcext:value-type="float">
            <text:p>219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office:value-type="float" office:value="31212" calcext:value-type="float">
            <text:p>3121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3839" calcext:value-type="float">
            <text:p>23839</text:p>
          </table:table-cell>
          <table:table-cell office:value-type="percentage" office:value="0.38" calcext:value-type="percentage">
            <text:p>38.00%</text:p>
          </table:table-cell>
          <table:table-cell table:number-columns-repeated="7"/>
          <table:table-cell office:value-type="string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office:value-type="float" office:value="-30889" calcext:value-type="float">
            <text:p>-30889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35014" calcext:value-type="float">
            <text:p>35014</text:p>
          </table:table-cell>
          <table:table-cell office:value-type="percentage" office:value="0.56" calcext:value-type="percentage">
            <text:p>56.00%</text:p>
          </table:table-cell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office:value-type="float" office:value="-21742" calcext:value-type="float">
            <text:p>-21742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3644" calcext:value-type="float">
            <text:p>13644</text:p>
          </table:table-cell>
          <table:table-cell office:value-type="percentage" office:value="0.21" calcext:value-type="percentage">
            <text:p>21.00%</text:p>
          </table:table-cell>
          <table:table-cell table:number-columns-repeated="8"/>
          <table:table-cell office:value-type="string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office:value-type="float" office:value="22766" calcext:value-type="float">
            <text:p>22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office:value-type="float" office:value="31937" calcext:value-type="float">
            <text:p>3193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4196" calcext:value-type="float">
            <text:p>24196</text:p>
          </table:table-cell>
          <table:table-cell office:value-type="percentage" office:value="0.38" calcext:value-type="percentage">
            <text:p>38.00%</text:p>
          </table:table-cell>
          <table:table-cell table:number-columns-repeated="7"/>
          <table:table-cell office:value-type="string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office:value-type="float" office:value="-30119" calcext:value-type="float">
            <text:p>-30119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5406" calcext:value-type="float">
            <text:p>35406</text:p>
          </table:table-cell>
          <table:table-cell office:value-type="percentage" office:value="0.56" calcext:value-type="percentage">
            <text:p>56.00%</text:p>
          </table:table-cell>
          <table:table-cell table:number-columns-repeated="8"/>
          <table:table-cell office:value-type="string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office:value-type="float" office:value="-20695" calcext:value-type="float">
            <text:p>-20695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3964" calcext:value-type="float">
            <text:p>13964</text:p>
          </table:table-cell>
          <table:table-cell office:value-type="percentage" office:value="0.22" calcext:value-type="percentage">
            <text:p>22.00%</text:p>
          </table:table-cell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office:value-type="float" office:value="23083" calcext:value-type="float">
            <text:p>2308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office:value-type="float" office:value="-32414" calcext:value-type="float">
            <text:p>-32414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24388" calcext:value-type="float">
            <text:p>24388</text:p>
          </table:table-cell>
          <table:table-cell office:value-type="percentage" office:value="0.39" calcext:value-type="percentage">
            <text:p>39.00%</text:p>
          </table:table-cell>
          <table:table-cell table:number-columns-repeated="7"/>
          <table:table-cell office:value-type="string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office:value-type="float" office:value="-29138" calcext:value-type="float">
            <text:p>-29138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36149" calcext:value-type="float">
            <text:p>36149</text:p>
          </table:table-cell>
          <table:table-cell office:value-type="percentage" office:value="0.57" calcext:value-type="percentage">
            <text:p>57.00%</text:p>
          </table:table-cell>
          <table:table-cell table:number-columns-repeated="8"/>
          <table:table-cell office:value-type="string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office:value-type="float" office:value="-19874" calcext:value-type="float">
            <text:p>-19874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4590" calcext:value-type="float">
            <text:p>14590</text:p>
          </table:table-cell>
          <table:table-cell office:value-type="percentage" office:value="0.23" calcext:value-type="percentage">
            <text:p>23.00%</text:p>
          </table:table-cell>
          <table:table-cell table:number-columns-repeated="8"/>
          <table:table-cell office:value-type="string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office:value-type="float" office:value="23932" calcext:value-type="float">
            <text:p>239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office:value-type="float" office:value="-31922" calcext:value-type="float">
            <text:p>-31922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5445" calcext:value-type="float">
            <text:p>25445</text:p>
          </table:table-cell>
          <table:table-cell office:value-type="percentage" office:value="0.4" calcext:value-type="percentage">
            <text:p>40.00%</text:p>
          </table:table-cell>
          <table:table-cell table:number-columns-repeated="7"/>
          <table:table-cell office:value-type="string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office:value-type="float" office:value="-28967" calcext:value-type="float">
            <text:p>-28967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36816" calcext:value-type="float">
            <text:p>36816</text:p>
          </table:table-cell>
          <table:table-cell office:value-type="percentage" office:value="0.58" calcext:value-type="percentage">
            <text:p>58.00%</text:p>
          </table:table-cell>
          <table:table-cell table:number-columns-repeated="8"/>
          <table:table-cell office:value-type="string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office:value-type="float" office:value="-19052" calcext:value-type="float">
            <text:p>-19052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5058" calcext:value-type="float">
            <text:p>15058</text:p>
          </table:table-cell>
          <table:table-cell office:value-type="percentage" office:value="0.24" calcext:value-type="percentage">
            <text:p>24.00%</text:p>
          </table:table-cell>
          <table:table-cell table:number-columns-repeated="8"/>
          <table:table-cell office:value-type="string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office:value-type="float" office:value="24585" calcext:value-type="float">
            <text:p>245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office:value-type="float" office:value="-30976" calcext:value-type="float">
            <text:p>-30976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6175" calcext:value-type="float">
            <text:p>26175</text:p>
          </table:table-cell>
          <table:table-cell office:value-type="percentage" office:value="0.41" calcext:value-type="percentage">
            <text:p>41.00%</text:p>
          </table:table-cell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office:value-type="float" office:value="-27921" calcext:value-type="float">
            <text:p>-27921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7623" calcext:value-type="float">
            <text:p>37623</text:p>
          </table:table-cell>
          <table:table-cell office:value-type="percentage" office:value="0.6" calcext:value-type="percentage">
            <text:p>60.00%</text:p>
          </table:table-cell>
          <table:table-cell table:number-columns-repeated="8"/>
          <table:table-cell office:value-type="string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office:value-type="float" office:value="-18547" calcext:value-type="float">
            <text:p>-18547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5785" calcext:value-type="float">
            <text:p>15785</text:p>
          </table:table-cell>
          <table:table-cell office:value-type="percentage" office:value="0.25" calcext:value-type="percentage">
            <text:p>25.00%</text:p>
          </table:table-cell>
          <table:table-cell table:number-columns-repeated="8"/>
          <table:table-cell office:value-type="string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office:value-type="float" office:value="25216" calcext:value-type="float">
            <text:p>252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office:value-type="float" office:value="-30134" calcext:value-type="float">
            <text:p>-30134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6127" calcext:value-type="float">
            <text:p>26127</text:p>
          </table:table-cell>
          <table:table-cell office:value-type="percentage" office:value="0.41" calcext:value-type="percentage">
            <text:p>41.00%</text:p>
          </table:table-cell>
          <table:table-cell table:number-columns-repeated="7"/>
          <table:table-cell office:value-type="string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office:value-type="float" office:value="-26846" calcext:value-type="float">
            <text:p>-26846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37584" calcext:value-type="float">
            <text:p>37584</text:p>
          </table:table-cell>
          <table:table-cell office:value-type="percentage" office:value="0.6" calcext:value-type="percentage">
            <text:p>60.00%</text:p>
          </table:table-cell>
          <table:table-cell table:number-columns-repeated="8"/>
          <table:table-cell office:value-type="string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office:value-type="float" office:value="-17152" calcext:value-type="float">
            <text:p>-17152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780" calcext:value-type="float">
            <text:p>15780</text:p>
          </table:table-cell>
          <table:table-cell office:value-type="percentage" office:value="0.25" calcext:value-type="percentage">
            <text:p>25.00%</text:p>
          </table:table-cell>
          <table:table-cell table:number-columns-repeated="8"/>
          <table:table-cell office:value-type="string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office:value-type="float" office:value="25882" calcext:value-type="float">
            <text:p>2588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office:value-type="float" office:value="-29183" calcext:value-type="float">
            <text:p>-29183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6514" calcext:value-type="float">
            <text:p>26514</text:p>
          </table:table-cell>
          <table:table-cell office:value-type="percentage" office:value="0.42" calcext:value-type="percentage">
            <text:p>42.00%</text:p>
          </table:table-cell>
          <table:table-cell table:number-columns-repeated="7"/>
          <table:table-cell office:value-type="string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office:value-type="float" office:value="-25774" calcext:value-type="float">
            <text:p>-25774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38437" calcext:value-type="float">
            <text:p>38437</text:p>
          </table:table-cell>
          <table:table-cell office:value-type="percentage" office:value="0.61" calcext:value-type="percentage">
            <text:p>61.00%</text:p>
          </table:table-cell>
          <table:table-cell table:number-columns-repeated="8"/>
          <table:table-cell office:value-type="string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office:value-type="float" office:value="-16302" calcext:value-type="float">
            <text:p>-16302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6418" calcext:value-type="float">
            <text:p>16418</text:p>
          </table:table-cell>
          <table:table-cell office:value-type="percentage" office:value="0.26" calcext:value-type="percentage">
            <text:p>26.00%</text:p>
          </table:table-cell>
          <table:table-cell table:number-columns-repeated="8"/>
          <table:table-cell office:value-type="string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office:value-type="float" office:value="26553" calcext:value-type="float">
            <text:p>265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office:value-type="float" office:value="-29262" calcext:value-type="float">
            <text:p>-29262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7272" calcext:value-type="float">
            <text:p>27272</text:p>
          </table:table-cell>
          <table:table-cell office:value-type="percentage" office:value="0.43" calcext:value-type="percentage">
            <text:p>43.00%</text:p>
          </table:table-cell>
          <table:table-cell table:number-columns-repeated="7"/>
          <table:table-cell office:value-type="string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office:value-type="float" office:value="-25588" calcext:value-type="float">
            <text:p>-25588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39041" calcext:value-type="float">
            <text:p>39041</text:p>
          </table:table-cell>
          <table:table-cell office:value-type="percentage" office:value="0.62" calcext:value-type="percentage">
            <text:p>62.00%</text:p>
          </table:table-cell>
          <table:table-cell table:number-columns-repeated="8"/>
          <table:table-cell office:value-type="string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office:value-type="float" office:value="-15042" calcext:value-type="float">
            <text:p>-15042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6951" calcext:value-type="float">
            <text:p>16951</text:p>
          </table:table-cell>
          <table:table-cell office:value-type="percentage" office:value="0.27" calcext:value-type="percentage">
            <text:p>27.00%</text:p>
          </table:table-cell>
          <table:table-cell table:number-columns-repeated="8"/>
          <table:table-cell office:value-type="string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office:value-type="float" office:value="27267" calcext:value-type="float">
            <text:p>272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28207" calcext:value-type="float">
            <text:p>28207</text:p>
          </table:table-cell>
          <table:table-cell office:value-type="percentage" office:value="0.45" calcext:value-type="percentage">
            <text:p>45.00%</text:p>
          </table:table-cell>
          <table:table-cell table:number-columns-repeated="12"/>
          <table:table-cell office:value-type="float" office:value="219" calcext:value-type="float">
            <text:p>219</text:p>
          </table:table-cell>
          <table:table-cell office:value-type="float" office:value="39976" calcext:value-type="float">
            <text:p>39976</text:p>
          </table:table-cell>
          <table:table-cell office:value-type="percentage" office:value="0.63" calcext:value-type="percentage">
            <text:p>63.00%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office:value-type="float" office:value="-14782" calcext:value-type="float">
            <text:p>-14782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7565" calcext:value-type="float">
            <text:p>17565</text:p>
          </table:table-cell>
          <table:table-cell office:value-type="percentage" office:value="0.28" calcext:value-type="percentage">
            <text:p>28.00%</text:p>
          </table:table-cell>
          <table:table-cell table:number-columns-repeated="8"/>
          <table:table-cell office:value-type="string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office:value-type="float" office:value="28445" calcext:value-type="float">
            <text:p>284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28579" calcext:value-type="float">
            <text:p>28579</text:p>
          </table:table-cell>
          <table:table-cell office:value-type="percentage" office:value="0.45" calcext:value-type="percentage">
            <text:p>45.00%</text:p>
          </table:table-cell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40309" calcext:value-type="float">
            <text:p>40309</text:p>
          </table:table-cell>
          <table:table-cell office:value-type="percentage" office:value="0.64" calcext:value-type="percentage">
            <text:p>64.00%</text:p>
          </table:table-cell>
          <table:table-cell table:number-columns-repeated="13"/>
          <table:table-cell office:value-type="float" office:value="220" calcext:value-type="float">
            <text:p>220</text:p>
          </table:table-cell>
          <table:table-cell office:value-type="float" office:value="18008" calcext:value-type="float">
            <text:p>18008</text:p>
          </table:table-cell>
          <table:table-cell office:value-type="percentage" office:value="0.28" calcext:value-type="percentage">
            <text:p>28.00%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office:value-type="float" office:value="28405" calcext:value-type="float">
            <text:p>284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29368" calcext:value-type="float">
            <text:p>29368</text:p>
          </table:table-cell>
          <table:table-cell office:value-type="percentage" office:value="0.46" calcext:value-type="percentage">
            <text:p>46.00%</text:p>
          </table:table-cell>
          <table:table-cell table:number-columns-repeated="12"/>
          <table:table-cell office:value-type="float" office:value="221" calcext:value-type="float">
            <text:p>221</text:p>
          </table:table-cell>
          <table:table-cell office:value-type="float" office:value="41215" calcext:value-type="float">
            <text:p>41215</text:p>
          </table:table-cell>
          <table:table-cell office:value-type="percentage" office:value="0.65" calcext:value-type="percentage">
            <text:p>65.00%</text:p>
          </table:table-cell>
          <table:table-cell table:number-columns-repeated="13"/>
          <table:table-cell office:value-type="float" office:value="221" calcext:value-type="float">
            <text:p>221</text:p>
          </table:table-cell>
          <table:table-cell office:value-type="float" office:value="18690" calcext:value-type="float">
            <text:p>18690</text:p>
          </table:table-cell>
          <table:table-cell office:value-type="percentage" office:value="0.29" calcext:value-type="percentage">
            <text:p>29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29938" calcext:value-type="float">
            <text:p>29938</text:p>
          </table:table-cell>
          <table:table-cell office:value-type="percentage" office:value="0.47" calcext:value-type="percentage">
            <text:p>47.00%</text:p>
          </table:table-cell>
          <table:table-cell table:number-columns-repeated="12"/>
          <table:table-cell office:value-type="float" office:value="222" calcext:value-type="float">
            <text:p>222</text:p>
          </table:table-cell>
          <table:table-cell office:value-type="float" office:value="41917" calcext:value-type="float">
            <text:p>41917</text:p>
          </table:table-cell>
          <table:table-cell office:value-type="percentage" office:value="0.67" calcext:value-type="percentage">
            <text:p>67.00%</text:p>
          </table:table-cell>
          <table:table-cell table:number-columns-repeated="13"/>
          <table:table-cell office:value-type="float" office:value="222" calcext:value-type="float">
            <text:p>222</text:p>
          </table:table-cell>
          <table:table-cell office:value-type="float" office:value="19275" calcext:value-type="float">
            <text:p>19275</text:p>
          </table:table-cell>
          <table:table-cell office:value-type="percentage" office:value="0.3" calcext:value-type="percentage">
            <text:p>30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30792" calcext:value-type="float">
            <text:p>30792</text:p>
          </table:table-cell>
          <table:table-cell office:value-type="percentage" office:value="0.49" calcext:value-type="percentage">
            <text:p>49.00%</text:p>
          </table:table-cell>
          <table:table-cell table:number-columns-repeated="12"/>
          <table:table-cell office:value-type="float" office:value="223" calcext:value-type="float">
            <text:p>223</text:p>
          </table:table-cell>
          <table:table-cell office:value-type="float" office:value="42887" calcext:value-type="float">
            <text:p>42887</text:p>
          </table:table-cell>
          <table:table-cell office:value-type="percentage" office:value="0.68" calcext:value-type="percentage">
            <text:p>68.00%</text:p>
          </table:table-cell>
          <table:table-cell table:number-columns-repeated="13"/>
          <table:table-cell office:value-type="float" office:value="223" calcext:value-type="float">
            <text:p>223</text:p>
          </table:table-cell>
          <table:table-cell office:value-type="float" office:value="19980" calcext:value-type="float">
            <text:p>19980</text:p>
          </table:table-cell>
          <table:table-cell office:value-type="percentage" office:value="0.31" calcext:value-type="percentage">
            <text:p>31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31070" calcext:value-type="float">
            <text:p>31070</text:p>
          </table:table-cell>
          <table:table-cell office:value-type="percentage" office:value="0.49" calcext:value-type="percentage">
            <text:p>49.00%</text:p>
          </table:table-cell>
          <table:table-cell table:number-columns-repeated="12"/>
          <table:table-cell office:value-type="float" office:value="224" calcext:value-type="float">
            <text:p>224</text:p>
          </table:table-cell>
          <table:table-cell office:value-type="float" office:value="43066" calcext:value-type="float">
            <text:p>43066</text:p>
          </table:table-cell>
          <table:table-cell office:value-type="percentage" office:value="0.68" calcext:value-type="percentage">
            <text:p>68.00%</text:p>
          </table:table-cell>
          <table:table-cell table:number-columns-repeated="13"/>
          <table:table-cell office:value-type="float" office:value="224" calcext:value-type="float">
            <text:p>224</text:p>
          </table:table-cell>
          <table:table-cell office:value-type="float" office:value="20273" calcext:value-type="float">
            <text:p>20273</text:p>
          </table:table-cell>
          <table:table-cell office:value-type="percentage" office:value="0.32" calcext:value-type="percentage">
            <text:p>32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31573" calcext:value-type="float">
            <text:p>31573</text:p>
          </table:table-cell>
          <table:table-cell office:value-type="percentage" office:value="0.5" calcext:value-type="percentage">
            <text:p>50.00%</text:p>
          </table:table-cell>
          <table:table-cell table:number-columns-repeated="12"/>
          <table:table-cell office:value-type="float" office:value="225" calcext:value-type="float">
            <text:p>225</text:p>
          </table:table-cell>
          <table:table-cell office:value-type="float" office:value="43958" calcext:value-type="float">
            <text:p>43958</text:p>
          </table:table-cell>
          <table:table-cell office:value-type="percentage" office:value="0.7" calcext:value-type="percentage">
            <text:p>70.00%</text:p>
          </table:table-cell>
          <table:table-cell table:number-columns-repeated="13"/>
          <table:table-cell office:value-type="float" office:value="225" calcext:value-type="float">
            <text:p>225</text:p>
          </table:table-cell>
          <table:table-cell office:value-type="float" office:value="21006" calcext:value-type="float">
            <text:p>21006</text:p>
          </table:table-cell>
          <table:table-cell office:value-type="percentage" office:value="0.33" calcext:value-type="percentage">
            <text:p>33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32544" calcext:value-type="float">
            <text:p>32544</text:p>
          </table:table-cell>
          <table:table-cell office:value-type="percentage" office:value="0.52" calcext:value-type="percentage">
            <text:p>52.00%</text:p>
          </table:table-cell>
          <table:table-cell table:number-columns-repeated="12"/>
          <table:table-cell office:value-type="float" office:value="226" calcext:value-type="float">
            <text:p>226</text:p>
          </table:table-cell>
          <table:table-cell office:value-type="float" office:value="44724" calcext:value-type="float">
            <text:p>44724</text:p>
          </table:table-cell>
          <table:table-cell office:value-type="percentage" office:value="0.71" calcext:value-type="percentage">
            <text:p>71.00%</text:p>
          </table:table-cell>
          <table:table-cell table:number-columns-repeated="13"/>
          <table:table-cell office:value-type="float" office:value="226" calcext:value-type="float">
            <text:p>226</text:p>
          </table:table-cell>
          <table:table-cell office:value-type="float" office:value="21585" calcext:value-type="float">
            <text:p>21585</text:p>
          </table:table-cell>
          <table:table-cell office:value-type="percentage" office:value="0.34" calcext:value-type="percentage">
            <text:p>34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33397" calcext:value-type="float">
            <text:p>33397</text:p>
          </table:table-cell>
          <table:table-cell office:value-type="percentage" office:value="0.53" calcext:value-type="percentage">
            <text:p>53.00%</text:p>
          </table:table-cell>
          <table:table-cell table:number-columns-repeated="12"/>
          <table:table-cell office:value-type="float" office:value="227" calcext:value-type="float">
            <text:p>227</text:p>
          </table:table-cell>
          <table:table-cell office:value-type="float" office:value="45694" calcext:value-type="float">
            <text:p>45694</text:p>
          </table:table-cell>
          <table:table-cell office:value-type="percentage" office:value="0.73" calcext:value-type="percentage">
            <text:p>73.00%</text:p>
          </table:table-cell>
          <table:table-cell table:number-columns-repeated="13"/>
          <table:table-cell office:value-type="float" office:value="227" calcext:value-type="float">
            <text:p>227</text:p>
          </table:table-cell>
          <table:table-cell office:value-type="float" office:value="22341" calcext:value-type="float">
            <text:p>22341</text:p>
          </table:table-cell>
          <table:table-cell office:value-type="percentage" office:value="0.35" calcext:value-type="percentage">
            <text:p>35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33775" calcext:value-type="float">
            <text:p>33775</text:p>
          </table:table-cell>
          <table:table-cell office:value-type="percentage" office:value="0.54" calcext:value-type="percentage">
            <text:p>54.00%</text:p>
          </table:table-cell>
          <table:table-cell table:number-columns-repeated="12"/>
          <table:table-cell office:value-type="float" office:value="228" calcext:value-type="float">
            <text:p>228</text:p>
          </table:table-cell>
          <table:table-cell office:value-type="float" office:value="46116" calcext:value-type="float">
            <text:p>46116</text:p>
          </table:table-cell>
          <table:table-cell office:value-type="percentage" office:value="0.73" calcext:value-type="percentage">
            <text:p>73.00%</text:p>
          </table:table-cell>
          <table:table-cell table:number-columns-repeated="13"/>
          <table:table-cell office:value-type="float" office:value="228" calcext:value-type="float">
            <text:p>228</text:p>
          </table:table-cell>
          <table:table-cell office:value-type="float" office:value="22742" calcext:value-type="float">
            <text:p>22742</text:p>
          </table:table-cell>
          <table:table-cell office:value-type="percentage" office:value="0.36" calcext:value-type="percentage">
            <text:p>36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34677" calcext:value-type="float">
            <text:p>34677</text:p>
          </table:table-cell>
          <table:table-cell office:value-type="percentage" office:value="0.55" calcext:value-type="percentage">
            <text:p>55.00%</text:p>
          </table:table-cell>
          <table:table-cell table:number-columns-repeated="12"/>
          <table:table-cell office:value-type="float" office:value="229" calcext:value-type="float">
            <text:p>229</text:p>
          </table:table-cell>
          <table:table-cell office:value-type="float" office:value="47120" calcext:value-type="float">
            <text:p>47120</text:p>
          </table:table-cell>
          <table:table-cell office:value-type="percentage" office:value="0.75" calcext:value-type="percentage">
            <text:p>75.00%</text:p>
          </table:table-cell>
          <table:table-cell table:number-columns-repeated="13"/>
          <table:table-cell office:value-type="float" office:value="229" calcext:value-type="float">
            <text:p>229</text:p>
          </table:table-cell>
          <table:table-cell office:value-type="float" office:value="23504" calcext:value-type="float">
            <text:p>23504</text:p>
          </table:table-cell>
          <table:table-cell office:value-type="percentage" office:value="0.37" calcext:value-type="percentage">
            <text:p>37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35398" calcext:value-type="float">
            <text:p>35398</text:p>
          </table:table-cell>
          <table:table-cell office:value-type="percentage" office:value="0.56" calcext:value-type="percentage">
            <text:p>56.00%</text:p>
          </table:table-cell>
          <table:table-cell table:number-columns-repeated="12"/>
          <table:table-cell office:value-type="float" office:value="230" calcext:value-type="float">
            <text:p>230</text:p>
          </table:table-cell>
          <table:table-cell office:value-type="float" office:value="47924" calcext:value-type="float">
            <text:p>47924</text:p>
          </table:table-cell>
          <table:table-cell office:value-type="percentage" office:value="0.76" calcext:value-type="percentage">
            <text:p>76.00%</text:p>
          </table:table-cell>
          <table:table-cell table:number-columns-repeated="13"/>
          <table:table-cell office:value-type="float" office:value="230" calcext:value-type="float">
            <text:p>230</text:p>
          </table:table-cell>
          <table:table-cell office:value-type="float" office:value="24158" calcext:value-type="float">
            <text:p>24158</text:p>
          </table:table-cell>
          <table:table-cell office:value-type="percentage" office:value="0.38" calcext:value-type="percentage">
            <text:p>38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36282" calcext:value-type="float">
            <text:p>36282</text:p>
          </table:table-cell>
          <table:table-cell office:value-type="percentage" office:value="0.58" calcext:value-type="percentage">
            <text:p>58.00%</text:p>
          </table:table-cell>
          <table:table-cell table:number-columns-repeated="12"/>
          <table:table-cell office:value-type="float" office:value="231" calcext:value-type="float">
            <text:p>231</text:p>
          </table:table-cell>
          <table:table-cell office:value-type="float" office:value="48922" calcext:value-type="float">
            <text:p>48922</text:p>
          </table:table-cell>
          <table:table-cell office:value-type="percentage" office:value="0.78" calcext:value-type="percentage">
            <text:p>78.00%</text:p>
          </table:table-cell>
          <table:table-cell table:number-columns-repeated="13"/>
          <table:table-cell office:value-type="float" office:value="231" calcext:value-type="float">
            <text:p>231</text:p>
          </table:table-cell>
          <table:table-cell office:value-type="float" office:value="24946" calcext:value-type="float">
            <text:p>24946</text:p>
          </table:table-cell>
          <table:table-cell office:value-type="percentage" office:value="0.39" calcext:value-type="percentage">
            <text:p>39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36208" calcext:value-type="float">
            <text:p>36208</text:p>
          </table:table-cell>
          <table:table-cell office:value-type="percentage" office:value="0.57" calcext:value-type="percentage">
            <text:p>57.00%</text:p>
          </table:table-cell>
          <table:table-cell table:number-columns-repeated="12"/>
          <table:table-cell office:value-type="float" office:value="232" calcext:value-type="float">
            <text:p>232</text:p>
          </table:table-cell>
          <table:table-cell office:value-type="float" office:value="48843" calcext:value-type="float">
            <text:p>48843</text:p>
          </table:table-cell>
          <table:table-cell office:value-type="percentage" office:value="0.78" calcext:value-type="percentage">
            <text:p>78.00%</text:p>
          </table:table-cell>
          <table:table-cell table:number-columns-repeated="13"/>
          <table:table-cell office:value-type="float" office:value="232" calcext:value-type="float">
            <text:p>232</text:p>
          </table:table-cell>
          <table:table-cell office:value-type="float" office:value="24882" calcext:value-type="float">
            <text:p>24882</text:p>
          </table:table-cell>
          <table:table-cell office:value-type="percentage" office:value="0.39" calcext:value-type="percentage">
            <text:p>39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37134" calcext:value-type="float">
            <text:p>37134</text:p>
          </table:table-cell>
          <table:table-cell office:value-type="percentage" office:value="0.59" calcext:value-type="percentage">
            <text:p>59.00%</text:p>
          </table:table-cell>
          <table:table-cell table:number-columns-repeated="12"/>
          <table:table-cell office:value-type="float" office:value="233" calcext:value-type="float">
            <text:p>233</text:p>
          </table:table-cell>
          <table:table-cell office:value-type="float" office:value="49891" calcext:value-type="float">
            <text:p>49891</text:p>
          </table:table-cell>
          <table:table-cell office:value-type="percentage" office:value="0.79" calcext:value-type="percentage">
            <text:p>79.00%</text:p>
          </table:table-cell>
          <table:table-cell table:number-columns-repeated="13"/>
          <table:table-cell office:value-type="float" office:value="233" calcext:value-type="float">
            <text:p>233</text:p>
          </table:table-cell>
          <table:table-cell office:value-type="float" office:value="25750" calcext:value-type="float">
            <text:p>25750</text:p>
          </table:table-cell>
          <table:table-cell office:value-type="percentage" office:value="0.41" calcext:value-type="percentage">
            <text:p>41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37891" calcext:value-type="float">
            <text:p>37891</text:p>
          </table:table-cell>
          <table:table-cell office:value-type="percentage" office:value="0.6" calcext:value-type="percentage">
            <text:p>60.00%</text:p>
          </table:table-cell>
          <table:table-cell table:number-columns-repeated="12"/>
          <table:table-cell office:value-type="float" office:value="234" calcext:value-type="float">
            <text:p>234</text:p>
          </table:table-cell>
          <table:table-cell office:value-type="float" office:value="50678" calcext:value-type="float">
            <text:p>50678</text:p>
          </table:table-cell>
          <table:table-cell office:value-type="percentage" office:value="0.81" calcext:value-type="percentage">
            <text:p>81.00%</text:p>
          </table:table-cell>
          <table:table-cell table:number-columns-repeated="13"/>
          <table:table-cell office:value-type="float" office:value="234" calcext:value-type="float">
            <text:p>234</text:p>
          </table:table-cell>
          <table:table-cell office:value-type="float" office:value="26416" calcext:value-type="float">
            <text:p>26416</text:p>
          </table:table-cell>
          <table:table-cell office:value-type="percentage" office:value="0.42" calcext:value-type="percentage">
            <text:p>42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38365" calcext:value-type="float">
            <text:p>38365</text:p>
          </table:table-cell>
          <table:table-cell office:value-type="percentage" office:value="0.61" calcext:value-type="percentage">
            <text:p>61.00%</text:p>
          </table:table-cell>
          <table:table-cell table:number-columns-repeated="12"/>
          <table:table-cell office:value-type="float" office:value="235" calcext:value-type="float">
            <text:p>235</text:p>
          </table:table-cell>
          <table:table-cell office:value-type="float" office:value="51770" calcext:value-type="float">
            <text:p>51770</text:p>
          </table:table-cell>
          <table:table-cell office:value-type="percentage" office:value="0.82" calcext:value-type="percentage">
            <text:p>82.00%</text:p>
          </table:table-cell>
          <table:table-cell table:number-columns-repeated="13"/>
          <table:table-cell office:value-type="float" office:value="235" calcext:value-type="float">
            <text:p>235</text:p>
          </table:table-cell>
          <table:table-cell office:value-type="float" office:value="27379" calcext:value-type="float">
            <text:p>27379</text:p>
          </table:table-cell>
          <table:table-cell office:value-type="percentage" office:value="0.43" calcext:value-type="percentage">
            <text:p>43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39250" calcext:value-type="float">
            <text:p>39250</text:p>
          </table:table-cell>
          <table:table-cell office:value-type="percentage" office:value="0.62" calcext:value-type="percentage">
            <text:p>62.00%</text:p>
          </table:table-cell>
          <table:table-cell table:number-columns-repeated="12"/>
          <table:table-cell office:value-type="float" office:value="236" calcext:value-type="float">
            <text:p>236</text:p>
          </table:table-cell>
          <table:table-cell office:value-type="float" office:value="52147" calcext:value-type="float">
            <text:p>52147</text:p>
          </table:table-cell>
          <table:table-cell office:value-type="percentage" office:value="0.83" calcext:value-type="percentage">
            <text:p>83.00%</text:p>
          </table:table-cell>
          <table:table-cell table:number-columns-repeated="13"/>
          <table:table-cell office:value-type="float" office:value="236" calcext:value-type="float">
            <text:p>236</text:p>
          </table:table-cell>
          <table:table-cell office:value-type="float" office:value="27632" calcext:value-type="float">
            <text:p>27632</text:p>
          </table:table-cell>
          <table:table-cell office:value-type="percentage" office:value="0.44" calcext:value-type="percentage">
            <text:p>44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40276" calcext:value-type="float">
            <text:p>40276</text:p>
          </table:table-cell>
          <table:table-cell office:value-type="percentage" office:value="0.64" calcext:value-type="percentage">
            <text:p>64.00%</text:p>
          </table:table-cell>
          <table:table-cell table:number-columns-repeated="12"/>
          <table:table-cell office:value-type="float" office:value="237" calcext:value-type="float">
            <text:p>237</text:p>
          </table:table-cell>
          <table:table-cell office:value-type="float" office:value="53349" calcext:value-type="float">
            <text:p>53349</text:p>
          </table:table-cell>
          <table:table-cell office:value-type="percentage" office:value="0.85" calcext:value-type="percentage">
            <text:p>85.00%</text:p>
          </table:table-cell>
          <table:table-cell table:number-columns-repeated="13"/>
          <table:table-cell office:value-type="float" office:value="237" calcext:value-type="float">
            <text:p>237</text:p>
          </table:table-cell>
          <table:table-cell office:value-type="float" office:value="28475" calcext:value-type="float">
            <text:p>28475</text:p>
          </table:table-cell>
          <table:table-cell office:value-type="percentage" office:value="0.45" calcext:value-type="percentage">
            <text:p>45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38" calcext:value-type="float">
            <text:p>238</text:p>
          </table:table-cell>
          <table:table-cell office:value-type="float" office:value="41019" calcext:value-type="float">
            <text:p>41019</text:p>
          </table:table-cell>
          <table:table-cell office:value-type="percentage" office:value="0.65" calcext:value-type="percentage">
            <text:p>65.00%</text:p>
          </table:table-cell>
          <table:table-cell table:number-columns-repeated="12"/>
          <table:table-cell office:value-type="float" office:value="238" calcext:value-type="float">
            <text:p>238</text:p>
          </table:table-cell>
          <table:table-cell office:value-type="float" office:value="54088" calcext:value-type="float">
            <text:p>54088</text:p>
          </table:table-cell>
          <table:table-cell office:value-type="percentage" office:value="0.86" calcext:value-type="percentage">
            <text:p>86.00%</text:p>
          </table:table-cell>
          <table:table-cell table:number-columns-repeated="13"/>
          <table:table-cell office:value-type="float" office:value="238" calcext:value-type="float">
            <text:p>238</text:p>
          </table:table-cell>
          <table:table-cell office:value-type="float" office:value="29076" calcext:value-type="float">
            <text:p>29076</text:p>
          </table:table-cell>
          <table:table-cell office:value-type="percentage" office:value="0.46" calcext:value-type="percentage">
            <text:p>46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42116" calcext:value-type="float">
            <text:p>42116</text:p>
          </table:table-cell>
          <table:table-cell office:value-type="percentage" office:value="0.67" calcext:value-type="percentage">
            <text:p>67.00%</text:p>
          </table:table-cell>
          <table:table-cell table:number-columns-repeated="12"/>
          <table:table-cell office:value-type="float" office:value="239" calcext:value-type="float">
            <text:p>239</text:p>
          </table:table-cell>
          <table:table-cell office:value-type="float" office:value="55397" calcext:value-type="float">
            <text:p>55397</text:p>
          </table:table-cell>
          <table:table-cell office:value-type="percentage" office:value="0.88" calcext:value-type="percentage">
            <text:p>88.00%</text:p>
          </table:table-cell>
          <table:table-cell table:number-columns-repeated="13"/>
          <table:table-cell office:value-type="float" office:value="239" calcext:value-type="float">
            <text:p>239</text:p>
          </table:table-cell>
          <table:table-cell office:value-type="float" office:value="30040" calcext:value-type="float">
            <text:p>30040</text:p>
          </table:table-cell>
          <table:table-cell office:value-type="percentage" office:value="0.48" calcext:value-type="percentage">
            <text:p>48.00%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42425" calcext:value-type="float">
            <text:p>42425</text:p>
          </table:table-cell>
          <table:table-cell office:value-type="percentage" office:value="0.67" calcext:value-type="percentage">
            <text:p>67.00%</text:p>
          </table:table-cell>
          <table:table-cell table:number-columns-repeated="12"/>
          <table:table-cell office:value-type="float" office:value="240" calcext:value-type="float">
            <text:p>240</text:p>
          </table:table-cell>
          <table:table-cell office:value-type="float" office:value="55788" calcext:value-type="float">
            <text:p>55788</text:p>
          </table:table-cell>
          <table:table-cell office:value-type="percentage" office:value="0.89" calcext:value-type="percentage">
            <text:p>89.00%</text:p>
          </table:table-cell>
          <table:table-cell table:number-columns-repeated="13"/>
          <table:table-cell office:value-type="float" office:value="240" calcext:value-type="float">
            <text:p>240</text:p>
          </table:table-cell>
          <table:table-cell office:value-type="float" office:value="30283" calcext:value-type="float">
            <text:p>30283</text:p>
          </table:table-cell>
          <table:table-cell office:value-type="percentage" office:value="0.48" calcext:value-type="percentage">
            <text:p>48.00%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30T17:28:06.487000000</meta:creation-date>
    <meta:generator>LibreOffice/6.2.8.2$Windows_X86_64 LibreOffice_project/f82ddfca21ebc1e222a662a32b25c0c9d20169ee</meta:generator>
    <dc:date>2023-10-31T22:06:39.092000000</dc:date>
    <meta:editing-duration>P1DT3H25M39S</meta:editing-duration>
    <meta:editing-cycles>5</meta:editing-cycles>
    <meta:document-statistic meta:table-count="1" meta:cell-count="562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C2:Sheet1.D226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26" chart:class="chart:scatter">
            <chart:domain table:cell-range-address="Sheet1.C2:Sheet1.C226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C2:Sheet1.C226</svg:desc>
                </draw:g>
              </table:table-cell>
              <table:table-cell office:value-type="float" office:value="-24896">
                <text:p>-24896</text:p>
                <draw:g>
                  <svg:desc>Sheet1.D2:Sheet1.D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4644">
                <text:p>-24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4234">
                <text:p>-24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3986">
                <text:p>-23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4129">
                <text:p>-24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3900">
                <text:p>-23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3450">
                <text:p>-234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3207">
                <text:p>-23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3204">
                <text:p>-23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2988">
                <text:p>-22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3051">
                <text:p>-23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2811">
                <text:p>-22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2439">
                <text:p>-22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22179">
                <text:p>-22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21966">
                <text:p>-21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21736">
                <text:p>-21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21876">
                <text:p>-21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21605">
                <text:p>-21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21154">
                <text:p>-21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20897">
                <text:p>-20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21025">
                <text:p>-21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20745">
                <text:p>-207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20536">
                <text:p>-20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20266">
                <text:p>-20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20272">
                <text:p>-20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9982">
                <text:p>-19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9718">
                <text:p>-19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9480">
                <text:p>-194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9086">
                <text:p>-19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9035">
                <text:p>-190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8798">
                <text:p>-187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8498">
                <text:p>-18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8105">
                <text:p>-18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7838">
                <text:p>-17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7593">
                <text:p>-175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7531">
                <text:p>-175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7111">
                <text:p>-1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7017">
                <text:p>-17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6516">
                <text:p>-165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6449">
                <text:p>-16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6453">
                <text:p>-164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5854">
                <text:p>-158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5569">
                <text:p>-15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5473">
                <text:p>-154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5005">
                <text:p>-15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4948">
                <text:p>-149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4664">
                <text:p>-14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4032">
                <text:p>-14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3954">
                <text:p>-13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3857">
                <text:p>-13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3292">
                <text:p>-13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3159">
                <text:p>-13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12696">
                <text:p>-12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12564">
                <text:p>-12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11982">
                <text:p>-11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11828">
                <text:p>-118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1828">
                <text:p>-118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11151">
                <text:p>-11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1066">
                <text:p>-11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0380">
                <text:p>-103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0344">
                <text:p>-103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9720">
                <text:p>-97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9362">
                <text:p>-93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8902">
                <text:p>-89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9059">
                <text:p>-90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8333">
                <text:p>-8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8210">
                <text:p>-82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7716">
                <text:p>-77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7491">
                <text:p>-74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6976">
                <text:p>-69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6323">
                <text:p>-63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5807">
                <text:p>-5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5833">
                <text:p>-5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5295">
                <text:p>-52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5127">
                <text:p>-51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4330">
                <text:p>-43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4060">
                <text:p>-40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3498">
                <text:p>-3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3041">
                <text:p>-30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2444">
                <text:p>-24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2297">
                <text:p>-2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1867">
                <text:p>-18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-880">
                <text:p>-8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-639">
                <text:p>-6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4785">
                <text:p>47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5518">
                <text:p>55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7261">
                <text:p>7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8459">
                <text:p>8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9235">
                <text:p>92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9656">
                <text:p>9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0759">
                <text:p>107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11553">
                <text:p>115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994">
                <text:p>119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13145">
                <text:p>13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3570">
                <text:p>135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4251">
                <text:p>14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5209">
                <text:p>152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16168">
                <text:p>161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10720">
                <text:p>-107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10461">
                <text:p>-104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10498">
                <text:p>-104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9951">
                <text:p>-99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10054">
                <text:p>-100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9761">
                <text:p>-97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9535">
                <text:p>-95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8941">
                <text:p>-89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9217">
                <text:p>-92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8643">
                <text:p>-86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8405">
                <text:p>-84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8302">
                <text:p>-83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8206">
                <text:p>-82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7579">
                <text:p>-75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7340">
                <text:p>-73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7287">
                <text:p>-72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7209">
                <text:p>-72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6619">
                <text:p>-66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6327">
                <text:p>-63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6270">
                <text:p>-62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5844">
                <text:p>-58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5505">
                <text:p>-5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5406">
                <text:p>-54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5143">
                <text:p>-51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5132">
                <text:p>-5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4512">
                <text:p>-45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3837">
                <text:p>-38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3926">
                <text:p>-39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3233">
                <text:p>-32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2996">
                <text:p>-29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2867">
                <text:p>-28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2450">
                <text:p>-24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2345">
                <text:p>-23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2058">
                <text:p>-20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-1423">
                <text:p>-1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-1220">
                <text:p>-12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5163">
                <text:p>51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5663">
                <text:p>56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6846">
                <text:p>68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7104">
                <text:p>71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8638">
                <text:p>86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9489">
                <text:p>94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9705">
                <text:p>97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0522">
                <text:p>105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0828">
                <text:p>108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1822">
                <text:p>118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2163">
                <text:p>121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2161">
                <text:p>121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12795">
                <text:p>127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13298">
                <text:p>132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14138">
                <text:p>141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14219">
                <text:p>142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14794">
                <text:p>147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15321">
                <text:p>153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16246">
                <text:p>162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16103">
                <text:p>161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16785">
                <text:p>167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18233">
                <text:p>182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18324">
                <text:p>183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19248">
                <text:p>192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19813">
                <text:p>198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0518">
                <text:p>205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0528">
                <text:p>205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21651">
                <text:p>216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2613">
                <text:p>226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2748">
                <text:p>227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23546">
                <text:p>235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24422">
                <text:p>244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24982">
                <text:p>249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25387">
                <text:p>253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26194">
                <text:p>261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6611">
                <text:p>266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27378">
                <text:p>273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27815">
                <text:p>278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28671">
                <text:p>286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9400">
                <text:p>294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30548">
                <text:p>305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30549">
                <text:p>305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31212">
                <text:p>312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31937">
                <text:p>319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32414">
                <text:p>-324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31922">
                <text:p>-319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30976">
                <text:p>-309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30134">
                <text:p>-301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29183">
                <text:p>-291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29262">
                <text:p>-29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G24:Sheet1.H248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4:Sheet1.H248" chart:class="chart:scatter">
            <chart:domain table:cell-range-address="Sheet1.G24:Sheet1.G248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G24:Sheet1.G248</svg:desc>
                </draw:g>
              </table:table-cell>
              <table:table-cell office:value-type="float" office:value="-21351">
                <text:p>-21351</text:p>
                <draw:g>
                  <svg:desc>Sheet1.H24:Sheet1.H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1098">
                <text:p>-21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0923">
                <text:p>-20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0691">
                <text:p>-2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0593">
                <text:p>-20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0343">
                <text:p>-203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0153">
                <text:p>-20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0058">
                <text:p>-20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0091">
                <text:p>-20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9702">
                <text:p>-19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9485">
                <text:p>-19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9228">
                <text:p>-19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9109">
                <text:p>-19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8870">
                <text:p>-188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8637">
                <text:p>-18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8481">
                <text:p>-18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8242">
                <text:p>-18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7969">
                <text:p>-179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8041">
                <text:p>-18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7756">
                <text:p>-17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7334">
                <text:p>-17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7059">
                <text:p>-170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6847">
                <text:p>-16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6542">
                <text:p>-165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6565">
                <text:p>-16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6344">
                <text:p>-16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6207">
                <text:p>-16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5748">
                <text:p>-15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5804">
                <text:p>-15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5538">
                <text:p>-155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5017">
                <text:p>-15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5030">
                <text:p>-150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4466">
                <text:p>-144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4154">
                <text:p>-14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3924">
                <text:p>-139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3555">
                <text:p>-13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3559">
                <text:p>-135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3061">
                <text:p>-130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2798">
                <text:p>-127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2448">
                <text:p>-12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2510">
                <text:p>-125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2166">
                <text:p>-12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1863">
                <text:p>-11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1500">
                <text:p>-11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1324">
                <text:p>-113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0686">
                <text:p>-106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0657">
                <text:p>-106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0166">
                <text:p>-10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9776">
                <text:p>-97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9462">
                <text:p>-9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9052">
                <text:p>-9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8848">
                <text:p>-88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8421">
                <text:p>-84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8097">
                <text:p>-80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7883">
                <text:p>-78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7725">
                <text:p>-77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7280">
                <text:p>-72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7020">
                <text:p>-70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6490">
                <text:p>-64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6287">
                <text:p>-62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5928">
                <text:p>-5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5474">
                <text:p>-5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4994">
                <text:p>-49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4703">
                <text:p>-47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4524">
                <text:p>-45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3838">
                <text:p>-38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3336">
                <text:p>-3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3104">
                <text:p>-3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2671">
                <text:p>-2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2243">
                <text:p>-22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1787">
                <text:p>-17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1219">
                <text:p>-1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1021">
                <text:p>-1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5068">
                <text:p>50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5735">
                <text:p>57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7619">
                <text:p>7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8686">
                <text:p>86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9234">
                <text:p>92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9682">
                <text:p>9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9955">
                <text:p>99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1023">
                <text:p>110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1272">
                <text:p>11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1922">
                <text:p>119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2286">
                <text:p>12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3586">
                <text:p>135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14224">
                <text:p>14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5033">
                <text:p>150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4941">
                <text:p>149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15793">
                <text:p>157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6454">
                <text:p>164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17332">
                <text:p>173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7347">
                <text:p>17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8196">
                <text:p>18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8884">
                <text:p>188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0316">
                <text:p>203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6309">
                <text:p>-63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6019">
                <text:p>-60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5765">
                <text:p>-57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5449">
                <text:p>-54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5297">
                <text:p>-52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4989">
                <text:p>-49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4750">
                <text:p>-47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4451">
                <text:p>-44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4127">
                <text:p>-41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3907">
                <text:p>-39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3949">
                <text:p>-39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3419">
                <text:p>-34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3075">
                <text:p>-30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2798">
                <text:p>-27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2469">
                <text:p>-24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2299">
                <text:p>-22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1953">
                <text:p>-19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1400">
                <text:p>-14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1148">
                <text:p>-11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791">
                <text:p>-7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511">
                <text:p>-5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5282">
                <text:p>52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5212">
                <text:p>52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7571">
                <text:p>75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8879">
                <text:p>88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9386">
                <text:p>9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9965">
                <text:p>99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0378">
                <text:p>103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10444">
                <text:p>104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0354">
                <text:p>103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11318">
                <text:p>113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11755">
                <text:p>117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12266">
                <text:p>122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12415">
                <text:p>124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12976">
                <text:p>129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3505">
                <text:p>135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4029">
                <text:p>140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4183">
                <text:p>141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14675">
                <text:p>146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5239">
                <text:p>152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5803">
                <text:p>158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6105">
                <text:p>16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16290">
                <text:p>1629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6675">
                <text:p>166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7773">
                <text:p>177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7333">
                <text:p>17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18098">
                <text:p>180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18801">
                <text:p>188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19422">
                <text:p>19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19740">
                <text:p>197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20148">
                <text:p>201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21591">
                <text:p>215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21938">
                <text:p>219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3146">
                <text:p>231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3839">
                <text:p>238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24196">
                <text:p>241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24388">
                <text:p>243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5445">
                <text:p>254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6175">
                <text:p>261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6127">
                <text:p>261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6514">
                <text:p>265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27272">
                <text:p>272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8207">
                <text:p>282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8579">
                <text:p>285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29368">
                <text:p>293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29938">
                <text:p>29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30792">
                <text:p>307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31070">
                <text:p>310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31573">
                <text:p>315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32544">
                <text:p>325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33397">
                <text:p>333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33775">
                <text:p>337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34677">
                <text:p>346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35398">
                <text:p>353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36282">
                <text:p>362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36208">
                <text:p>362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37134">
                <text:p>371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37891">
                <text:p>378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38365">
                <text:p>383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39250">
                <text:p>392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40276">
                <text:p>402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41019">
                <text:p>410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42116">
                <text:p>42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42425">
                <text:p>42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R2:Sheet1.S226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2:Sheet1.S226" chart:class="chart:scatter">
            <chart:domain table:cell-range-address="Sheet1.R2:Sheet1.R226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R2:Sheet1.R226</svg:desc>
                </draw:g>
              </table:table-cell>
              <table:table-cell office:value-type="float" office:value="-23807">
                <text:p>-23807</text:p>
                <draw:g>
                  <svg:desc>Sheet1.S2:Sheet1.S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3837">
                <text:p>-23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3643">
                <text:p>-23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3170">
                <text:p>-231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3314">
                <text:p>-23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3092">
                <text:p>-23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2895">
                <text:p>-22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2403">
                <text:p>-22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2648">
                <text:p>-22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2162">
                <text:p>-22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1966">
                <text:p>-21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1718">
                <text:p>-21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1875">
                <text:p>-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21630">
                <text:p>-216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21159">
                <text:p>-21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20905">
                <text:p>-20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21034">
                <text:p>-210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20786">
                <text:p>-20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20584">
                <text:p>-20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20311">
                <text:p>-20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9954">
                <text:p>-19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9671">
                <text:p>-19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9429">
                <text:p>-19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9158">
                <text:p>-19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9136">
                <text:p>-19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8848">
                <text:p>-188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8609">
                <text:p>-18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8544">
                <text:p>-18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8176">
                <text:p>-18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7885">
                <text:p>-178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7598">
                <text:p>-175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7301">
                <text:p>-17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7112">
                <text:p>-17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6797">
                <text:p>-167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6536">
                <text:p>-16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6483">
                <text:p>-164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6077">
                <text:p>-16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5753">
                <text:p>-157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5733">
                <text:p>-157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5404">
                <text:p>-15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5411">
                <text:p>-154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4814">
                <text:p>-148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4522">
                <text:p>-145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4421">
                <text:p>-14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3980">
                <text:p>-13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3885">
                <text:p>-138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3297">
                <text:p>-132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2952">
                <text:p>-129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3114">
                <text:p>-13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2478">
                <text:p>-12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2393">
                <text:p>-12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1736">
                <text:p>-117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11810">
                <text:p>-118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11166">
                <text:p>-11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11068">
                <text:p>-110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10387">
                <text:p>-103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0376">
                <text:p>-10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9977">
                <text:p>-99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9603">
                <text:p>-9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9161">
                <text:p>-91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9225">
                <text:p>-9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8763">
                <text:p>-87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8151">
                <text:p>-8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7660">
                <text:p>-76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7769">
                <text:p>-7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7281">
                <text:p>-72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6641">
                <text:p>-6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6410">
                <text:p>-64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6168">
                <text:p>-6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5679">
                <text:p>-56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5238">
                <text:p>-52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4724">
                <text:p>-47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4723">
                <text:p>-4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4173">
                <text:p>-41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3468">
                <text:p>-34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3163">
                <text:p>-31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2893">
                <text:p>-28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2335">
                <text:p>-23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1007">
                <text:p>-10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7433">
                <text:p>74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7345">
                <text:p>73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8093">
                <text:p>80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9812">
                <text:p>9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9949">
                <text:p>99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1050">
                <text:p>110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11416">
                <text:p>114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2563">
                <text:p>125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2281">
                <text:p>122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13373">
                <text:p>133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4101">
                <text:p>14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5372">
                <text:p>153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6247">
                <text:p>162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6781">
                <text:p>167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9140">
                <text:p>-91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9068">
                <text:p>-90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8807">
                <text:p>-88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8516">
                <text:p>-85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8132">
                <text:p>-81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7824">
                <text:p>-78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7562">
                <text:p>-75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7518">
                <text:p>-75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7501">
                <text:p>-75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7185">
                <text:p>-71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6648">
                <text:p>-66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6314">
                <text:p>-63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6483">
                <text:p>-64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6150">
                <text:p>-61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5626">
                <text:p>-56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5309">
                <text:p>-53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5435">
                <text:p>-54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4830">
                <text:p>-48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4564">
                <text:p>-45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4470">
                <text:p>-44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4087">
                <text:p>-40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3729">
                <text:p>-37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3672">
                <text:p>-36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3053">
                <text:p>-30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3039">
                <text:p>-30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2935">
                <text:p>-29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2656">
                <text:p>-26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2011">
                <text:p>-20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2101">
                <text:p>-21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1384">
                <text:p>-13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759">
                <text:p>-7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839">
                <text:p>-8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7154">
                <text:p>71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7953">
                <text:p>79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8484">
                <text:p>84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8683">
                <text:p>86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9211">
                <text:p>92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9435">
                <text:p>9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9973">
                <text:p>99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0994">
                <text:p>109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11720">
                <text:p>117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2799">
                <text:p>127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3327">
                <text:p>133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13878">
                <text:p>138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4358">
                <text:p>143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4972">
                <text:p>149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4727">
                <text:p>147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16135">
                <text:p>161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16519">
                <text:p>16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16796">
                <text:p>167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18676">
                <text:p>186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18847">
                <text:p>188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19758">
                <text:p>197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0103">
                <text:p>201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1066">
                <text:p>210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22068">
                <text:p>220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2452">
                <text:p>224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3192">
                <text:p>231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4175">
                <text:p>241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24567">
                <text:p>245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5328">
                <text:p>253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5928">
                <text:p>259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26717">
                <text:p>267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27126">
                <text:p>271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28262">
                <text:p>282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28142">
                <text:p>281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29245">
                <text:p>292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9664">
                <text:p>296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30769">
                <text:p>307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30917">
                <text:p>309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32063">
                <text:p>320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-32741">
                <text:p>-327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-32090">
                <text:p>-3209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-32057">
                <text:p>-320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-30889">
                <text:p>-308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-30119">
                <text:p>-301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29138">
                <text:p>-291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28967">
                <text:p>-289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27921">
                <text:p>-279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26846">
                <text:p>-268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25774">
                <text:p>-257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25588">
                <text:p>-25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Sheet1.V24:Sheet1.W248" svg:x="0.32cm" svg:y="0.18cm" svg:width="12.428cm" svg:height="8.64cm">
          <chartooo:coordinate-region svg:x="1.603cm" svg:y="0.306cm" svg:width="10.86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24:Sheet1.W248" chart:class="chart:scatter">
            <chart:domain table:cell-range-address="Sheet1.V24:Sheet1.V248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V24:Sheet1.V248</svg:desc>
                </draw:g>
              </table:table-cell>
              <table:table-cell office:value-type="float" office:value="-15077">
                <text:p>-15077</text:p>
                <draw:g>
                  <svg:desc>Sheet1.W24:Sheet1.W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14802">
                <text:p>-14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14560">
                <text:p>-145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4296">
                <text:p>-1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4175">
                <text:p>-14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3874">
                <text:p>-13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3644">
                <text:p>-13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3350">
                <text:p>-133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3370">
                <text:p>-133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3077">
                <text:p>-13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2827">
                <text:p>-12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2538">
                <text:p>-12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2425">
                <text:p>-12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2112">
                <text:p>-12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1860">
                <text:p>-118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1558">
                <text:p>-11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1406">
                <text:p>-11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1091">
                <text:p>-11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0851">
                <text:p>-10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0514">
                <text:p>-105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0387">
                <text:p>-103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0033">
                <text:p>-100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9770">
                <text:p>-97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9445">
                <text:p>-9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9455">
                <text:p>-9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9125">
                <text:p>-9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8790">
                <text:p>-87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8447">
                <text:p>-84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8312">
                <text:p>-83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7960">
                <text:p>-79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7687">
                <text:p>-7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7315">
                <text:p>-7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7089">
                <text:p>-7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6687">
                <text:p>-6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6376">
                <text:p>-6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5984">
                <text:p>-59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5842">
                <text:p>-5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5415">
                <text:p>-54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5110">
                <text:p>-51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4714">
                <text:p>-47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4728">
                <text:p>-4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4354">
                <text:p>-4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3993">
                <text:p>-3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3513">
                <text:p>-35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3382">
                <text:p>-33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2929">
                <text:p>-29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2568">
                <text:p>-25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2049">
                <text:p>-2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886">
                <text:p>-18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501">
                <text:p>-15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144">
                <text:p>-11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6858">
                <text:p>68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7894">
                <text:p>7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7851">
                <text:p>78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8487">
                <text:p>84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8961">
                <text:p>89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9899">
                <text:p>9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11002">
                <text:p>11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1732">
                <text:p>117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11909">
                <text:p>119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12595">
                <text:p>125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13105">
                <text:p>13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13867">
                <text:p>138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4157">
                <text:p>141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4891">
                <text:p>148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15426">
                <text:p>154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6205">
                <text:p>162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6129">
                <text:p>16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6867">
                <text:p>168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7475">
                <text:p>1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8229">
                <text:p>18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9391">
                <text:p>193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20031">
                <text:p>200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20897">
                <text:p>208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21211">
                <text:p>212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22024">
                <text:p>220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22676">
                <text:p>226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23585">
                <text:p>235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23949">
                <text:p>239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4891">
                <text:p>248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26546">
                <text:p>265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26484">
                <text:p>26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27457">
                <text:p>274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28189">
                <text:p>281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29231">
                <text:p>292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9579">
                <text:p>295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30667">
                <text:p>30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32629">
                <text:p>326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9279">
                <text:p>-92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5726">
                <text:p>57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7573">
                <text:p>75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7934">
                <text:p>79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8270">
                <text:p>82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8726">
                <text:p>87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9035">
                <text:p>90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9458">
                <text:p>94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9651">
                <text:p>96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0082">
                <text:p>100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0455">
                <text:p>104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10924">
                <text:p>109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1069">
                <text:p>110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11566">
                <text:p>115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11930">
                <text:p>1193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2365">
                <text:p>123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2580">
                <text:p>125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3086">
                <text:p>130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3473">
                <text:p>134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3928">
                <text:p>139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3874">
                <text:p>13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14399">
                <text:p>14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4781">
                <text:p>147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5270">
                <text:p>1527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6057">
                <text:p>160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17306">
                <text:p>173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17794">
                <text:p>177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18252">
                <text:p>182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18809">
                <text:p>188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19057">
                <text:p>190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20057">
                <text:p>200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20656">
                <text:p>206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20628">
                <text:p>206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1209">
                <text:p>212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1602">
                <text:p>216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22246">
                <text:p>222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22520">
                <text:p>225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3640">
                <text:p>236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24193">
                <text:p>241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24383">
                <text:p>243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25019">
                <text:p>250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25531">
                <text:p>255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26212">
                <text:p>262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26483">
                <text:p>264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27064">
                <text:p>270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28310">
                <text:p>283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28305">
                <text:p>283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29517">
                <text:p>295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30211">
                <text:p>302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30556">
                <text:p>305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31234">
                <text:p>31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31797">
                <text:p>317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32555">
                <text:p>32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32887">
                <text:p>328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33669">
                <text:p>336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34257">
                <text:p>342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35014">
                <text:p>350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35406">
                <text:p>354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36149">
                <text:p>361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36816">
                <text:p>368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37623">
                <text:p>376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37584">
                <text:p>375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38437">
                <text:p>384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39041">
                <text:p>39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39976">
                <text:p>399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40309">
                <text:p>403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41215">
                <text:p>412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41917">
                <text:p>419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42887">
                <text:p>428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43066">
                <text:p>430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43958">
                <text:p>439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44724">
                <text:p>447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45694">
                <text:p>456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46116">
                <text:p>461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47120">
                <text:p>471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47924">
                <text:p>479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48922">
                <text:p>489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48843">
                <text:p>488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49891">
                <text:p>498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50678">
                <text:p>506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51770">
                <text:p>517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52147">
                <text:p>521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53349">
                <text:p>533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54088">
                <text:p>540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55397">
                <text:p>553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55788">
                <text:p>557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4.201cm" style:legend-expansion="high" chart:style-name="ch2"/>
        <chart:plot-area chart:style-name="ch3" table:cell-range-address="Sheet1.AH3:Sheet1.AI227" svg:x="0.32cm" svg:y="0.18cm" svg:width="12.402cm" svg:height="8.64cm">
          <chartooo:coordinate-region svg:x="1.603cm" svg:y="0.379cm" svg:width="10.83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I3:Sheet1.AI227" chart:class="chart:scatter">
            <chart:domain table:cell-range-address="Sheet1.AH3:Sheet1.AH227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H3:Sheet1.AH227</svg:desc>
                </draw:g>
              </table:table-cell>
              <table:table-cell office:value-type="float" office:value="-18963">
                <text:p>-18963</text:p>
                <draw:g>
                  <svg:desc>Sheet1.AI3:Sheet1.AI2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18709">
                <text:p>-18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18500">
                <text:p>-18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8240">
                <text:p>-182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7859">
                <text:p>-17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7585">
                <text:p>-17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7385">
                <text:p>-17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7067">
                <text:p>-17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7062">
                <text:p>-17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6790">
                <text:p>-167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6603">
                <text:p>-16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6310">
                <text:p>-163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6413">
                <text:p>-16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6134">
                <text:p>-16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5901">
                <text:p>-15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5340">
                <text:p>-153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5474">
                <text:p>-15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5146">
                <text:p>-15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4920">
                <text:p>-149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4604">
                <text:p>-14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4458">
                <text:p>-144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4134">
                <text:p>-141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3854">
                <text:p>-138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3312">
                <text:p>-133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3291">
                <text:p>-13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2972">
                <text:p>-12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2711">
                <text:p>-127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2621">
                <text:p>-126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2191">
                <text:p>-121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2089">
                <text:p>-120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1821">
                <text:p>-118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1186">
                <text:p>-11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1268">
                <text:p>-11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0634">
                <text:p>-10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0612">
                <text:p>-10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9979">
                <text:p>-9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0052">
                <text:p>-10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9411">
                <text:p>-9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9124">
                <text:p>-91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8698">
                <text:p>-8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8983">
                <text:p>-8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8560">
                <text:p>-85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8242">
                <text:p>-82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7807">
                <text:p>-7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7340">
                <text:p>-73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7213">
                <text:p>-72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6587">
                <text:p>-6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6452">
                <text:p>-6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6045">
                <text:p>-6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5599">
                <text:p>-55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5276">
                <text:p>-52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4775">
                <text:p>-4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4563">
                <text:p>-45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4358">
                <text:p>-43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3947">
                <text:p>-39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3249">
                <text:p>-3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3204">
                <text:p>-3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2704">
                <text:p>-27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2624">
                <text:p>-26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2094">
                <text:p>-20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1318">
                <text:p>-1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887">
                <text:p>-8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5668">
                <text:p>56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6652">
                <text:p>66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7782">
                <text:p>77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8482">
                <text:p>8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8978">
                <text:p>89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0758">
                <text:p>107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11281">
                <text:p>112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1774">
                <text:p>117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2820">
                <text:p>128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3363">
                <text:p>133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4144">
                <text:p>14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4330">
                <text:p>143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5942">
                <text:p>159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16759">
                <text:p>167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6772">
                <text:p>167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7646">
                <text:p>176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8554">
                <text:p>185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9159">
                <text:p>191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9595">
                <text:p>195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0791">
                <text:p>207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1247">
                <text:p>212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22200">
                <text:p>222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22186">
                <text:p>221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24175">
                <text:p>24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25184">
                <text:p>251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5677">
                <text:p>256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26735">
                <text:p>267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27300">
                <text:p>273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8718">
                <text:p>287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3258">
                <text:p>-32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2962">
                <text:p>-29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2710">
                <text:p>-27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2620">
                <text:p>-26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2430">
                <text:p>-24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2125">
                <text:p>-2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1236">
                <text:p>-12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1249">
                <text:p>-12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1137">
                <text:p>-11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498">
                <text:p>-4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5665">
                <text:p>56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7038">
                <text:p>70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7491">
                <text:p>74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9581">
                <text:p>95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9689">
                <text:p>96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0423">
                <text:p>104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0969">
                <text:p>109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11557">
                <text:p>115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12090">
                <text:p>1209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12862">
                <text:p>128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13010">
                <text:p>130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13555">
                <text:p>135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14092">
                <text:p>140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4648">
                <text:p>146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4835">
                <text:p>148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15644">
                <text:p>156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5639">
                <text:p>156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16221">
                <text:p>162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16667">
                <text:p>1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17246">
                <text:p>172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17281">
                <text:p>172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8348">
                <text:p>183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8927">
                <text:p>189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9078">
                <text:p>190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19631">
                <text:p>196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20137">
                <text:p>201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21043">
                <text:p>210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21124">
                <text:p>211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22018">
                <text:p>220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22535">
                <text:p>225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22972">
                <text:p>229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22986">
                <text:p>229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23909">
                <text:p>239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24420">
                <text:p>244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25142">
                <text:p>25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25254">
                <text:p>252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26236">
                <text:p>262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6508">
                <text:p>265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27505">
                <text:p>275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27716">
                <text:p>277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28515">
                <text:p>285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8843">
                <text:p>288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9572">
                <text:p>295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30270">
                <text:p>302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31001">
                <text:p>31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31412">
                <text:p>314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32236">
                <text:p>322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32186">
                <text:p>321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-32250">
                <text:p>-322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-31836">
                <text:p>-318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-30710">
                <text:p>-307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-30557">
                <text:p>-305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-29711">
                <text:p>-297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-29032">
                <text:p>-290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-27830">
                <text:p>-278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-27603">
                <text:p>-276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-26936">
                <text:p>-269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-26198">
                <text:p>-261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-25192">
                <text:p>-251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-24525">
                <text:p>-245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-23543">
                <text:p>-235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-22743">
                <text:p>-227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-21716">
                <text:p>-217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-21742">
                <text:p>-217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-20695">
                <text:p>-206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-19874">
                <text:p>-198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19052">
                <text:p>-190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18547">
                <text:p>-185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17152">
                <text:p>-171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16302">
                <text:p>-163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15042">
                <text:p>-150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14782">
                <text:p>-147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57cm" svg:y="4.201cm" style:legend-expansion="high" chart:style-name="ch2"/>
        <chart:plot-area chart:style-name="ch3" table:cell-range-address="Sheet1.AL24:Sheet1.AM248" svg:x="0.32cm" svg:y="0.18cm" svg:width="12.217cm" svg:height="8.64cm">
          <chartooo:coordinate-region svg:x="1.603cm" svg:y="0.379cm" svg:width="10.65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M24:Sheet1.AM248" chart:class="chart:scatter">
            <chart:domain table:cell-range-address="Sheet1.AL24:Sheet1.AL248"/>
            <chart:data-point chart:repeated="2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L24:Sheet1.AL248</svg:desc>
                </draw:g>
              </table:table-cell>
              <table:table-cell office:value-type="float" office:value="-26886">
                <text:p>-26886</text:p>
                <draw:g>
                  <svg:desc>Sheet1.AM24:Sheet1.AM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7009">
                <text:p>-27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6913">
                <text:p>-26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6655">
                <text:p>-26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6568">
                <text:p>-26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6356">
                <text:p>-26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6170">
                <text:p>-26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5932">
                <text:p>-25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5930">
                <text:p>-259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5700">
                <text:p>-25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5524">
                <text:p>-25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5282">
                <text:p>-25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5205">
                <text:p>-25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24975">
                <text:p>-24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24754">
                <text:p>-247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24519">
                <text:p>-24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24447">
                <text:p>-24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24216">
                <text:p>-24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24030">
                <text:p>-24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23837">
                <text:p>-23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23691">
                <text:p>-236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23412">
                <text:p>-23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23199">
                <text:p>-23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22970">
                <text:p>-229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23011">
                <text:p>-230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22736">
                <text:p>-227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22532">
                <text:p>-225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22268">
                <text:p>-22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22144">
                <text:p>-22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21911">
                <text:p>-219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21655">
                <text:p>-216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21398">
                <text:p>-21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21218">
                <text:p>-21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20927">
                <text:p>-20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20693">
                <text:p>-206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20464">
                <text:p>-204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20315">
                <text:p>-20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20040">
                <text:p>-200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9799">
                <text:p>-19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9523">
                <text:p>-195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9567">
                <text:p>-195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9203">
                <text:p>-19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8966">
                <text:p>-18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8691">
                <text:p>-18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8545">
                <text:p>-18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8262">
                <text:p>-18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7987">
                <text:p>-179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7607">
                <text:p>-176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7541">
                <text:p>-175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7223">
                <text:p>-172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6944">
                <text:p>-169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6589">
                <text:p>-16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16395">
                <text:p>-163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16094">
                <text:p>-160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15862">
                <text:p>-158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15436">
                <text:p>-15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5429">
                <text:p>-154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15059">
                <text:p>-15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4806">
                <text:p>-14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4412">
                <text:p>-144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4275">
                <text:p>-142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13869">
                <text:p>-13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13560">
                <text:p>-135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13146">
                <text:p>-13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12849">
                <text:p>-128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12436">
                <text:p>-124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12137">
                <text:p>-121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11699">
                <text:p>-11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11499">
                <text:p>-114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11107">
                <text:p>-11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10766">
                <text:p>-107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10241">
                <text:p>-102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10297">
                <text:p>-102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9825">
                <text:p>-98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9417">
                <text:p>-94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8962">
                <text:p>-89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8713">
                <text:p>-87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8239">
                <text:p>-82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7891">
                <text:p>-78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7370">
                <text:p>-73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7245">
                <text:p>-72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6284">
                <text:p>-62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-5731">
                <text:p>-57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-5541">
                <text:p>-55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-4920">
                <text:p>-49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-4519">
                <text:p>-4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-3966">
                <text:p>-39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-3938">
                <text:p>-3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-3368">
                <text:p>-33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-2952">
                <text:p>-2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-2312">
                <text:p>-23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-1983">
                <text:p>-19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-1404">
                <text:p>-14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-761">
                <text:p>-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5585">
                <text:p>55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8324">
                <text:p>83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9147">
                <text:p>91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13161">
                <text:p>-131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12897">
                <text:p>-12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12677">
                <text:p>-126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12428">
                <text:p>-124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12288">
                <text:p>-122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12014">
                <text:p>-120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11798">
                <text:p>-117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11507">
                <text:p>-11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11524">
                <text:p>-115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11227">
                <text:p>-112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10988">
                <text:p>-10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10697">
                <text:p>-106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10532">
                <text:p>-105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10321">
                <text:p>-103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10058">
                <text:p>-100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9733">
                <text:p>-97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9620">
                <text:p>-96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9054">
                <text:p>-90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8733">
                <text:p>-87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8574">
                <text:p>-85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8304">
                <text:p>-83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8013">
                <text:p>-80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7687">
                <text:p>-76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7691">
                <text:p>-76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7364">
                <text:p>-73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7112">
                <text:p>-71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6839">
                <text:p>-68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6605">
                <text:p>-66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6296">
                <text:p>-62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6021">
                <text:p>-6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5681">
                <text:p>-56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5511">
                <text:p>-55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5182">
                <text:p>-51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4878">
                <text:p>-48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-4521">
                <text:p>-45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-4350">
                <text:p>-43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-3952">
                <text:p>-39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-3717">
                <text:p>-37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-3295">
                <text:p>-32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-3293">
                <text:p>-32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-2916">
                <text:p>-29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-2629">
                <text:p>-26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-2209">
                <text:p>-22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-2041">
                <text:p>-20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-921">
                <text:p>-9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7166">
                <text:p>71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8136">
                <text:p>81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8113">
                <text:p>81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9090">
                <text:p>909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10538">
                <text:p>105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11015">
                <text:p>11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11579">
                <text:p>115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11915">
                <text:p>119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12525">
                <text:p>125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13644">
                <text:p>136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13964">
                <text:p>139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14590">
                <text:p>1459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15058">
                <text:p>150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15785">
                <text:p>157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15780">
                <text:p>157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16951">
                <text:p>169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17565">
                <text:p>175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18008">
                <text:p>180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18690">
                <text:p>1869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19275">
                <text:p>192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19980">
                <text:p>199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20273">
                <text:p>202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21006">
                <text:p>21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1585">
                <text:p>215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22341">
                <text:p>223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22742">
                <text:p>227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23504">
                <text:p>235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4158">
                <text:p>241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24946">
                <text:p>249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24882">
                <text:p>248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25750">
                <text:p>257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26416">
                <text:p>264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27379">
                <text:p>273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27632">
                <text:p>276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28475">
                <text:p>284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29076">
                <text:p>290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30040">
                <text:p>300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30283">
                <text:p>302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4.201cm" style:legend-expansion="high" chart:style-name="ch2"/>
        <chart:plot-area chart:style-name="ch3" table:cell-range-address="Sheet1.AX4:Sheet1.AY228" svg:x="2.876cm" svg:y="-0.006cm" svg:width="11.528cm" svg:height="8.639cm">
          <chartooo:coordinate-region svg:x="3.418cm" svg:y="0.193cm" svg:width="10.706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Y4:Sheet1.AY228" chart:class="chart:scatter">
            <chart:domain table:cell-range-address="Sheet1.AX4:Sheet1.AX228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X4:Sheet1.AX228</svg:desc>
                </draw:g>
              </table:table-cell>
              <table:table-cell office:value-type="float" office:value="-28731">
                <text:p>-28731</text:p>
                <draw:g>
                  <svg:desc>Sheet1.AY4:Sheet1.AY2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8479">
                <text:p>-28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8287">
                <text:p>-28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7836">
                <text:p>-27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7947">
                <text:p>-27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7728">
                <text:p>-27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7288">
                <text:p>-27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7038">
                <text:p>-27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7028">
                <text:p>-270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6808">
                <text:p>-26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6894">
                <text:p>-26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6654">
                <text:p>-26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6287">
                <text:p>-26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26037">
                <text:p>-26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26133">
                <text:p>-26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25873">
                <text:p>-258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25525">
                <text:p>-2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25322">
                <text:p>-25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25374">
                <text:p>-25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25135">
                <text:p>-25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24709">
                <text:p>-247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24487">
                <text:p>-24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24299">
                <text:p>-24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24038">
                <text:p>-24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24327">
                <text:p>-243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23805">
                <text:p>-23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23850">
                <text:p>-238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23592">
                <text:p>-235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23190">
                <text:p>-231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22921">
                <text:p>-229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22694">
                <text:p>-22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22431">
                <text:p>-22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22555">
                <text:p>-225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22289">
                <text:p>-222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22060">
                <text:p>-220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21776">
                <text:p>-217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21383">
                <text:p>-213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21346">
                <text:p>-213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20891">
                <text:p>-208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20830">
                <text:p>-208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20834">
                <text:p>-208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20515">
                <text:p>-20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20271">
                <text:p>-20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9969">
                <text:p>-199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9837">
                <text:p>-198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9506">
                <text:p>-19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9265">
                <text:p>-192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8652">
                <text:p>-186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8657">
                <text:p>-186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8522">
                <text:p>-185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8285">
                <text:p>-182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7651">
                <text:p>-176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17774">
                <text:p>-177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17409">
                <text:p>-174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16878">
                <text:p>-168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16768">
                <text:p>-167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6741">
                <text:p>-167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16127">
                <text:p>-161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5811">
                <text:p>-158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5676">
                <text:p>-156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5252">
                <text:p>-152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15127">
                <text:p>-151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14533">
                <text:p>-145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14394">
                <text:p>-143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14056">
                <text:p>-140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13908">
                <text:p>-139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13307">
                <text:p>-133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13057">
                <text:p>-130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12908">
                <text:p>-129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12192">
                <text:p>-12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12124">
                <text:p>-12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11399">
                <text:p>-113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11646">
                <text:p>-116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10890">
                <text:p>-108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10796">
                <text:p>-107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10300">
                <text:p>-103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10027">
                <text:p>-100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9546">
                <text:p>-95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8904">
                <text:p>-89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8401">
                <text:p>-84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8506">
                <text:p>-8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8009">
                <text:p>-80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7357">
                <text:p>-73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-7014">
                <text:p>-70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-6702">
                <text:p>-67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-6176">
                <text:p>-61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-5728">
                <text:p>-57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-5124">
                <text:p>-51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-5121">
                <text:p>-51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-4296">
                <text:p>-42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-3768">
                <text:p>-37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-2805">
                <text:p>-28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-2427">
                <text:p>-24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-1836">
                <text:p>-18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-742">
                <text:p>-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-1149">
                <text:p>-1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4474">
                <text:p>44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6018">
                <text:p>6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6874">
                <text:p>68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7739">
                <text:p>77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15029">
                <text:p>-150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14734">
                <text:p>-147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14514">
                <text:p>-145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14232">
                <text:p>-142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14372">
                <text:p>-143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14131">
                <text:p>-141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13895">
                <text:p>-138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13600">
                <text:p>-136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13611">
                <text:p>-136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13054">
                <text:p>-130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13064">
                <text:p>-130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12540">
                <text:p>-125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12645">
                <text:p>-126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12373">
                <text:p>-123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12132">
                <text:p>-121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11820">
                <text:p>-118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11501">
                <text:p>-115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11189">
                <text:p>-111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10960">
                <text:p>-109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10674">
                <text:p>-106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10771">
                <text:p>-107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10209">
                <text:p>-102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9947">
                <text:p>-99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9616">
                <text:p>-96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9847">
                <text:p>-98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9209">
                <text:p>-9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9284">
                <text:p>-92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8666">
                <text:p>-86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8785">
                <text:p>-87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8178">
                <text:p>-81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7922">
                <text:p>-79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7802">
                <text:p>-78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7395">
                <text:p>-73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7068">
                <text:p>-70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6785">
                <text:p>-67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-6692">
                <text:p>-66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-6460">
                <text:p>-64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-5839">
                <text:p>-58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-5598">
                <text:p>-55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-5467">
                <text:p>-54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-5420">
                <text:p>-54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-4776">
                <text:p>-47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-4511">
                <text:p>-45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-4084">
                <text:p>-40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-4142">
                <text:p>-41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-3684">
                <text:p>-36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-3379">
                <text:p>-33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-2763">
                <text:p>-27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-2840">
                <text:p>-28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-2359">
                <text:p>-23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-2073">
                <text:p>-20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-712">
                <text:p>-7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9460">
                <text:p>194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6056">
                <text:p>60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6927">
                <text:p>69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8237">
                <text:p>82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9681">
                <text:p>96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10057">
                <text:p>100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10388">
                <text:p>103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11135">
                <text:p>111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11449">
                <text:p>114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12110">
                <text:p>121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12464">
                <text:p>124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12981">
                <text:p>129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13878">
                <text:p>138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14314">
                <text:p>143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15156">
                <text:p>151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15508">
                <text:p>155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16136">
                <text:p>161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16626">
                <text:p>166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17430">
                <text:p>1743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18187">
                <text:p>181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18290">
                <text:p>1829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19026">
                <text:p>190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19538">
                <text:p>195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20134">
                <text:p>201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20760">
                <text:p>2076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21575">
                <text:p>215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1956">
                <text:p>219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22766">
                <text:p>227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23083">
                <text:p>230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23932">
                <text:p>239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25216">
                <text:p>252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25882">
                <text:p>258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26553">
                <text:p>265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27267">
                <text:p>272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28445">
                <text:p>284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28405">
                <text:p>284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